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Standard" style:family="paragraph">
      <style:text-properties fo:color="#0000FF"/>
    </style:style>
    <style:style style:name="P20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color="#000000"/>
    </style:style>
    <style:style style:name="P25" style:parent-style-name="Standard" style:family="paragraph">
      <style:text-properties fo:color="#000000"/>
    </style:style>
    <style:style style:name="P26" style:parent-style-name="Standard" style:family="paragraph">
      <style:text-properties fo:color="#000000"/>
    </style:style>
    <style:style style:name="P27" style:parent-style-name="Standard" style:family="paragraph">
      <style:text-properties fo:color="#000000"/>
    </style:style>
    <style:style style:name="P28" style:parent-style-name="Standard" style:family="paragraph">
      <style:text-properties fo:color="#000000"/>
    </style:style>
    <style:style style:name="P29" style:parent-style-name="Standard" style:family="paragraph">
      <style:text-properties fo:color="#000000"/>
    </style:style>
    <style:style style:name="P30" style:parent-style-name="Standard" style:family="paragraph">
      <style:text-properties fo:color="#000000"/>
    </style:style>
    <style:style style:name="P31" style:parent-style-name="Standard" style:family="paragraph">
      <style:text-properties fo:color="#000000"/>
    </style:style>
    <style:style style:name="P32" style:parent-style-name="Standard" style:family="paragraph">
      <style:text-properties fo:color="#000000"/>
    </style:style>
    <style:style style:name="P33" style:parent-style-name="Standard" style:family="paragraph">
      <style:text-properties fo:color="#000000"/>
    </style:style>
    <style:style style:name="P34" style:parent-style-name="Standard" style:family="paragraph">
      <style:text-properties fo:color="#000000"/>
    </style:style>
    <style:style style:name="P35" style:parent-style-name="Standard" style:family="paragraph">
      <style:text-properties fo:color="#000000"/>
    </style:style>
    <style:style style:name="P36" style:parent-style-name="Standard" style:family="paragraph">
      <style:text-properties fo:color="#000000"/>
    </style:style>
    <style:style style:name="P37" style:parent-style-name="Standard" style:family="paragraph">
      <style:text-properties fo:color="#000000"/>
    </style:style>
    <style:style style:name="P38" style:parent-style-name="Standard" style:family="paragraph">
      <style:text-properties fo:color="#000000"/>
    </style:style>
    <style:style style:name="P39" style:parent-style-name="Standard" style:family="paragraph">
      <style:text-properties fo:color="#000000"/>
    </style:style>
    <style:style style:name="P40" style:parent-style-name="Standard" style:family="paragraph">
      <style:text-properties fo:color="#000000"/>
    </style:style>
    <style:style style:name="P41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2" style:parent-style-name="Standard" style:family="paragraph">
      <style:text-properties fo:color="#0000FF"/>
    </style:style>
    <style:style style:name="P43" style:parent-style-name="Standard" style:family="paragraph">
      <style:text-properties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48" style:parent-style-name="Fuentedepárrafopredeter." style:family="text">
      <style:text-properties fo:font-size="10.5pt" style:font-size-asian="10.5pt" style:font-size-complex="10.5pt"/>
    </style:style>
    <style:style style:name="T49" style:parent-style-name="Fuentedepárrafopredeter." style:family="text">
      <style:text-properties style:font-name="DejaVu Sans" style:font-name-asian="DejaVu Sans" style:font-name-complex="DejaVu Sans" fo:font-size="10.5pt" style:font-size-asian="10.5pt" style:font-size-complex="10.5pt"/>
    </style:style>
    <style:style style:name="P50" style:parent-style-name="Standard" style:family="paragraph">
      <style:text-properties fo:font-size="10.5pt" style:font-size-asian="10.5pt" style:font-size-complex="10.5pt"/>
    </style:style>
    <style:style style:name="P51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52" style:parent-style-name="Fuentedepárrafopredeter." style:family="text">
      <style:text-properties fo:color="#943634" fo:font-size="10.5pt" style:font-size-asian="10.5pt" style:font-size-complex="10.5pt"/>
    </style:style>
    <style:style style:name="T53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54" style:parent-style-name="Fuentedepárrafopredeter." style:family="text">
      <style:text-properties fo:color="#943634" fo:font-size="10.5pt" style:font-size-asian="10.5pt" style:font-size-complex="10.5pt"/>
    </style:style>
    <style:style style:name="T55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56" style:parent-style-name="Fuentedepárrafopredeter." style:family="text">
      <style:text-properties fo:color="#943634" fo:font-size="10.5pt" style:font-size-asian="10.5pt" style:font-size-complex="10.5pt"/>
    </style:style>
    <style:style style:name="P57" style:parent-style-name="Standard" style:family="paragraph">
      <style:text-properties fo:color="#943634" fo:font-size="10.5pt" style:font-size-asian="10.5pt" style:font-size-complex="10.5pt"/>
    </style:style>
    <style:style style:name="P58" style:parent-style-name="Normal" style:family="paragraph">
      <style:paragraph-properties fo:margin-left="0.5in">
        <style:tab-stops/>
      </style:paragraph-properties>
    </style:style>
    <style:style style:name="T59" style:parent-style-name="Fuentedepárrafopredeter." style:family="text">
      <style:text-properties fo:color="#943634" fo:font-size="10.5pt" style:font-size-asian="10.5pt" style:font-size-complex="10.5pt"/>
    </style:style>
    <style:style style:name="T60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61" style:parent-style-name="Fuentedepárrafopredeter." style:family="text">
      <style:text-properties fo:color="#943634" fo:font-size="10.5pt" style:font-size-asian="10.5pt" style:font-size-complex="10.5pt"/>
    </style:style>
    <style:style style:name="T62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63" style:parent-style-name="Fuentedepárrafopredeter." style:family="text">
      <style:text-properties fo:color="#943634" fo:font-size="10.5pt" style:font-size-asian="10.5pt" style:font-size-complex="10.5pt"/>
    </style:style>
    <style:style style:name="P64" style:parent-style-name="Normal" style:family="paragraph">
      <style:paragraph-properties fo:margin-left="0.5in">
        <style:tab-stops/>
      </style:paragraph-properties>
      <style:text-properties fo:color="#943634" fo:font-size="10.5pt" style:font-size-asian="10.5pt" style:font-size-complex="10.5pt"/>
    </style:style>
    <style:style style:name="P65" style:parent-style-name="Normal" style:family="paragraph">
      <style:paragraph-properties fo:margin-left="0.5in">
        <style:tab-stops/>
      </style:paragraph-properties>
    </style:style>
    <style:style style:name="T66" style:parent-style-name="Fuentedepárrafopredeter." style:family="text">
      <style:text-properties fo:color="#943634" fo:font-size="10.5pt" style:font-size-asian="10.5pt" style:font-size-complex="10.5pt"/>
    </style:style>
    <style:style style:name="T67" style:parent-style-name="Fuentedepárrafopredeter." style:family="text">
      <style:text-properties fo:color="#943634" fo:font-size="10.5pt" style:font-size-asian="10.5pt" style:font-size-complex="10.5pt"/>
    </style:style>
    <style:style style:name="T68" style:parent-style-name="Fuentedepárrafopredeter." style:family="text">
      <style:text-properties fo:color="#943634" fo:font-size="10.5pt" style:font-size-asian="10.5pt" style:font-size-complex="10.5pt"/>
    </style:style>
    <style:style style:name="T69" style:parent-style-name="Fuentedepárrafopredeter." style:family="text">
      <style:text-properties fo:color="#943634" fo:font-size="10.5pt" style:font-size-asian="10.5pt" style:font-size-complex="10.5pt"/>
    </style:style>
    <style:style style:name="T70" style:parent-style-name="Fuentedepárrafopredeter." style:family="text">
      <style:text-properties style:font-name="Arial" style:font-name-asian="DejaVu Sans" fo:color="#943634" fo:font-size="10.5pt" style:font-size-asian="10.5pt" style:font-size-complex="10.5pt"/>
    </style:style>
    <style:style style:name="T71" style:parent-style-name="Fuentedepárrafopredeter." style:family="text">
      <style:text-properties style:font-name="Arial" style:font-name-asian="DejaVu Sans" fo:color="#943634" fo:font-size="10.5pt" style:font-size-asian="10.5pt" style:font-size-complex="10.5pt"/>
    </style:style>
    <style:style style:name="T72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73" style:parent-style-name="Fuentedepárrafopredeter." style:family="text">
      <style:text-properties style:font-name="DejaVu Sans" fo:font-weight="bold" style:font-weight-asian="bold" style:font-weight-complex="bold" fo:color="#943634" fo:font-size="10.5pt" style:font-size-asian="10.5pt" style:font-size-complex="10.5pt"/>
    </style:style>
    <style:style style:name="T74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75" style:parent-style-name="Fuentedepárrafopredeter." style:family="text">
      <style:text-properties fo:color="#943634" fo:font-size="10.5pt" style:font-size-asian="10.5pt" style:font-size-complex="10.5pt"/>
    </style:style>
    <style:style style:name="T76" style:parent-style-name="Fuentedepárrafopredeter." style:family="text">
      <style:text-properties fo:color="#943634" fo:font-size="10.5pt" style:font-size-asian="10.5pt" style:font-size-complex="10.5pt"/>
    </style:style>
    <style:style style:name="T77" style:parent-style-name="Fuentedepárrafopredeter." style:family="text">
      <style:text-properties style:font-name="Arial" style:font-name-asian="DejaVu Sans" fo:color="#943634" fo:font-size="10.5pt" style:font-size-asian="10.5pt" style:font-size-complex="10.5pt"/>
    </style:style>
    <style:style style:name="P78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79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80" style:parent-style-name="Fuentedepárrafopredeter." style:family="text">
      <style:text-properties fo:color="#943634" fo:font-size="10.5pt" style:font-size-asian="10.5pt" style:font-size-complex="10.5pt"/>
    </style:style>
    <style:style style:name="P81" style:parent-style-name="Standard" style:family="paragraph">
      <style:text-properties fo:color="#943634" fo:font-size="10.5pt" style:font-size-asian="10.5pt" style:font-size-complex="10.5pt"/>
    </style:style>
    <style:style style:name="P82" style:parent-style-name="Standard" style:family="paragraph">
      <style:text-properties fo:color="#943634" fo:font-size="10.5pt" style:font-size-asian="10.5pt" style:font-size-complex="10.5pt"/>
    </style:style>
    <style:style style:name="P83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84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85" style:parent-style-name="Fuentedepárrafopredeter." style:family="text">
      <style:text-properties fo:color="#943634" fo:font-size="10.5pt" style:font-size-asian="10.5pt" style:font-size-complex="10.5pt"/>
    </style:style>
    <style:style style:name="P86" style:parent-style-name="Standard" style:family="paragraph">
      <style:text-properties fo:color="#943634" fo:font-size="10.5pt" style:font-size-asian="10.5pt" style:font-size-complex="10.5pt"/>
    </style:style>
    <style:style style:name="P87" style:parent-style-name="Standard" style:family="paragraph">
      <style:text-properties fo:color="#943634" fo:font-size="10.5pt" style:font-size-asian="10.5pt" style:font-size-complex="10.5pt"/>
    </style:style>
    <style:style style:name="P88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P89" style:parent-style-name="Standard" style:family="paragraph">
      <style:text-properties fo:color="#943634" fo:font-size="10.5pt" style:font-size-asian="10.5pt" style:font-size-complex="10.5pt"/>
    </style:style>
    <style:style style:name="P90" style:parent-style-name="Standard" style:family="paragraph">
      <style:text-properties fo:color="#943634" fo:font-size="10.5pt" style:font-size-asian="10.5pt" style:font-size-complex="10.5pt"/>
    </style:style>
    <style:style style:name="P91" style:parent-style-name="Standard" style:family="paragraph">
      <style:text-properties fo:color="#943634" fo:font-size="10.5pt" style:font-size-asian="10.5pt" style:font-size-complex="10.5pt"/>
    </style:style>
    <style:style style:name="P92" style:parent-style-name="Standard" style:family="paragraph">
      <style:text-properties fo:color="#943634" fo:font-size="10.5pt" style:font-size-asian="10.5pt" style:font-size-complex="10.5pt"/>
    </style:style>
    <style:style style:name="P93" style:parent-style-name="Standard" style:family="paragraph">
      <style:text-properties fo:color="#943634" fo:font-size="10.5pt" style:font-size-asian="10.5pt" style:font-size-complex="10.5pt"/>
    </style:style>
    <style:style style:name="P94" style:parent-style-name="Standard" style:family="paragraph">
      <style:text-properties fo:color="#943634" fo:font-size="10.5pt" style:font-size-asian="10.5pt" style:font-size-complex="10.5pt"/>
    </style:style>
    <style:style style:name="P95" style:parent-style-name="Standard" style:family="paragraph">
      <style:text-properties fo:color="#943634" fo:font-size="10.5pt" style:font-size-asian="10.5pt" style:font-size-complex="10.5pt"/>
    </style:style>
    <style:style style:name="P96" style:parent-style-name="Standard" style:family="paragraph">
      <style:text-properties fo:color="#943634" fo:font-size="10.5pt" style:font-size-asian="10.5pt" style:font-size-complex="10.5pt"/>
    </style:style>
    <style:style style:name="P97" style:parent-style-name="Standard" style:family="paragraph">
      <style:text-properties fo:color="#943634" fo:font-size="10.5pt" style:font-size-asian="10.5pt" style:font-size-complex="10.5pt"/>
    </style:style>
    <style:style style:name="T98" style:parent-style-name="Fuentedepárrafopredeter." style:family="text">
      <style:text-properties fo:font-weight="bold" style:font-weight-asian="bold" fo:color="#943634" fo:font-size="10.5pt" style:font-size-asian="10.5pt" style:font-size-complex="10.5pt"/>
    </style:style>
    <style:style style:name="T99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P100" style:parent-style-name="Standard" style:family="paragraph">
      <style:text-properties style:font-weight-complex="bold" fo:color="#943634" fo:font-size="10.5pt" style:font-size-asian="10.5pt" style:font-size-complex="10.5pt"/>
    </style:style>
    <style:style style:name="P101" style:parent-style-name="Standard" style:family="paragraph">
      <style:text-properties style:font-weight-complex="bold" fo:color="#943634" fo:font-size="10.5pt" style:font-size-asian="10.5pt" style:font-size-complex="10.5pt"/>
    </style:style>
    <style:style style:name="P102" style:parent-style-name="Standard" style:family="paragraph">
      <style:text-properties style:font-weight-complex="bold" fo:color="#943634" fo:font-size="10.5pt" style:font-size-asian="10.5pt" style:font-size-complex="10.5pt"/>
    </style:style>
    <style:style style:name="P103" style:parent-style-name="Standard" style:family="paragraph">
      <style:paragraph-properties fo:margin-left="0.9847in" fo:text-indent="0.4923in">
        <style:tab-stops/>
      </style:paragraph-properties>
    </style:style>
    <style:style style:name="T104" style:parent-style-name="Fuentedepárrafopredeter." style:family="text">
      <style:text-properties style:font-weight-complex="bold" fo:color="#943634" fo:font-size="10.5pt" style:font-size-asian="10.5pt" style:font-size-complex="10.5pt"/>
    </style:style>
    <style:style style:name="T105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106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P107" style:parent-style-name="Standard" style:family="paragraph">
      <style:text-properties style:font-weight-complex="bold" fo:color="#943634" fo:font-size="10.5pt" style:font-size-asian="10.5pt" style:font-size-complex="10.5pt"/>
    </style:style>
    <style:style style:name="P108" style:parent-style-name="Standard" style:family="paragraph">
      <style:text-properties style:font-weight-complex="bold" fo:color="#943634" fo:font-size="10.5pt" style:font-size-asian="10.5pt" style:font-size-complex="10.5pt"/>
    </style:style>
    <style:style style:name="P109" style:parent-style-name="Standard" style:family="paragraph">
      <style:text-properties style:font-weight-complex="bold" fo:color="#943634" fo:font-size="10.5pt" style:font-size-asian="10.5pt" style:font-size-complex="10.5pt"/>
    </style:style>
    <style:style style:name="P110" style:parent-style-name="Standard" style:family="paragraph">
      <style:paragraph-properties fo:margin-left="1.477in">
        <style:tab-stops/>
      </style:paragraph-properties>
    </style:style>
    <style:style style:name="T111" style:parent-style-name="Fuentedepárrafopredeter." style:family="text">
      <style:text-properties style:font-name="Arial" style:font-name-asian="DejaVu Sans" fo:color="#943634" fo:font-size="10.5pt" style:font-size-asian="10.5pt" style:font-size-complex="10.5pt"/>
    </style:style>
    <style:style style:name="T112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P113" style:parent-style-name="Standard" style:family="paragraph">
      <style:text-properties fo:font-weight="bold" style:font-weight-asian="bold" style:font-weight-complex="bold" fo:color="#000000" fo:font-size="10.5pt" style:font-size-asian="10.5pt" style:font-size-complex="10.5pt"/>
    </style:style>
    <style:style style:name="T114" style:parent-style-name="Fuentedepárrafopredeter." style:family="text">
      <style:text-properties fo:font-weight="bold" style:font-weight-asian="bold" style:font-weight-complex="bold" fo:color="#000000" fo:font-size="10.5pt" style:font-size-asian="10.5pt" style:font-size-complex="10.5pt"/>
    </style:style>
    <style:style style:name="T115" style:parent-style-name="Fuentedepárrafopredeter." style:family="text">
      <style:text-properties fo:color="#000000" fo:font-size="10.5pt" style:font-size-asian="10.5pt" style:font-size-complex="10.5pt"/>
    </style:style>
    <style:style style:name="T116" style:parent-style-name="Fuentedepárrafopredeter." style:family="text">
      <style:text-properties fo:color="#943634" fo:font-size="10.5pt" style:font-size-asian="10.5pt" style:font-size-complex="10.5pt"/>
    </style:style>
    <style:style style:name="T117" style:parent-style-name="Fuentedepárrafopredeter." style:family="text">
      <style:text-properties style:font-name="Arial" style:font-name-asian="DejaVu Sans" fo:color="#943634" fo:font-size="10.5pt" style:font-size-asian="10.5pt" style:font-size-complex="10.5pt"/>
    </style:style>
    <style:style style:name="P118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119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120" style:parent-style-name="Fuentedepárrafopredeter." style:family="text">
      <style:text-properties fo:font-size="10.5pt" style:font-size-asian="10.5pt" style:font-size-complex="10.5pt"/>
    </style:style>
    <style:style style:name="T121" style:parent-style-name="Fuentedepárrafopredeter." style:family="text">
      <style:text-properties fo:color="#943634" fo:font-size="10.5pt" style:font-size-asian="10.5pt" style:font-size-complex="10.5pt"/>
    </style:style>
    <style:style style:name="T122" style:parent-style-name="Fuentedepárrafopredeter." style:family="text">
      <style:text-properties style:font-name="Arial" style:font-name-asian="DejaVu Sans" fo:color="#943634" fo:font-size="10.5pt" style:font-size-asian="10.5pt" style:font-size-complex="10.5pt"/>
    </style:style>
    <style:style style:name="P123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124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125" style:parent-style-name="Fuentedepárrafopredeter." style:family="text">
      <style:text-properties fo:font-size="10.5pt" style:font-size-asian="10.5pt" style:font-size-complex="10.5pt"/>
    </style:style>
    <style:style style:name="T126" style:parent-style-name="Fuentedepárrafopredeter." style:family="text">
      <style:text-properties fo:color="#943634" fo:font-size="10.5pt" style:font-size-asian="10.5pt" style:font-size-complex="10.5pt"/>
    </style:style>
    <style:style style:name="T127" style:parent-style-name="Fuentedepárrafopredeter." style:family="text">
      <style:text-properties style:font-name="Arial" style:font-name-asian="DejaVu Sans" fo:color="#943634" fo:font-size="10.5pt" style:font-size-asian="10.5pt" style:font-size-complex="10.5pt"/>
    </style:style>
    <style:style style:name="P128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129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130" style:parent-style-name="Fuentedepárrafopredeter." style:family="text">
      <style:text-properties fo:font-size="10.5pt" style:font-size-asian="10.5pt" style:font-size-complex="10.5pt"/>
    </style:style>
    <style:style style:name="T131" style:parent-style-name="Fuentedepárrafopredeter." style:family="text">
      <style:text-properties fo:font-size="10.5pt" style:font-size-asian="10.5pt" style:font-size-complex="10.5pt"/>
    </style:style>
    <style:style style:name="T132" style:parent-style-name="Fuentedepárrafopredeter." style:family="text">
      <style:text-properties fo:color="#943634" fo:font-size="10.5pt" style:font-size-asian="10.5pt" style:font-size-complex="10.5pt"/>
    </style:style>
    <style:style style:name="T133" style:parent-style-name="Fuentedepárrafopredeter." style:family="text">
      <style:text-properties style:font-name="Arial" style:font-name-asian="DejaVu Sans" fo:color="#943634" fo:font-size="10.5pt" style:font-size-asian="10.5pt" style:font-size-complex="10.5pt"/>
    </style:style>
    <style:style style:name="P134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135" style:parent-style-name="Fuentedepárrafopredeter." style:family="text">
      <style:text-properties fo:color="#943634" fo:font-size="10.5pt" style:font-size-asian="10.5pt" style:font-size-complex="10.5pt"/>
    </style:style>
    <style:style style:name="T136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37" style:parent-style-name="Fuentedepárrafopredeter." style:family="text">
      <style:text-properties fo:color="#943634" fo:font-size="10.5pt" style:font-size-asian="10.5pt" style:font-size-complex="10.5pt"/>
    </style:style>
    <style:style style:name="T138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39" style:parent-style-name="Fuentedepárrafopredeter." style:family="text">
      <style:text-properties fo:color="#943634" fo:font-size="10.5pt" style:font-size-asian="10.5pt" style:font-size-complex="10.5pt"/>
    </style:style>
    <style:style style:name="T140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41" style:parent-style-name="Fuentedepárrafopredeter." style:family="text">
      <style:text-properties fo:color="#943634" fo:font-size="10.5pt" style:font-size-asian="10.5pt" style:font-size-complex="10.5pt"/>
    </style:style>
    <style:style style:name="T142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43" style:parent-style-name="Fuentedepárrafopredeter." style:family="text">
      <style:text-properties fo:color="#943634" fo:font-size="10.5pt" style:font-size-asian="10.5pt" style:font-size-complex="10.5pt"/>
    </style:style>
    <style:style style:name="T144" style:parent-style-name="Fuentedepárrafopredeter." style:family="text">
      <style:text-properties fo:color="#943634" fo:font-size="10.5pt" style:font-size-asian="10.5pt" style:font-size-complex="10.5pt"/>
    </style:style>
    <style:style style:name="T145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46" style:parent-style-name="Fuentedepárrafopredeter." style:family="text">
      <style:text-properties fo:color="#943634" fo:font-size="10.5pt" style:font-size-asian="10.5pt" style:font-size-complex="10.5pt"/>
    </style:style>
    <style:style style:name="T147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48" style:parent-style-name="Fuentedepárrafopredeter." style:family="text">
      <style:text-properties fo:color="#943634" fo:font-size="10.5pt" style:font-size-asian="10.5pt" style:font-size-complex="10.5pt"/>
    </style:style>
    <style:style style:name="T149" style:parent-style-name="Fuentedepárrafopredeter." style:family="text">
      <style:text-properties fo:color="#943634" fo:font-size="10.5pt" style:font-size-asian="10.5pt" style:font-size-complex="10.5pt"/>
    </style:style>
    <style:style style:name="T150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51" style:parent-style-name="Fuentedepárrafopredeter." style:family="text">
      <style:text-properties fo:color="#943634" fo:font-size="10.5pt" style:font-size-asian="10.5pt" style:font-size-complex="10.5pt"/>
    </style:style>
    <style:style style:name="T152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53" style:parent-style-name="Fuentedepárrafopredeter." style:family="text">
      <style:text-properties fo:color="#943634" fo:font-size="10.5pt" style:font-size-asian="10.5pt" style:font-size-complex="10.5pt"/>
    </style:style>
    <style:style style:name="P154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155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156" style:parent-style-name="Fuentedepárrafopredeter." style:family="text">
      <style:text-properties fo:color="#943634" fo:font-size="10.5pt" style:font-size-asian="10.5pt" style:font-size-complex="10.5pt"/>
    </style:style>
    <style:style style:name="T157" style:parent-style-name="Fuentedepárrafopredeter." style:family="text">
      <style:text-properties fo:color="#943634" fo:font-size="10.5pt" style:font-size-asian="10.5pt" style:font-size-complex="10.5pt"/>
    </style:style>
    <style:style style:name="T158" style:parent-style-name="Fuentedepárrafopredeter." style:family="text">
      <style:text-properties fo:color="#943634" fo:font-size="10.5pt" style:font-size-asian="10.5pt" style:font-size-complex="10.5pt" fo:language="en" fo:country="US"/>
    </style:style>
    <style:style style:name="P159" style:parent-style-name="Standard" style:family="paragraph">
      <style:text-properties fo:color="#943634" fo:font-size="10.5pt" style:font-size-asian="10.5pt" style:font-size-complex="10.5pt" fo:language="en" fo:country="US"/>
    </style:style>
    <style:style style:name="P160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161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162" style:parent-style-name="Fuentedepárrafopredeter." style:family="text">
      <style:text-properties fo:color="#943634" fo:font-size="10.5pt" style:font-size-asian="10.5pt" style:font-size-complex="10.5pt"/>
    </style:style>
    <style:style style:name="T163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64" style:parent-style-name="Fuentedepárrafopredeter." style:family="text">
      <style:text-properties fo:color="#943634" fo:font-size="10.5pt" style:font-size-asian="10.5pt" style:font-size-complex="10.5pt"/>
    </style:style>
    <style:style style:name="T165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66" style:parent-style-name="Fuentedepárrafopredeter." style:family="text">
      <style:text-properties fo:color="#943634" fo:font-size="10.5pt" style:font-size-asian="10.5pt" style:font-size-complex="10.5pt"/>
    </style:style>
    <style:style style:name="T167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168" style:parent-style-name="Fuentedepárrafopredeter." style:family="text">
      <style:text-properties fo:color="#943634" fo:font-size="10.5pt" style:font-size-asian="10.5pt" style:font-size-complex="10.5pt"/>
    </style:style>
    <style:style style:name="T169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70" style:parent-style-name="Fuentedepárrafopredeter." style:family="text">
      <style:text-properties fo:color="#943634" fo:font-size="10.5pt" style:font-size-asian="10.5pt" style:font-size-complex="10.5pt"/>
    </style:style>
    <style:style style:name="T171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72" style:parent-style-name="Fuentedepárrafopredeter." style:family="text">
      <style:text-properties fo:color="#943634" fo:font-size="10.5pt" style:font-size-asian="10.5pt" style:font-size-complex="10.5pt"/>
    </style:style>
    <style:style style:name="T173" style:parent-style-name="Fuentedepárrafopredeter." style:family="text">
      <style:text-properties fo:color="#943634" fo:font-size="10.5pt" style:font-size-asian="10.5pt" style:font-size-complex="10.5pt"/>
    </style:style>
    <style:style style:name="T174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75" style:parent-style-name="Fuentedepárrafopredeter." style:family="text">
      <style:text-properties fo:color="#943634" fo:font-size="10.5pt" style:font-size-asian="10.5pt" style:font-size-complex="10.5pt"/>
    </style:style>
    <style:style style:name="T176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77" style:parent-style-name="Fuentedepárrafopredeter." style:family="text">
      <style:text-properties fo:color="#943634" fo:font-size="10.5pt" style:font-size-asian="10.5pt" style:font-size-complex="10.5pt"/>
    </style:style>
    <style:style style:name="P178" style:parent-style-name="Standard" style:family="paragraph">
      <style:text-properties fo:color="#943634" fo:font-size="10.5pt" style:font-size-asian="10.5pt" style:font-size-complex="10.5pt"/>
    </style:style>
    <style:style style:name="P179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180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181" style:parent-style-name="Fuentedepárrafopredeter." style:family="text">
      <style:text-properties fo:color="#943634" fo:font-size="10.5pt" style:font-size-asian="10.5pt" style:font-size-complex="10.5pt"/>
    </style:style>
    <style:style style:name="T182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83" style:parent-style-name="Fuentedepárrafopredeter." style:family="text">
      <style:text-properties fo:color="#943634" fo:font-size="10.5pt" style:font-size-asian="10.5pt" style:font-size-complex="10.5pt"/>
    </style:style>
    <style:style style:name="T184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85" style:parent-style-name="Fuentedepárrafopredeter." style:family="text">
      <style:text-properties fo:color="#943634" fo:font-size="10.5pt" style:font-size-asian="10.5pt" style:font-size-complex="10.5pt"/>
    </style:style>
    <style:style style:name="T186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87" style:parent-style-name="Fuentedepárrafopredeter." style:family="text">
      <style:text-properties fo:color="#943634" fo:font-size="10.5pt" style:font-size-asian="10.5pt" style:font-size-complex="10.5pt"/>
    </style:style>
    <style:style style:name="T188" style:parent-style-name="Fuentedepárrafopredeter." style:family="text">
      <style:text-properties fo:color="#943634" fo:font-size="10.5pt" style:font-size-asian="10.5pt" style:font-size-complex="10.5pt"/>
    </style:style>
    <style:style style:name="T189" style:parent-style-name="Fuentedepárrafopredeter." style:family="text">
      <style:text-properties fo:color="#943634" fo:font-size="10.5pt" style:font-size-asian="10.5pt" style:font-size-complex="10.5pt"/>
    </style:style>
    <style:style style:name="T190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91" style:parent-style-name="Fuentedepárrafopredeter." style:family="text">
      <style:text-properties fo:color="#943634" fo:font-size="10.5pt" style:font-size-asian="10.5pt" style:font-size-complex="10.5pt"/>
    </style:style>
    <style:style style:name="T192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93" style:parent-style-name="Fuentedepárrafopredeter." style:family="text">
      <style:text-properties fo:color="#943634" fo:font-size="10.5pt" style:font-size-asian="10.5pt" style:font-size-complex="10.5pt"/>
    </style:style>
    <style:style style:name="T194" style:parent-style-name="Fuentedepárrafopredeter." style:family="text">
      <style:text-properties fo:color="#943634" fo:font-size="10.5pt" style:font-size-asian="10.5pt" style:font-size-complex="10.5pt"/>
    </style:style>
    <style:style style:name="T195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96" style:parent-style-name="Fuentedepárrafopredeter." style:family="text">
      <style:text-properties fo:color="#943634" fo:font-size="10.5pt" style:font-size-asian="10.5pt" style:font-size-complex="10.5pt"/>
    </style:style>
    <style:style style:name="T197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98" style:parent-style-name="Fuentedepárrafopredeter." style:family="text">
      <style:text-properties fo:color="#943634" fo:font-size="10.5pt" style:font-size-asian="10.5pt" style:font-size-complex="10.5pt"/>
    </style:style>
    <style:style style:name="P199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200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201" style:parent-style-name="Fuentedepárrafopredeter." style:family="text">
      <style:text-properties fo:color="#943634" fo:font-size="10.5pt" style:font-size-asian="10.5pt" style:font-size-complex="10.5pt"/>
    </style:style>
    <style:style style:name="P202" style:parent-style-name="Standard" style:family="paragraph">
      <style:text-properties fo:color="#943634" fo:font-size="10.5pt" style:font-size-asian="10.5pt" style:font-size-complex="10.5pt"/>
    </style:style>
    <style:style style:name="P203" style:parent-style-name="Standard" style:family="paragraph">
      <style:text-properties fo:color="#943634" fo:font-size="10.5pt" style:font-size-asian="10.5pt" style:font-size-complex="10.5pt"/>
    </style:style>
    <style:style style:name="P204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P205" style:parent-style-name="Standard" style:family="paragraph">
      <style:paragraph-properties fo:margin-left="0.4923in">
        <style:tab-stops/>
      </style:paragraph-properties>
      <style:text-properties fo:color="#943634" fo:font-size="10.5pt" style:font-size-asian="10.5pt" style:font-size-complex="10.5pt"/>
    </style:style>
    <style:style style:name="P206" style:parent-style-name="Standard" style:family="paragraph">
      <style:paragraph-properties fo:margin-left="0.4923in">
        <style:tab-stops/>
      </style:paragraph-properties>
      <style:text-properties fo:color="#943634" fo:font-size="10.5pt" style:font-size-asian="10.5pt" style:font-size-complex="10.5pt" fo:language="en" fo:country="US"/>
    </style:style>
    <style:style style:name="P207" style:parent-style-name="Standard" style:family="paragraph">
      <style:paragraph-properties fo:margin-left="0.4923in">
        <style:tab-stops/>
      </style:paragraph-properties>
      <style:text-properties fo:color="#943634" fo:font-size="10.5pt" style:font-size-asian="10.5pt" style:font-size-complex="10.5pt" fo:language="en" fo:country="US"/>
    </style:style>
    <style:style style:name="P208" style:parent-style-name="Standard" style:family="paragraph">
      <style:paragraph-properties fo:margin-left="0.4923in">
        <style:tab-stops/>
      </style:paragraph-properties>
      <style:text-properties fo:color="#943634" fo:font-size="10.5pt" style:font-size-asian="10.5pt" style:font-size-complex="10.5pt" fo:language="en" fo:country="US"/>
    </style:style>
    <style:style style:name="P209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210" style:parent-style-name="Fuentedepárrafopredeter." style:family="text">
      <style:text-properties fo:color="#943634" fo:font-size="10.5pt" style:font-size-asian="10.5pt" style:font-size-complex="10.5pt"/>
    </style:style>
    <style:style style:name="T211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212" style:parent-style-name="Fuentedepárrafopredeter." style:family="text">
      <style:text-properties fo:color="#943634" fo:font-size="10.5pt" style:font-size-asian="10.5pt" style:font-size-complex="10.5pt"/>
    </style:style>
    <style:style style:name="T213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214" style:parent-style-name="Fuentedepárrafopredeter." style:family="text">
      <style:text-properties fo:color="#943634" fo:font-size="10.5pt" style:font-size-asian="10.5pt" style:font-size-complex="10.5pt"/>
    </style:style>
    <style:style style:name="T215" style:parent-style-name="Fuentedepárrafopredeter." style:family="text">
      <style:text-properties fo:color="#943634" fo:font-size="10.5pt" style:font-size-asian="10.5pt" style:font-size-complex="10.5pt"/>
    </style:style>
    <style:style style:name="T216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217" style:parent-style-name="Fuentedepárrafopredeter." style:family="text">
      <style:text-properties fo:color="#943634" fo:font-size="10.5pt" style:font-size-asian="10.5pt" style:font-size-complex="10.5pt"/>
    </style:style>
    <style:style style:name="T218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219" style:parent-style-name="Fuentedepárrafopredeter." style:family="text">
      <style:text-properties fo:color="#943634" fo:font-size="10.5pt" style:font-size-asian="10.5pt" style:font-size-complex="10.5pt"/>
    </style:style>
    <style:style style:name="P220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221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222" style:parent-style-name="Fuentedepárrafopredeter." style:family="text">
      <style:text-properties fo:font-size="10.5pt" style:font-size-asian="10.5pt" style:font-size-complex="10.5pt"/>
    </style:style>
    <style:style style:name="T223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224" style:parent-style-name="Fuentedepárrafopredeter." style:family="text">
      <style:text-properties fo:font-size="10.5pt" style:font-size-asian="10.5pt" style:font-size-complex="10.5pt"/>
    </style:style>
    <style:style style:name="P225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226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227" style:parent-style-name="Fuentedepárrafopredeter." style:family="text">
      <style:text-properties fo:font-size="10.5pt" style:font-size-asian="10.5pt" style:font-size-complex="10.5pt"/>
    </style:style>
    <style:style style:name="P228" style:parent-style-name="Standard" style:family="paragraph">
      <style:text-properties fo:font-size="10.5pt" style:font-size-asian="10.5pt" style:font-size-complex="10.5pt"/>
    </style:style>
    <style:style style:name="P229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230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231" style:parent-style-name="Fuentedepárrafopredeter." style:family="text">
      <style:text-properties fo:font-size="10.5pt" style:font-size-asian="10.5pt" style:font-size-complex="10.5pt"/>
    </style:style>
    <style:style style:name="P232" style:parent-style-name="Standard" style:family="paragraph">
      <style:text-properties fo:font-size="10.5pt" style:font-size-asian="10.5pt" style:font-size-complex="10.5pt"/>
    </style:style>
    <style:style style:name="P233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234" style:parent-style-name="Standard" style:family="paragraph">
      <style:text-properties fo:font-size="10.5pt" style:font-size-asian="10.5pt" style:font-size-complex="10.5pt"/>
    </style:style>
    <style:style style:name="P235" style:parent-style-name="Standard" style:family="paragraph">
      <style:text-properties fo:font-size="10.5pt" style:font-size-asian="10.5pt" style:font-size-complex="10.5pt"/>
    </style:style>
    <style:style style:name="P236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237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238" style:parent-style-name="Fuentedepárrafopredeter." style:family="text">
      <style:text-properties fo:color="#943634" fo:font-size="10.5pt" style:font-size-asian="10.5pt" style:font-size-complex="10.5pt"/>
    </style:style>
    <style:style style:name="P239" style:parent-style-name="Standard" style:family="paragraph">
      <style:text-properties fo:color="#943634" fo:font-size="10.5pt" style:font-size-asian="10.5pt" style:font-size-complex="10.5pt"/>
    </style:style>
    <style:style style:name="P240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241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242" style:parent-style-name="Fuentedepárrafopredeter." style:family="text">
      <style:text-properties fo:color="#943634" fo:font-size="10.5pt" style:font-size-asian="10.5pt" style:font-size-complex="10.5pt"/>
    </style:style>
    <style:style style:name="P243" style:parent-style-name="Standard" style:family="paragraph">
      <style:text-properties fo:color="#943634" fo:font-size="10.5pt" style:font-size-asian="10.5pt" style:font-size-complex="10.5pt"/>
    </style:style>
    <style:style style:name="P244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P245" style:parent-style-name="Standard" style:family="paragraph">
      <style:text-properties fo:color="#943634" fo:font-size="10.5pt" style:font-size-asian="10.5pt" style:font-size-complex="10.5pt"/>
    </style:style>
    <style:style style:name="P246" style:parent-style-name="Standard" style:family="paragraph">
      <style:text-properties fo:color="#943634" fo:font-size="10.5pt" style:font-size-asian="10.5pt" style:font-size-complex="10.5pt"/>
    </style:style>
    <style:style style:name="P247" style:parent-style-name="Standard" style:family="paragraph">
      <style:text-properties fo:font-weight="bold" style:font-weight-asian="bold" fo:color="#943634" fo:font-size="10.5pt" style:font-size-asian="10.5pt" style:font-size-complex="10.5pt"/>
    </style:style>
    <style:style style:name="P248" style:parent-style-name="Standard" style:family="paragraph">
      <style:text-properties fo:color="#943634" fo:font-size="10.5pt" style:font-size-asian="10.5pt" style:font-size-complex="10.5pt"/>
    </style:style>
    <style:style style:name="P249" style:parent-style-name="Standard" style:family="paragraph">
      <style:text-properties fo:color="#943634" fo:font-size="10.5pt" style:font-size-asian="10.5pt" style:font-size-complex="10.5pt"/>
    </style:style>
    <style:style style:name="P250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251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252" style:parent-style-name="Fuentedepárrafopredeter." style:family="text">
      <style:text-properties fo:color="#943634" fo:font-size="10.5pt" style:font-size-asian="10.5pt" style:font-size-complex="10.5pt"/>
    </style:style>
    <style:style style:name="P253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254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255" style:parent-style-name="Fuentedepárrafopredeter." style:family="text">
      <style:text-properties fo:color="#943634" fo:font-size="10.5pt" style:font-size-asian="10.5pt" style:font-size-complex="10.5pt"/>
    </style:style>
    <style:style style:name="P256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257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258" style:parent-style-name="Fuentedepárrafopredeter." style:family="text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259" style:parent-style-name="Fuentedepárrafopredeter." style:family="text">
      <style:text-properties fo:font-size="10.5pt" style:font-size-asian="10.5pt" style:font-size-complex="10.5pt" fo:language="en" fo:country="US"/>
    </style:style>
    <style:style style:name="P260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261" style:parent-style-name="Standard" style:family="paragraph">
      <style:text-properties fo:font-size="10.5pt" style:font-size-asian="10.5pt" style:font-size-complex="10.5pt"/>
    </style:style>
    <style:style style:name="P262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P263" style:parent-style-name="Standard" style:family="paragraph">
      <style:text-properties fo:color="#943634" fo:font-size="10.5pt" style:font-size-asian="10.5pt" style:font-size-complex="10.5pt"/>
    </style:style>
    <style:style style:name="P264" style:parent-style-name="Standard" style:family="paragraph">
      <style:text-properties fo:color="#943634" fo:font-size="10.5pt" style:font-size-asian="10.5pt" style:font-size-complex="10.5pt"/>
    </style:style>
    <style:style style:name="P265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P266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P267" style:parent-style-name="Standard" style:family="paragraph">
      <style:text-properties fo:color="#943634" fo:font-size="10.5pt" style:font-size-asian="10.5pt" style:font-size-complex="10.5pt"/>
    </style:style>
    <style:style style:name="P268" style:parent-style-name="Standard" style:family="paragraph">
      <style:text-properties fo:color="#943634" fo:font-size="10.5pt" style:font-size-asian="10.5pt" style:font-size-complex="10.5pt"/>
    </style:style>
    <style:style style:name="P269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P270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271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272" style:parent-style-name="Fuentedepárrafopredeter." style:family="text">
      <style:text-properties fo:color="#943634" fo:font-size="10.5pt" style:font-size-asian="10.5pt" style:font-size-complex="10.5pt"/>
    </style:style>
    <style:style style:name="T273" style:parent-style-name="Fuentedepárrafopredeter." style:family="text">
      <style:text-properties fo:color="#943634" fo:font-size="10.5pt" style:font-size-asian="10.5pt" style:font-size-complex="10.5pt"/>
    </style:style>
    <style:style style:name="P274" style:parent-style-name="Standard" style:family="paragraph">
      <style:text-properties fo:color="#943634" fo:font-size="10.5pt" style:font-size-asian="10.5pt" style:font-size-complex="10.5pt"/>
    </style:style>
    <style:style style:name="P275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276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277" style:parent-style-name="Fuentedepárrafopredeter." style:family="text">
      <style:text-properties fo:color="#943634" fo:font-size="10.5pt" style:font-size-asian="10.5pt" style:font-size-complex="10.5pt"/>
    </style:style>
    <style:style style:name="P278" style:parent-style-name="Standard" style:family="paragraph">
      <style:text-properties fo:color="#943634" fo:font-size="10.5pt" style:font-size-asian="10.5pt" style:font-size-complex="10.5pt"/>
    </style:style>
    <style:style style:name="T279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280" style:parent-style-name="Fuentedepárrafopredeter." style:family="text">
      <style:text-properties style:font-name="DejaVu Sans" fo:font-weight="bold" style:font-weight-asian="bold" style:font-weight-complex="bold" fo:color="#943634" fo:font-size="10.5pt" style:font-size-asian="10.5pt" style:font-size-complex="10.5pt"/>
    </style:style>
    <style:style style:name="T281" style:parent-style-name="Fuentedepárrafopredeter." style:family="text">
      <style:text-properties style:font-name="DejaVu Sans" fo:font-weight="bold" style:font-weight-asian="bold" style:font-weight-complex="bold" fo:color="#99284C" fo:font-size="10.5pt" style:font-size-asian="10.5pt" style:font-size-complex="10.5pt"/>
    </style:style>
    <style:style style:name="T282" style:parent-style-name="Fuentedepárrafopredeter." style:family="text">
      <style:text-properties fo:color="#943634" fo:font-size="10.5pt" style:font-size-asian="10.5pt" style:font-size-complex="10.5pt"/>
    </style:style>
    <style:style style:name="P283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P284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P285" style:parent-style-name="Standard" style:family="paragraph">
      <style:text-properties fo:color="#943634" fo:font-size="10.5pt" style:font-size-asian="10.5pt" style:font-size-complex="10.5pt"/>
    </style:style>
    <style:style style:name="P286" style:parent-style-name="Standard" style:family="paragraph">
      <style:text-properties fo:color="#943634" fo:font-size="10.5pt" style:font-size-asian="10.5pt" style:font-size-complex="10.5pt"/>
    </style:style>
    <style:style style:name="P287" style:parent-style-name="Standard" style:family="paragraph">
      <style:text-properties fo:font-weight="bold" style:font-weight-asian="bold" fo:color="#943634" fo:font-size="10.5pt" style:font-size-asian="10.5pt" style:font-size-complex="10.5pt"/>
    </style:style>
    <style:style style:name="P288" style:parent-style-name="Standard" style:family="paragraph">
      <style:text-properties fo:font-weight="bold" style:font-weight-asian="bold" fo:color="#943634" fo:font-size="10.5pt" style:font-size-asian="10.5pt" style:font-size-complex="10.5pt"/>
    </style:style>
    <style:style style:name="T289" style:parent-style-name="Fuentedepárrafopredeter." style:family="text">
      <style:text-properties fo:color="#943634" fo:font-size="10.5pt" style:font-size-asian="10.5pt" style:font-size-complex="10.5pt"/>
    </style:style>
    <style:style style:name="T290" style:parent-style-name="Fuentedepárrafopredeter." style:family="text">
      <style:text-properties fo:color="#943634" fo:font-size="10.5pt" style:font-size-asian="10.5pt" style:font-size-complex="10.5pt"/>
    </style:style>
    <style:style style:name="T291" style:parent-style-name="Fuentedepárrafopredeter." style:family="text">
      <style:text-properties style:font-name="Times New Roman" style:font-name-complex="Times New Roman" fo:color="#943634" fo:font-size="10.5pt" style:font-size-asian="10.5pt" style:font-size-complex="10.5pt"/>
    </style:style>
    <style:style style:name="T292" style:parent-style-name="Fuentedepárrafopredeter." style:family="text">
      <style:text-properties fo:color="#943634" fo:font-size="10.5pt" style:font-size-asian="10.5pt" style:font-size-complex="10.5pt"/>
    </style:style>
    <style:style style:name="T293" style:parent-style-name="Fuentedepárrafopredeter." style:family="text">
      <style:text-properties style:font-name="Times New Roman" style:font-name-complex="Times New Roman" fo:color="#943634" fo:font-size="10.5pt" style:font-size-asian="10.5pt" style:font-size-complex="10.5pt"/>
    </style:style>
    <style:style style:name="P294" style:parent-style-name="Standard" style:family="paragraph">
      <style:text-properties style:font-name="Times New Roman" style:font-name-complex="Times New Roman" fo:color="#943634" fo:font-size="10.5pt" style:font-size-asian="10.5pt" style:font-size-complex="10.5pt"/>
    </style:style>
    <style:style style:name="T295" style:parent-style-name="Fuentedepárrafopredeter." style:family="text">
      <style:text-properties style:font-name="Times New Roman" style:font-name-complex="Times New Roman" fo:color="#943634" fo:font-size="10.5pt" style:font-size-asian="10.5pt" style:font-size-complex="10.5pt"/>
    </style:style>
    <style:style style:name="T296" style:parent-style-name="Fuentedepárrafopredeter." style:family="text">
      <style:text-properties style:font-name="Times New Roman" style:font-name-complex="Times New Roman" fo:color="#943634" fo:font-size="10.5pt" style:font-size-asian="10.5pt" style:font-size-complex="10.5pt"/>
    </style:style>
    <style:style style:name="T297" style:parent-style-name="Fuentedepárrafopredeter." style:family="text">
      <style:text-properties style:font-name="Times New Roman" style:font-name-complex="Times New Roman" fo:color="#943634" fo:font-size="10.5pt" style:font-size-asian="10.5pt" style:font-size-complex="10.5pt"/>
    </style:style>
    <style:style style:name="T298" style:parent-style-name="Fuentedepárrafopredeter." style:family="text">
      <style:text-properties style:font-name="Times New Roman" style:font-name-complex="Times New Roman" fo:color="#943634" fo:font-size="10.5pt" style:font-size-asian="10.5pt" style:font-size-complex="10.5pt" fo:language="en" fo:country="US"/>
    </style:style>
    <style:style style:name="T299" style:parent-style-name="Fuentedepárrafopredeter." style:family="text">
      <style:text-properties style:font-name="Times New Roman" style:font-name-complex="Times New Roman" fo:color="#943634" fo:font-size="10.5pt" style:font-size-asian="10.5pt" style:font-size-complex="10.5pt" fo:language="en" fo:country="US"/>
    </style:style>
    <style:style style:name="P300" style:parent-style-name="Standard" style:family="paragraph">
      <style:text-properties fo:color="#943634" fo:font-size="10.5pt" style:font-size-asian="10.5pt" style:font-size-complex="10.5pt" fo:language="en" fo:country="US"/>
    </style:style>
    <style:style style:name="P301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 fo:language="en" fo:country="US"/>
    </style:style>
    <style:style style:name="P302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 fo:language="en" fo:country="US"/>
    </style:style>
    <style:style style:name="T303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 fo:language="en" fo:country="US"/>
    </style:style>
    <style:style style:name="T304" style:parent-style-name="Fuentedepárrafopredeter." style:family="text">
      <style:text-properties fo:color="#943634" fo:font-size="10.5pt" style:font-size-asian="10.5pt" style:font-size-complex="10.5pt"/>
    </style:style>
    <style:style style:name="P305" style:parent-style-name="Standard" style:family="paragraph">
      <style:text-properties fo:color="#943634" fo:font-size="10.5pt" style:font-size-asian="10.5pt" style:font-size-complex="10.5pt"/>
    </style:style>
    <style:style style:name="P306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307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308" style:parent-style-name="Fuentedepárrafopredeter." style:family="text">
      <style:text-properties fo:color="#943634" fo:font-size="10.5pt" style:font-size-asian="10.5pt" style:font-size-complex="10.5pt"/>
    </style:style>
    <style:style style:name="P309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P310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311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312" style:parent-style-name="Fuentedepárrafopredeter." style:family="text">
      <style:text-properties fo:color="#943634" fo:font-size="10.5pt" style:font-size-asian="10.5pt" style:font-size-complex="10.5pt"/>
    </style:style>
    <style:style style:name="T313" style:parent-style-name="Fuentedepárrafopredeter." style:family="text">
      <style:text-properties fo:color="#943634" fo:font-size="10.5pt" style:font-size-asian="10.5pt" style:font-size-complex="10.5pt"/>
    </style:style>
    <style:style style:name="P314" style:parent-style-name="Standard" style:family="paragraph">
      <style:text-properties fo:color="#943634" fo:font-size="10.5pt" style:font-size-asian="10.5pt" style:font-size-complex="10.5pt"/>
    </style:style>
    <style:style style:name="T315" style:parent-style-name="Fuentedepárrafopredeter." style:family="text">
      <style:text-properties fo:color="#943634" fo:font-size="10.5pt" style:font-size-asian="10.5pt" style:font-size-complex="10.5pt"/>
    </style:style>
    <style:style style:name="T316" style:parent-style-name="Fuentedepárrafopredeter." style:family="text">
      <style:text-properties fo:color="#943634" fo:font-size="10.5pt" style:font-size-asian="10.5pt" style:font-size-complex="10.5pt"/>
    </style:style>
    <style:style style:name="T317" style:parent-style-name="Fuentedepárrafopredeter." style:family="text">
      <style:text-properties fo:color="#943634" fo:font-size="10.5pt" style:font-size-asian="10.5pt" style:font-size-complex="10.5pt"/>
    </style:style>
    <style:style style:name="T318" style:parent-style-name="Fuentedepárrafopredeter." style:family="text">
      <style:text-properties fo:color="#943634" fo:font-size="10.5pt" style:font-size-asian="10.5pt" style:font-size-complex="10.5pt"/>
    </style:style>
    <style:style style:name="T319" style:parent-style-name="Fuentedepárrafopredeter." style:family="text">
      <style:text-properties fo:color="#943634" fo:font-size="10.5pt" style:font-size-asian="10.5pt" style:font-size-complex="10.5pt"/>
    </style:style>
    <style:style style:name="T320" style:parent-style-name="Fuentedepárrafopredeter." style:family="text">
      <style:text-properties fo:color="#943634" fo:font-size="10.5pt" style:font-size-asian="10.5pt" style:font-size-complex="10.5pt" fo:language="en" fo:country="US"/>
    </style:style>
    <style:style style:name="T321" style:parent-style-name="Fuentedepárrafopredeter." style:family="text">
      <style:text-properties fo:color="#943634" fo:font-size="10.5pt" style:font-size-asian="10.5pt" style:font-size-complex="10.5pt" fo:language="en" fo:country="US"/>
    </style:style>
    <style:style style:name="T322" style:parent-style-name="Fuentedepárrafopredeter." style:family="text">
      <style:text-properties fo:color="#943634" fo:font-size="10.5pt" style:font-size-asian="10.5pt" style:font-size-complex="10.5pt" fo:language="en" fo:country="US"/>
    </style:style>
    <style:style style:name="T323" style:parent-style-name="Fuentedepárrafopredeter." style:family="text">
      <style:text-properties fo:color="#943634" fo:font-size="10.5pt" style:font-size-asian="10.5pt" style:font-size-complex="10.5pt" fo:language="en" fo:country="US"/>
    </style:style>
    <style:style style:name="T324" style:parent-style-name="Fuentedepárrafopredeter." style:family="text">
      <style:text-properties fo:color="#943634" fo:font-size="10.5pt" style:font-size-asian="10.5pt" style:font-size-complex="10.5pt" fo:language="en" fo:country="US"/>
    </style:style>
    <style:style style:name="T325" style:parent-style-name="Fuentedepárrafopredeter." style:family="text">
      <style:text-properties fo:color="#943634" fo:font-size="10.5pt" style:font-size-asian="10.5pt" style:font-size-complex="10.5pt"/>
    </style:style>
    <style:style style:name="P326" style:parent-style-name="Standard" style:family="paragraph">
      <style:text-properties fo:color="#943634" fo:font-size="10.5pt" style:font-size-asian="10.5pt" style:font-size-complex="10.5pt"/>
    </style:style>
    <style:style style:name="P327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328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329" style:parent-style-name="Fuentedepárrafopredeter." style:family="text">
      <style:text-properties fo:color="#943634" fo:font-size="10.5pt" style:font-size-asian="10.5pt" style:font-size-complex="10.5pt"/>
    </style:style>
    <style:style style:name="T330" style:parent-style-name="Fuentedepárrafopredeter." style:family="text">
      <style:text-properties fo:color="#943634" fo:font-size="10.5pt" style:font-size-asian="10.5pt" style:font-size-complex="10.5pt"/>
    </style:style>
    <style:style style:name="T331" style:parent-style-name="Fuentedepárrafopredeter." style:family="text">
      <style:text-properties fo:color="#943634" fo:font-size="10.5pt" style:font-size-asian="10.5pt" style:font-size-complex="10.5pt"/>
    </style:style>
    <style:style style:name="T332" style:parent-style-name="Fuentedepárrafopredeter." style:family="text">
      <style:text-properties fo:color="#943634" fo:font-size="10.5pt" style:font-size-asian="10.5pt" style:font-size-complex="10.5pt"/>
    </style:style>
    <style:style style:name="T333" style:parent-style-name="Fuentedepárrafopredeter." style:family="text">
      <style:text-properties fo:color="#943634" fo:font-size="10.5pt" style:font-size-asian="10.5pt" style:font-size-complex="10.5pt"/>
    </style:style>
    <style:style style:name="T334" style:parent-style-name="Fuentedepárrafopredeter." style:family="text">
      <style:text-properties fo:color="#943634" fo:font-size="10.5pt" style:font-size-asian="10.5pt" style:font-size-complex="10.5pt"/>
    </style:style>
    <style:style style:name="T335" style:parent-style-name="Fuentedepárrafopredeter." style:family="text">
      <style:text-properties fo:color="#943634" fo:font-size="10.5pt" style:font-size-asian="10.5pt" style:font-size-complex="10.5pt"/>
    </style:style>
    <style:style style:name="T336" style:parent-style-name="Fuentedepárrafopredeter." style:family="text">
      <style:text-properties fo:color="#943634" fo:font-size="10.5pt" style:font-size-asian="10.5pt" style:font-size-complex="10.5pt" fo:language="en" fo:country="US"/>
    </style:style>
    <style:style style:name="T337" style:parent-style-name="Fuentedepárrafopredeter." style:family="text">
      <style:text-properties fo:color="#943634" fo:font-size="10.5pt" style:font-size-asian="10.5pt" style:font-size-complex="10.5pt" fo:language="en" fo:country="US"/>
    </style:style>
    <style:style style:name="T338" style:parent-style-name="Fuentedepárrafopredeter." style:family="text">
      <style:text-properties fo:color="#943634" fo:font-size="10.5pt" style:font-size-asian="10.5pt" style:font-size-complex="10.5pt" fo:language="en" fo:country="US"/>
    </style:style>
    <style:style style:name="T339" style:parent-style-name="Fuentedepárrafopredeter." style:family="text">
      <style:text-properties fo:color="#943634" fo:font-size="10.5pt" style:font-size-asian="10.5pt" style:font-size-complex="10.5pt" fo:language="en" fo:country="US"/>
    </style:style>
    <style:style style:name="T340" style:parent-style-name="Fuentedepárrafopredeter." style:family="text">
      <style:text-properties fo:color="#943634" fo:font-size="10.5pt" style:font-size-asian="10.5pt" style:font-size-complex="10.5pt"/>
    </style:style>
    <style:style style:name="P341" style:parent-style-name="Standard" style:family="paragraph">
      <style:text-properties fo:color="#943634" fo:font-size="10.5pt" style:font-size-asian="10.5pt" style:font-size-complex="10.5pt"/>
    </style:style>
    <style:style style:name="P342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343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344" style:parent-style-name="Fuentedepárrafopredeter." style:family="text">
      <style:text-properties fo:color="#943634" fo:font-size="10.5pt" style:font-size-asian="10.5pt" style:font-size-complex="10.5pt"/>
    </style:style>
    <style:style style:name="T345" style:parent-style-name="Fuentedepárrafopredeter." style:family="text">
      <style:text-properties fo:color="#943634" fo:font-size="10.5pt" style:font-size-asian="10.5pt" style:font-size-complex="10.5pt"/>
    </style:style>
    <style:style style:name="T346" style:parent-style-name="Fuentedepárrafopredeter." style:family="text">
      <style:text-properties style:font-name="DejaVu Sans" style:font-name-asian="DejaVu Sans" style:font-name-complex="DejaVu Sans" fo:color="#943634" fo:font-size="10.5pt" style:font-size-asian="10.5pt" style:font-size-complex="10.5pt"/>
    </style:style>
    <style:style style:name="T347" style:parent-style-name="Fuentedepárrafopredeter." style:family="text">
      <style:text-properties fo:color="#943634" fo:font-size="10.5pt" style:font-size-asian="10.5pt" style:font-size-complex="10.5pt"/>
    </style:style>
    <style:style style:name="T348" style:parent-style-name="Fuentedepárrafopredeter." style:family="text">
      <style:text-properties fo:color="#943634" fo:font-size="10.5pt" style:font-size-asian="10.5pt" style:font-size-complex="10.5pt"/>
    </style:style>
    <style:style style:name="T349" style:parent-style-name="Fuentedepárrafopredeter." style:family="text">
      <style:text-properties fo:color="#943634" fo:font-size="10.5pt" style:font-size-asian="10.5pt" style:font-size-complex="10.5pt"/>
    </style:style>
    <style:style style:name="T350" style:parent-style-name="Fuentedepárrafopredeter." style:family="text">
      <style:text-properties fo:color="#943634" fo:font-size="10.5pt" style:font-size-asian="10.5pt" style:font-size-complex="10.5pt"/>
    </style:style>
    <style:style style:name="T351" style:parent-style-name="Fuentedepárrafopredeter." style:family="text">
      <style:text-properties fo:color="#943634" fo:font-size="10.5pt" style:font-size-asian="10.5pt" style:font-size-complex="10.5pt"/>
    </style:style>
    <style:style style:name="T352" style:parent-style-name="Fuentedepárrafopredeter." style:family="text">
      <style:text-properties fo:color="#943634" fo:font-size="10.5pt" style:font-size-asian="10.5pt" style:font-size-complex="10.5pt" fo:language="en" fo:country="US"/>
    </style:style>
    <style:style style:name="T353" style:parent-style-name="Fuentedepárrafopredeter." style:family="text">
      <style:text-properties fo:color="#943634" fo:font-size="10.5pt" style:font-size-asian="10.5pt" style:font-size-complex="10.5pt" fo:language="en" fo:country="US"/>
    </style:style>
    <style:style style:name="T354" style:parent-style-name="Fuentedepárrafopredeter." style:family="text">
      <style:text-properties fo:color="#943634" fo:font-size="10.5pt" style:font-size-asian="10.5pt" style:font-size-complex="10.5pt" fo:language="en" fo:country="US"/>
    </style:style>
    <style:style style:name="T355" style:parent-style-name="Fuentedepárrafopredeter." style:family="text">
      <style:text-properties fo:color="#943634" fo:font-size="10.5pt" style:font-size-asian="10.5pt" style:font-size-complex="10.5pt" fo:language="en" fo:country="US"/>
    </style:style>
    <style:style style:name="T356" style:parent-style-name="Fuentedepárrafopredeter." style:family="text">
      <style:text-properties fo:color="#943634" fo:font-size="10.5pt" style:font-size-asian="10.5pt" style:font-size-complex="10.5pt"/>
    </style:style>
    <style:style style:name="P357" style:parent-style-name="Standard" style:family="paragraph">
      <style:text-properties fo:color="#943634" fo:font-size="10.5pt" style:font-size-asian="10.5pt" style:font-size-complex="10.5pt"/>
    </style:style>
    <style:style style:name="P358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359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360" style:parent-style-name="Fuentedepárrafopredeter." style:family="text">
      <style:text-properties fo:color="#943634" fo:font-size="10.5pt" style:font-size-asian="10.5pt" style:font-size-complex="10.5pt"/>
    </style:style>
    <style:style style:name="T361" style:parent-style-name="Fuentedepárrafopredeter." style:family="text">
      <style:text-properties fo:color="#943634" fo:font-size="10.5pt" style:font-size-asian="10.5pt" style:font-size-complex="10.5pt"/>
    </style:style>
    <style:style style:name="P362" style:parent-style-name="Standard" style:family="paragraph">
      <style:text-properties fo:color="#943634" fo:font-size="10.5pt" style:font-size-asian="10.5pt" style:font-size-complex="10.5pt"/>
    </style:style>
    <style:style style:name="P363" style:parent-style-name="Standard" style:family="paragraph">
      <style:text-properties fo:color="#943634" fo:font-size="10.5pt" style:font-size-asian="10.5pt" style:font-size-complex="10.5pt"/>
    </style:style>
    <style:style style:name="P364" style:parent-style-name="Standard" style:family="paragraph">
      <style:text-properties fo:color="#943634" fo:font-size="10.5pt" style:font-size-asian="10.5pt" style:font-size-complex="10.5pt"/>
    </style:style>
    <style:style style:name="P365" style:parent-style-name="Standard" style:family="paragraph">
      <style:text-properties fo:color="#943634" fo:font-size="10.5pt" style:font-size-asian="10.5pt" style:font-size-complex="10.5pt"/>
    </style:style>
    <style:style style:name="P366" style:parent-style-name="Standard" style:family="paragraph">
      <style:text-properties fo:font-size="10.5pt" style:font-size-asian="10.5pt" style:font-size-complex="10.5pt"/>
    </style:style>
    <style:style style:name="P367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368" style:parent-style-name="Standard" style:family="paragraph">
      <style:text-properties fo:font-size="10.5pt" style:font-size-asian="10.5pt" style:font-size-complex="10.5pt"/>
    </style:style>
    <style:style style:name="T369" style:parent-style-name="Fuentedepárrafopredeter." style:family="text">
      <style:text-properties fo:font-size="10.5pt" style:font-size-asian="10.5pt" style:font-size-complex="10.5pt"/>
    </style:style>
    <style:style style:name="T370" style:parent-style-name="Fuentedepárrafopredeter." style:family="text">
      <style:text-properties fo:font-size="10.5pt" style:font-size-asian="10.5pt" style:font-size-complex="10.5pt"/>
    </style:style>
    <style:style style:name="T371" style:parent-style-name="Fuentedepárrafopredeter." style:family="text">
      <style:text-properties fo:font-size="10.5pt" style:font-size-asian="10.5pt" style:font-size-complex="10.5pt"/>
    </style:style>
    <style:style style:name="T372" style:parent-style-name="Fuentedepárrafopredeter." style:family="text">
      <style:text-properties style:text-position="-33.3% 100%" fo:font-size="10.5pt" style:font-size-asian="10.5pt" style:font-size-complex="10.5pt"/>
    </style:style>
    <style:style style:name="T373" style:parent-style-name="Fuentedepárrafopredeter." style:family="text">
      <style:text-properties fo:font-size="10.5pt" style:font-size-asian="10.5pt" style:font-size-complex="10.5pt"/>
    </style:style>
    <style:style style:name="T374" style:parent-style-name="Fuentedepárrafopredeter." style:family="text">
      <style:text-properties fo:color="#800000" fo:font-size="10.5pt" style:font-size-asian="10.5pt" style:font-size-complex="10.5pt"/>
    </style:style>
    <style:style style:name="T375" style:parent-style-name="Fuentedepárrafopredeter." style:family="text">
      <style:text-properties fo:font-size="10.5pt" style:font-size-asian="10.5pt" style:font-size-complex="10.5pt"/>
    </style:style>
    <style:style style:name="T376" style:parent-style-name="Fuentedepárrafopredeter." style:family="text">
      <style:text-properties style:text-position="-33.3% 100%" fo:font-size="10.5pt" style:font-size-asian="10.5pt" style:font-size-complex="10.5pt"/>
    </style:style>
    <style:style style:name="T377" style:parent-style-name="Fuentedepárrafopredeter." style:family="text">
      <style:text-properties fo:font-size="10.5pt" style:font-size-asian="10.5pt" style:font-size-complex="10.5pt"/>
    </style:style>
    <style:style style:name="T378" style:parent-style-name="Fuentedepárrafopredeter." style:family="text">
      <style:text-properties fo:color="#800000" fo:font-size="10.5pt" style:font-size-asian="10.5pt" style:font-size-complex="10.5pt"/>
    </style:style>
    <style:style style:name="T379" style:parent-style-name="Fuentedepárrafopredeter." style:family="text">
      <style:text-properties fo:font-size="10.5pt" style:font-size-asian="10.5pt" style:font-size-complex="10.5pt"/>
    </style:style>
    <style:style style:name="T380" style:parent-style-name="Fuentedepárrafopredeter." style:family="text">
      <style:text-properties fo:font-size="10.5pt" style:font-size-asian="10.5pt" style:font-size-complex="10.5pt"/>
    </style:style>
    <style:style style:name="T381" style:parent-style-name="Fuentedepárrafopredeter." style:family="text">
      <style:text-properties fo:font-size="10.5pt" style:font-size-asian="10.5pt" style:font-size-complex="10.5pt"/>
    </style:style>
    <style:style style:name="T382" style:parent-style-name="Fuentedepárrafopredeter." style:family="text">
      <style:text-properties fo:font-size="10.5pt" style:font-size-asian="10.5pt" style:font-size-complex="10.5pt"/>
    </style:style>
    <style:style style:name="T383" style:parent-style-name="Fuentedepárrafopredeter." style:family="text">
      <style:text-properties fo:font-size="10.5pt" style:font-size-asian="10.5pt" style:font-size-complex="10.5pt"/>
    </style:style>
    <style:style style:name="T384" style:parent-style-name="Fuentedepárrafopredeter." style:family="text">
      <style:text-properties fo:font-size="10.5pt" style:font-size-asian="10.5pt" style:font-size-complex="10.5pt"/>
    </style:style>
    <style:style style:name="T385" style:parent-style-name="Fuentedepárrafopredeter." style:family="text">
      <style:text-properties style:text-position="-33.3% 100%" fo:font-size="10.5pt" style:font-size-asian="10.5pt" style:font-size-complex="10.5pt"/>
    </style:style>
    <style:style style:name="T386" style:parent-style-name="Fuentedepárrafopredeter." style:family="text">
      <style:text-properties fo:font-size="10.5pt" style:font-size-asian="10.5pt" style:font-size-complex="10.5pt"/>
    </style:style>
    <style:style style:name="T387" style:parent-style-name="Fuentedepárrafopredeter." style:family="text">
      <style:text-properties fo:color="#800000" fo:font-size="10.5pt" style:font-size-asian="10.5pt" style:font-size-complex="10.5pt"/>
    </style:style>
    <style:style style:name="T388" style:parent-style-name="Fuentedepárrafopredeter." style:family="text">
      <style:text-properties fo:font-size="10.5pt" style:font-size-asian="10.5pt" style:font-size-complex="10.5pt"/>
    </style:style>
    <style:style style:name="T389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390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391" style:parent-style-name="Fuentedepárrafopredeter." style:family="text">
      <style:text-properties fo:font-size="10.5pt" style:font-size-asian="10.5pt" style:font-size-complex="10.5pt"/>
    </style:style>
    <style:style style:name="T392" style:parent-style-name="Fuentedepárrafopredeter." style:family="text">
      <style:text-properties style:text-position="-33.3% 100%" fo:font-size="10.5pt" style:font-size-asian="10.5pt" style:font-size-complex="10.5pt"/>
    </style:style>
    <style:style style:name="T393" style:parent-style-name="Fuentedepárrafopredeter." style:family="text">
      <style:text-properties fo:font-size="10.5pt" style:font-size-asian="10.5pt" style:font-size-complex="10.5pt"/>
    </style:style>
    <style:style style:name="T394" style:parent-style-name="Fuentedepárrafopredeter." style:family="text">
      <style:text-properties fo:color="#800000" fo:font-size="10.5pt" style:font-size-asian="10.5pt" style:font-size-complex="10.5pt"/>
    </style:style>
    <style:style style:name="T395" style:parent-style-name="Fuentedepárrafopredeter." style:family="text">
      <style:text-properties fo:font-size="10.5pt" style:font-size-asian="10.5pt" style:font-size-complex="10.5pt"/>
    </style:style>
    <style:style style:name="T396" style:parent-style-name="Fuentedepárrafopredeter." style:family="text">
      <style:text-properties fo:font-size="10.5pt" style:font-size-asian="10.5pt" style:font-size-complex="10.5pt"/>
    </style:style>
    <style:style style:name="T397" style:parent-style-name="Fuentedepárrafopredeter." style:family="text">
      <style:text-properties fo:font-size="10.5pt" style:font-size-asian="10.5pt" style:font-size-complex="10.5pt"/>
    </style:style>
    <style:style style:name="T398" style:parent-style-name="Fuentedepárrafopredeter." style:family="text">
      <style:text-properties fo:font-size="10.5pt" style:font-size-asian="10.5pt" style:font-size-complex="10.5pt"/>
    </style:style>
    <style:style style:name="T399" style:parent-style-name="Fuentedepárrafopredeter." style:family="text">
      <style:text-properties style:text-position="-33.3% 100%" fo:font-size="10.5pt" style:font-size-asian="10.5pt" style:font-size-complex="10.5pt"/>
    </style:style>
    <style:style style:name="T400" style:parent-style-name="Fuentedepárrafopredeter." style:family="text">
      <style:text-properties fo:font-size="10.5pt" style:font-size-asian="10.5pt" style:font-size-complex="10.5pt"/>
    </style:style>
    <style:style style:name="T401" style:parent-style-name="Fuentedepárrafopredeter." style:family="text">
      <style:text-properties fo:color="#800000" fo:font-size="10.5pt" style:font-size-asian="10.5pt" style:font-size-complex="10.5pt"/>
    </style:style>
    <style:style style:name="T402" style:parent-style-name="Fuentedepárrafopredeter." style:family="text">
      <style:text-properties fo:font-size="10.5pt" style:font-size-asian="10.5pt" style:font-size-complex="10.5pt"/>
    </style:style>
    <style:style style:name="T403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404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405" style:parent-style-name="Fuentedepárrafopredeter." style:family="text">
      <style:text-properties fo:font-size="10.5pt" style:font-size-asian="10.5pt" style:font-size-complex="10.5pt"/>
    </style:style>
    <style:style style:name="T406" style:parent-style-name="Fuentedepárrafopredeter." style:family="text">
      <style:text-properties style:text-position="-33.3% 100%" fo:font-size="10.5pt" style:font-size-asian="10.5pt" style:font-size-complex="10.5pt"/>
    </style:style>
    <style:style style:name="T407" style:parent-style-name="Fuentedepárrafopredeter." style:family="text">
      <style:text-properties fo:font-size="10.5pt" style:font-size-asian="10.5pt" style:font-size-complex="10.5pt"/>
    </style:style>
    <style:style style:name="T408" style:parent-style-name="Fuentedepárrafopredeter." style:family="text">
      <style:text-properties fo:color="#800000" fo:font-size="10.5pt" style:font-size-asian="10.5pt" style:font-size-complex="10.5pt"/>
    </style:style>
    <style:style style:name="T409" style:parent-style-name="Fuentedepárrafopredeter." style:family="text">
      <style:text-properties fo:color="#800000" fo:font-size="10.5pt" style:font-size-asian="10.5pt" style:font-size-complex="10.5pt"/>
    </style:style>
    <style:style style:name="T410" style:parent-style-name="Fuentedepárrafopredeter." style:family="text">
      <style:text-properties fo:font-size="10.5pt" style:font-size-asian="10.5pt" style:font-size-complex="10.5pt"/>
    </style:style>
    <style:style style:name="T411" style:parent-style-name="Fuentedepárrafopredeter." style:family="text">
      <style:text-properties fo:font-size="10.5pt" style:font-size-asian="10.5pt" style:font-size-complex="10.5pt"/>
    </style:style>
    <style:style style:name="T412" style:parent-style-name="Fuentedepárrafopredeter." style:family="text">
      <style:text-properties fo:font-size="10.5pt" style:font-size-asian="10.5pt" style:font-size-complex="10.5pt"/>
    </style:style>
    <style:style style:name="T413" style:parent-style-name="Fuentedepárrafopredeter." style:family="text">
      <style:text-properties fo:font-size="10.5pt" style:font-size-asian="10.5pt" style:font-size-complex="10.5pt"/>
    </style:style>
    <style:style style:name="T414" style:parent-style-name="Fuentedepárrafopredeter." style:family="text">
      <style:text-properties style:text-position="-33.3% 100%" fo:font-size="10.5pt" style:font-size-asian="10.5pt" style:font-size-complex="10.5pt"/>
    </style:style>
    <style:style style:name="T415" style:parent-style-name="Fuentedepárrafopredeter." style:family="text">
      <style:text-properties fo:font-size="10.5pt" style:font-size-asian="10.5pt" style:font-size-complex="10.5pt"/>
    </style:style>
    <style:style style:name="T416" style:parent-style-name="Fuentedepárrafopredeter." style:family="text">
      <style:text-properties fo:color="#800000" fo:font-size="10.5pt" style:font-size-asian="10.5pt" style:font-size-complex="10.5pt"/>
    </style:style>
    <style:style style:name="T417" style:parent-style-name="Fuentedepárrafopredeter." style:family="text">
      <style:text-properties fo:font-size="10.5pt" style:font-size-asian="10.5pt" style:font-size-complex="10.5pt"/>
    </style:style>
    <style:style style:name="T418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419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420" style:parent-style-name="Fuentedepárrafopredeter." style:family="text">
      <style:text-properties fo:font-size="10.5pt" style:font-size-asian="10.5pt" style:font-size-complex="10.5pt"/>
    </style:style>
    <style:style style:name="T421" style:parent-style-name="Fuentedepárrafopredeter." style:family="text">
      <style:text-properties style:text-position="-33.3% 100%" fo:font-size="10.5pt" style:font-size-asian="10.5pt" style:font-size-complex="10.5pt"/>
    </style:style>
    <style:style style:name="T422" style:parent-style-name="Fuentedepárrafopredeter." style:family="text">
      <style:text-properties fo:font-size="10.5pt" style:font-size-asian="10.5pt" style:font-size-complex="10.5pt"/>
    </style:style>
    <style:style style:name="T423" style:parent-style-name="Fuentedepárrafopredeter." style:family="text">
      <style:text-properties fo:color="#800000" fo:font-size="10.5pt" style:font-size-asian="10.5pt" style:font-size-complex="10.5pt"/>
    </style:style>
    <style:style style:name="T424" style:parent-style-name="Fuentedepárrafopredeter." style:family="text">
      <style:text-properties fo:font-size="10.5pt" style:font-size-asian="10.5pt" style:font-size-complex="10.5pt"/>
    </style:style>
    <style:style style:name="T425" style:parent-style-name="Fuentedepárrafopredeter." style:family="text">
      <style:text-properties fo:font-size="10.5pt" style:font-size-asian="10.5pt" style:font-size-complex="10.5pt"/>
    </style:style>
    <style:style style:name="T426" style:parent-style-name="Fuentedepárrafopredeter." style:family="text">
      <style:text-properties fo:font-size="10.5pt" style:font-size-asian="10.5pt" style:font-size-complex="10.5pt"/>
    </style:style>
    <style:style style:name="T427" style:parent-style-name="Fuentedepárrafopredeter." style:family="text">
      <style:text-properties fo:font-size="10.5pt" style:font-size-asian="10.5pt" style:font-size-complex="10.5pt"/>
    </style:style>
    <style:style style:name="T428" style:parent-style-name="Fuentedepárrafopredeter." style:family="text">
      <style:text-properties style:text-position="-33.3% 100%" fo:font-size="10.5pt" style:font-size-asian="10.5pt" style:font-size-complex="10.5pt"/>
    </style:style>
    <style:style style:name="T429" style:parent-style-name="Fuentedepárrafopredeter." style:family="text">
      <style:text-properties fo:font-size="10.5pt" style:font-size-asian="10.5pt" style:font-size-complex="10.5pt"/>
    </style:style>
    <style:style style:name="T430" style:parent-style-name="Fuentedepárrafopredeter." style:family="text">
      <style:text-properties fo:color="#800000" fo:font-size="10.5pt" style:font-size-asian="10.5pt" style:font-size-complex="10.5pt"/>
    </style:style>
    <style:style style:name="T431" style:parent-style-name="Fuentedepárrafopredeter." style:family="text">
      <style:text-properties fo:font-size="10.5pt" style:font-size-asian="10.5pt" style:font-size-complex="10.5pt"/>
    </style:style>
    <style:style style:name="T432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433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434" style:parent-style-name="Fuentedepárrafopredeter." style:family="text">
      <style:text-properties fo:font-size="10.5pt" style:font-size-asian="10.5pt" style:font-size-complex="10.5pt"/>
    </style:style>
    <style:style style:name="T435" style:parent-style-name="Fuentedepárrafopredeter." style:family="text">
      <style:text-properties style:text-position="-33.3% 100%" fo:font-size="10.5pt" style:font-size-asian="10.5pt" style:font-size-complex="10.5pt"/>
    </style:style>
    <style:style style:name="T436" style:parent-style-name="Fuentedepárrafopredeter." style:family="text">
      <style:text-properties fo:font-size="10.5pt" style:font-size-asian="10.5pt" style:font-size-complex="10.5pt"/>
    </style:style>
    <style:style style:name="T437" style:parent-style-name="Fuentedepárrafopredeter." style:family="text">
      <style:text-properties fo:color="#800000" fo:font-size="10.5pt" style:font-size-asian="10.5pt" style:font-size-complex="10.5pt"/>
    </style:style>
    <style:style style:name="T438" style:parent-style-name="Fuentedepárrafopredeter." style:family="text">
      <style:text-properties fo:font-size="10.5pt" style:font-size-asian="10.5pt" style:font-size-complex="10.5pt"/>
    </style:style>
    <style:style style:name="T439" style:parent-style-name="Fuentedepárrafopredeter." style:family="text">
      <style:text-properties fo:font-size="10.5pt" style:font-size-asian="10.5pt" style:font-size-complex="10.5pt"/>
    </style:style>
    <style:style style:name="T440" style:parent-style-name="Fuentedepárrafopredeter." style:family="text">
      <style:text-properties fo:font-size="10.5pt" style:font-size-asian="10.5pt" style:font-size-complex="10.5pt"/>
    </style:style>
    <style:style style:name="T441" style:parent-style-name="Fuentedepárrafopredeter." style:family="text">
      <style:text-properties fo:font-size="10.5pt" style:font-size-asian="10.5pt" style:font-size-complex="10.5pt"/>
    </style:style>
    <style:style style:name="T442" style:parent-style-name="Fuentedepárrafopredeter." style:family="text">
      <style:text-properties fo:font-size="10.5pt" style:font-size-asian="10.5pt" style:font-size-complex="10.5pt"/>
    </style:style>
    <style:style style:name="T443" style:parent-style-name="Fuentedepárrafopredeter." style:family="text">
      <style:text-properties fo:color="#800000" fo:font-size="10.5pt" style:font-size-asian="10.5pt" style:font-size-complex="10.5pt"/>
    </style:style>
    <style:style style:name="P444" style:parent-style-name="Standard" style:family="paragraph">
      <style:text-properties fo:font-size="10.5pt" style:font-size-asian="10.5pt" style:font-size-complex="10.5pt"/>
    </style:style>
    <style:style style:name="T445" style:parent-style-name="Fuentedepárrafopredeter." style:family="text">
      <style:text-properties fo:font-size="10.5pt" style:font-size-asian="10.5pt" style:font-size-complex="10.5pt"/>
    </style:style>
    <style:style style:name="T446" style:parent-style-name="Fuentedepárrafopredeter." style:family="text">
      <style:text-properties fo:font-size="10.5pt" style:font-size-asian="10.5pt" style:font-size-complex="10.5pt"/>
    </style:style>
    <style:style style:name="T447" style:parent-style-name="Fuentedepárrafopredeter." style:family="text">
      <style:text-properties fo:font-size="10.5pt" style:font-size-asian="10.5pt" style:font-size-complex="10.5pt"/>
    </style:style>
    <style:style style:name="T448" style:parent-style-name="Fuentedepárrafopredeter." style:family="text">
      <style:text-properties fo:color="#800000" fo:font-size="10.5pt" style:font-size-asian="10.5pt" style:font-size-complex="10.5pt"/>
    </style:style>
    <style:style style:name="T449" style:parent-style-name="Fuentedepárrafopredeter." style:family="text">
      <style:text-properties fo:font-size="10.5pt" style:font-size-asian="10.5pt" style:font-size-complex="10.5pt"/>
    </style:style>
    <style:style style:name="T450" style:parent-style-name="Fuentedepárrafopredeter." style:family="text">
      <style:text-properties style:text-position="-33.3% 100%" fo:font-size="10.5pt" style:font-size-asian="10.5pt" style:font-size-complex="10.5pt"/>
    </style:style>
    <style:style style:name="T451" style:parent-style-name="Fuentedepárrafopredeter." style:family="text">
      <style:text-properties fo:font-size="10.5pt" style:font-size-asian="10.5pt" style:font-size-complex="10.5pt"/>
    </style:style>
    <style:style style:name="T452" style:parent-style-name="Fuentedepárrafopredeter." style:family="text">
      <style:text-properties style:text-position="-33.3% 100%" fo:font-size="10.5pt" style:font-size-asian="10.5pt" style:font-size-complex="10.5pt"/>
    </style:style>
    <style:style style:name="T453" style:parent-style-name="Fuentedepárrafopredeter." style:family="text">
      <style:text-properties fo:font-size="10.5pt" style:font-size-asian="10.5pt" style:font-size-complex="10.5pt"/>
    </style:style>
    <style:style style:name="T454" style:parent-style-name="Fuentedepárrafopredeter." style:family="text">
      <style:text-properties fo:font-size="10.5pt" style:font-size-asian="10.5pt" style:font-size-complex="10.5pt"/>
    </style:style>
    <style:style style:name="P455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456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457" style:parent-style-name="Fuentedepárrafopredeter." style:family="text">
      <style:text-properties fo:font-size="10.5pt" style:font-size-asian="10.5pt" style:font-size-complex="10.5pt"/>
    </style:style>
    <style:style style:name="P458" style:parent-style-name="Standard" style:family="paragraph">
      <style:text-properties fo:font-size="10.5pt" style:font-size-asian="10.5pt" style:font-size-complex="10.5pt"/>
    </style:style>
    <style:style style:name="P459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460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461" style:parent-style-name="Fuentedepárrafopredeter." style:family="text">
      <style:text-properties fo:font-size="10.5pt" style:font-size-asian="10.5pt" style:font-size-complex="10.5pt"/>
    </style:style>
    <style:style style:name="T462" style:parent-style-name="Fuentedepárrafopredeter." style:family="text">
      <style:text-properties style:text-position="-33.3% 100%" fo:font-size="10.5pt" style:font-size-asian="10.5pt" style:font-size-complex="10.5pt"/>
    </style:style>
    <style:style style:name="T463" style:parent-style-name="Fuentedepárrafopredeter." style:family="text">
      <style:text-properties fo:font-size="10.5pt" style:font-size-asian="10.5pt" style:font-size-complex="10.5pt"/>
    </style:style>
    <style:style style:name="T464" style:parent-style-name="Fuentedepárrafopredeter." style:family="text">
      <style:text-properties fo:font-size="10.5pt" style:font-size-asian="10.5pt" style:font-size-complex="10.5pt"/>
    </style:style>
    <style:style style:name="T465" style:parent-style-name="Fuentedepárrafopredeter." style:family="text">
      <style:text-properties fo:font-size="10.5pt" style:font-size-asian="10.5pt" style:font-size-complex="10.5pt"/>
    </style:style>
    <style:style style:name="T466" style:parent-style-name="Fuentedepárrafopredeter." style:family="text">
      <style:text-properties fo:font-size="10.5pt" style:font-size-asian="10.5pt" style:font-size-complex="10.5pt"/>
    </style:style>
    <style:style style:name="T467" style:parent-style-name="Fuentedepárrafopredeter." style:family="text">
      <style:text-properties style:text-position="-33.3% 100%" fo:font-size="10.5pt" style:font-size-asian="10.5pt" style:font-size-complex="10.5pt"/>
    </style:style>
    <style:style style:name="T468" style:parent-style-name="Fuentedepárrafopredeter." style:family="text">
      <style:text-properties fo:font-size="10.5pt" style:font-size-asian="10.5pt" style:font-size-complex="10.5pt"/>
    </style:style>
    <style:style style:name="T469" style:parent-style-name="Fuentedepárrafopredeter." style:family="text">
      <style:text-properties fo:color="#800000" fo:font-size="10.5pt" style:font-size-asian="10.5pt" style:font-size-complex="10.5pt"/>
    </style:style>
    <style:style style:name="T470" style:parent-style-name="Fuentedepárrafopredeter." style:family="text">
      <style:text-properties fo:font-size="10.5pt" style:font-size-asian="10.5pt" style:font-size-complex="10.5pt"/>
    </style:style>
    <style:style style:name="T471" style:parent-style-name="Fuentedepárrafopredeter." style:family="text">
      <style:text-properties fo:color="#800000" fo:font-size="10.5pt" style:font-size-asian="10.5pt" style:font-size-complex="10.5pt"/>
    </style:style>
    <style:style style:name="T472" style:parent-style-name="Fuentedepárrafopredeter." style:family="text">
      <style:text-properties fo:color="#800000" fo:font-size="10.5pt" style:font-size-asian="10.5pt" style:font-size-complex="10.5pt"/>
    </style:style>
    <style:style style:name="T473" style:parent-style-name="Fuentedepárrafopredeter." style:family="text">
      <style:text-properties fo:font-size="10.5pt" style:font-size-asian="10.5pt" style:font-size-complex="10.5pt"/>
    </style:style>
    <style:style style:name="T474" style:parent-style-name="Fuentedepárrafopredeter." style:family="text">
      <style:text-properties fo:font-size="10.5pt" style:font-size-asian="10.5pt" style:font-size-complex="10.5pt"/>
    </style:style>
    <style:style style:name="T475" style:parent-style-name="Fuentedepárrafopredeter." style:family="text">
      <style:text-properties fo:font-size="10.5pt" style:font-size-asian="10.5pt" style:font-size-complex="10.5pt"/>
    </style:style>
    <style:style style:name="T476" style:parent-style-name="Fuentedepárrafopredeter." style:family="text">
      <style:text-properties fo:font-size="10.5pt" style:font-size-asian="10.5pt" style:font-size-complex="10.5pt"/>
    </style:style>
    <style:style style:name="T477" style:parent-style-name="Fuentedepárrafopredeter." style:family="text">
      <style:text-properties style:text-position="-33.3% 100%" fo:font-size="10.5pt" style:font-size-asian="10.5pt" style:font-size-complex="10.5pt"/>
    </style:style>
    <style:style style:name="T478" style:parent-style-name="Fuentedepárrafopredeter." style:family="text">
      <style:text-properties fo:font-size="10.5pt" style:font-size-asian="10.5pt" style:font-size-complex="10.5pt"/>
    </style:style>
    <style:style style:name="T479" style:parent-style-name="Fuentedepárrafopredeter." style:family="text">
      <style:text-properties fo:color="#800000" fo:font-size="10.5pt" style:font-size-asian="10.5pt" style:font-size-complex="10.5pt"/>
    </style:style>
    <style:style style:name="T480" style:parent-style-name="Fuentedepárrafopredeter." style:family="text">
      <style:text-properties fo:font-size="10.5pt" style:font-size-asian="10.5pt" style:font-size-complex="10.5pt"/>
    </style:style>
    <style:style style:name="T481" style:parent-style-name="Fuentedepárrafopredeter." style:family="text">
      <style:text-properties fo:color="#800000" fo:font-size="10.5pt" style:font-size-asian="10.5pt" style:font-size-complex="10.5pt"/>
    </style:style>
    <style:style style:name="T482" style:parent-style-name="Fuentedepárrafopredeter." style:family="text">
      <style:text-properties fo:font-size="10.5pt" style:font-size-asian="10.5pt" style:font-size-complex="10.5pt"/>
    </style:style>
    <style:style style:name="T483" style:parent-style-name="Fuentedepárrafopredeter." style:family="text">
      <style:text-properties fo:font-size="10.5pt" style:font-size-asian="10.5pt" style:font-size-complex="10.5pt"/>
    </style:style>
    <style:style style:name="T484" style:parent-style-name="Fuentedepárrafopredeter." style:family="text">
      <style:text-properties fo:font-size="10.5pt" style:font-size-asian="10.5pt" style:font-size-complex="10.5pt"/>
    </style:style>
    <style:style style:name="T485" style:parent-style-name="Fuentedepárrafopredeter." style:family="text">
      <style:text-properties fo:font-size="10.5pt" style:font-size-asian="10.5pt" style:font-size-complex="10.5pt"/>
    </style:style>
    <style:style style:name="T486" style:parent-style-name="Fuentedepárrafopredeter." style:family="text">
      <style:text-properties style:text-position="-33.3% 100%" fo:font-size="10.5pt" style:font-size-asian="10.5pt" style:font-size-complex="10.5pt"/>
    </style:style>
    <style:style style:name="T487" style:parent-style-name="Fuentedepárrafopredeter." style:family="text">
      <style:text-properties fo:font-size="10.5pt" style:font-size-asian="10.5pt" style:font-size-complex="10.5pt"/>
    </style:style>
    <style:style style:name="T488" style:parent-style-name="Fuentedepárrafopredeter." style:family="text">
      <style:text-properties fo:color="#800000" fo:font-size="10.5pt" style:font-size-asian="10.5pt" style:font-size-complex="10.5pt"/>
    </style:style>
    <style:style style:name="T489" style:parent-style-name="Fuentedepárrafopredeter." style:family="text">
      <style:text-properties fo:font-size="10.5pt" style:font-size-asian="10.5pt" style:font-size-complex="10.5pt"/>
    </style:style>
    <style:style style:name="T490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491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492" style:parent-style-name="Fuentedepárrafopredeter." style:family="text">
      <style:text-properties fo:font-size="10.5pt" style:font-size-asian="10.5pt" style:font-size-complex="10.5pt"/>
    </style:style>
    <style:style style:name="T493" style:parent-style-name="Fuentedepárrafopredeter." style:family="text">
      <style:text-properties fo:color="#800000" fo:font-size="10.5pt" style:font-size-asian="10.5pt" style:font-size-complex="10.5pt"/>
    </style:style>
    <style:style style:name="T494" style:parent-style-name="Fuentedepárrafopredeter." style:family="text">
      <style:text-properties fo:font-size="10.5pt" style:font-size-asian="10.5pt" style:font-size-complex="10.5pt"/>
    </style:style>
    <style:style style:name="T495" style:parent-style-name="Fuentedepárrafopredeter." style:family="text">
      <style:text-properties fo:font-size="10.5pt" style:font-size-asian="10.5pt" style:font-size-complex="10.5pt"/>
    </style:style>
    <style:style style:name="T496" style:parent-style-name="Fuentedepárrafopredeter." style:family="text">
      <style:text-properties fo:font-size="10.5pt" style:font-size-asian="10.5pt" style:font-size-complex="10.5pt"/>
    </style:style>
    <style:style style:name="T497" style:parent-style-name="Fuentedepárrafopredeter." style:family="text">
      <style:text-properties fo:font-size="10.5pt" style:font-size-asian="10.5pt" style:font-size-complex="10.5pt"/>
    </style:style>
    <style:style style:name="T498" style:parent-style-name="Fuentedepárrafopredeter." style:family="text">
      <style:text-properties style:text-position="-33.3% 100%" fo:font-size="10.5pt" style:font-size-asian="10.5pt" style:font-size-complex="10.5pt"/>
    </style:style>
    <style:style style:name="T499" style:parent-style-name="Fuentedepárrafopredeter." style:family="text">
      <style:text-properties fo:font-size="10.5pt" style:font-size-asian="10.5pt" style:font-size-complex="10.5pt"/>
    </style:style>
    <style:style style:name="T500" style:parent-style-name="Fuentedepárrafopredeter." style:family="text">
      <style:text-properties fo:color="#800000" fo:font-size="10.5pt" style:font-size-asian="10.5pt" style:font-size-complex="10.5pt"/>
    </style:style>
    <style:style style:name="T501" style:parent-style-name="Fuentedepárrafopredeter." style:family="text">
      <style:text-properties fo:font-size="10.5pt" style:font-size-asian="10.5pt" style:font-size-complex="10.5pt"/>
    </style:style>
    <style:style style:name="T502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503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504" style:parent-style-name="Fuentedepárrafopredeter." style:family="text">
      <style:text-properties fo:font-size="10.5pt" style:font-size-asian="10.5pt" style:font-size-complex="10.5pt"/>
    </style:style>
    <style:style style:name="T505" style:parent-style-name="Fuentedepárrafopredeter." style:family="text">
      <style:text-properties fo:color="#800000" fo:font-size="10.5pt" style:font-size-asian="10.5pt" style:font-size-complex="10.5pt"/>
    </style:style>
    <style:style style:name="T506" style:parent-style-name="Fuentedepárrafopredeter." style:family="text">
      <style:text-properties fo:font-size="10.5pt" style:font-size-asian="10.5pt" style:font-size-complex="10.5pt"/>
    </style:style>
    <style:style style:name="T507" style:parent-style-name="Fuentedepárrafopredeter." style:family="text">
      <style:text-properties fo:font-size="10.5pt" style:font-size-asian="10.5pt" style:font-size-complex="10.5pt"/>
    </style:style>
    <style:style style:name="T508" style:parent-style-name="Fuentedepárrafopredeter." style:family="text">
      <style:text-properties fo:font-size="10.5pt" style:font-size-asian="10.5pt" style:font-size-complex="10.5pt"/>
    </style:style>
    <style:style style:name="T509" style:parent-style-name="Fuentedepárrafopredeter." style:family="text">
      <style:text-properties fo:font-size="10.5pt" style:font-size-asian="10.5pt" style:font-size-complex="10.5pt"/>
    </style:style>
    <style:style style:name="T510" style:parent-style-name="Fuentedepárrafopredeter." style:family="text">
      <style:text-properties fo:font-size="10.5pt" style:font-size-asian="10.5pt" style:font-size-complex="10.5pt"/>
    </style:style>
    <style:style style:name="T511" style:parent-style-name="Fuentedepárrafopredeter." style:family="text">
      <style:text-properties fo:color="#800000" fo:font-size="10.5pt" style:font-size-asian="10.5pt" style:font-size-complex="10.5pt"/>
    </style:style>
    <style:style style:name="P512" style:parent-style-name="Standard" style:family="paragraph">
      <style:text-properties fo:font-size="10.5pt" style:font-size-asian="10.5pt" style:font-size-complex="10.5pt"/>
    </style:style>
    <style:style style:name="P513" style:parent-style-name="Standard" style:family="paragraph">
      <style:text-properties fo:font-size="10.5pt" style:font-size-asian="10.5pt" style:font-size-complex="10.5pt"/>
    </style:style>
    <style:style style:name="T514" style:parent-style-name="Fuentedepárrafopredeter." style:family="text">
      <style:text-properties fo:font-size="10.5pt" style:font-size-asian="10.5pt" style:font-size-complex="10.5pt"/>
    </style:style>
    <style:style style:name="T515" style:parent-style-name="Fuentedepárrafopredeter." style:family="text">
      <style:text-properties fo:font-size="10.5pt" style:font-size-asian="10.5pt" style:font-size-complex="10.5pt"/>
    </style:style>
    <style:style style:name="T516" style:parent-style-name="Fuentedepárrafopredeter." style:family="text">
      <style:text-properties fo:font-size="10.5pt" style:font-size-asian="10.5pt" style:font-size-complex="10.5pt"/>
    </style:style>
    <style:style style:name="T517" style:parent-style-name="Fuentedepárrafopredeter." style:family="text">
      <style:text-properties style:text-position="-33.3% 100%" fo:font-size="10.5pt" style:font-size-asian="10.5pt" style:font-size-complex="10.5pt"/>
    </style:style>
    <style:style style:name="T518" style:parent-style-name="Fuentedepárrafopredeter." style:family="text">
      <style:text-properties fo:font-size="10.5pt" style:font-size-asian="10.5pt" style:font-size-complex="10.5pt"/>
    </style:style>
    <style:style style:name="T519" style:parent-style-name="Fuentedepárrafopredeter." style:family="text">
      <style:text-properties fo:color="#800000" fo:font-size="10.5pt" style:font-size-asian="10.5pt" style:font-size-complex="10.5pt"/>
    </style:style>
    <style:style style:name="T520" style:parent-style-name="Fuentedepárrafopredeter." style:family="text">
      <style:text-properties fo:font-size="10.5pt" style:font-size-asian="10.5pt" style:font-size-complex="10.5pt"/>
    </style:style>
    <style:style style:name="T521" style:parent-style-name="Fuentedepárrafopredeter." style:family="text">
      <style:text-properties fo:color="#800000" fo:font-size="10.5pt" style:font-size-asian="10.5pt" style:font-size-complex="10.5pt"/>
    </style:style>
    <style:style style:name="T522" style:parent-style-name="Fuentedepárrafopredeter." style:family="text">
      <style:text-properties fo:font-size="10.5pt" style:font-size-asian="10.5pt" style:font-size-complex="10.5pt"/>
    </style:style>
    <style:style style:name="T523" style:parent-style-name="Fuentedepárrafopredeter." style:family="text">
      <style:text-properties fo:font-size="10.5pt" style:font-size-asian="10.5pt" style:font-size-complex="10.5pt"/>
    </style:style>
    <style:style style:name="T524" style:parent-style-name="Fuentedepárrafopredeter." style:family="text">
      <style:text-properties fo:font-size="10.5pt" style:font-size-asian="10.5pt" style:font-size-complex="10.5pt"/>
    </style:style>
    <style:style style:name="T525" style:parent-style-name="Fuentedepárrafopredeter." style:family="text">
      <style:text-properties fo:font-size="10.5pt" style:font-size-asian="10.5pt" style:font-size-complex="10.5pt"/>
    </style:style>
    <style:style style:name="T526" style:parent-style-name="Fuentedepárrafopredeter." style:family="text">
      <style:text-properties fo:font-size="10.5pt" style:font-size-asian="10.5pt" style:font-size-complex="10.5pt"/>
    </style:style>
    <style:style style:name="T527" style:parent-style-name="Fuentedepárrafopredeter." style:family="text">
      <style:text-properties fo:color="#800000" fo:font-size="10.5pt" style:font-size-asian="10.5pt" style:font-size-complex="10.5pt"/>
    </style:style>
    <style:style style:name="T528" style:parent-style-name="Fuentedepárrafopredeter." style:family="text">
      <style:text-properties fo:font-size="10.5pt" style:font-size-asian="10.5pt" style:font-size-complex="10.5pt"/>
    </style:style>
    <style:style style:name="T529" style:parent-style-name="Fuentedepárrafopredeter." style:family="text">
      <style:text-properties fo:font-size="10.5pt" style:font-size-asian="10.5pt" style:font-size-complex="10.5pt"/>
    </style:style>
    <style:style style:name="T530" style:parent-style-name="Fuentedepárrafopredeter." style:family="text">
      <style:text-properties fo:font-size="10.5pt" style:font-size-asian="10.5pt" style:font-size-complex="10.5pt"/>
    </style:style>
    <style:style style:name="T531" style:parent-style-name="Fuentedepárrafopredeter." style:family="text">
      <style:text-properties style:text-position="-33.3% 100%" fo:font-size="10.5pt" style:font-size-asian="10.5pt" style:font-size-complex="10.5pt"/>
    </style:style>
    <style:style style:name="T532" style:parent-style-name="Fuentedepárrafopredeter." style:family="text">
      <style:text-properties fo:font-size="10.5pt" style:font-size-asian="10.5pt" style:font-size-complex="10.5pt"/>
    </style:style>
    <style:style style:name="T533" style:parent-style-name="Fuentedepárrafopredeter." style:family="text">
      <style:text-properties fo:color="#800000" fo:font-size="10.5pt" style:font-size-asian="10.5pt" style:font-size-complex="10.5pt"/>
    </style:style>
    <style:style style:name="T534" style:parent-style-name="Fuentedepárrafopredeter." style:family="text">
      <style:text-properties fo:font-size="10.5pt" style:font-size-asian="10.5pt" style:font-size-complex="10.5pt"/>
    </style:style>
    <style:style style:name="T535" style:parent-style-name="Fuentedepárrafopredeter." style:family="text">
      <style:text-properties fo:color="#800000" fo:font-size="10.5pt" style:font-size-asian="10.5pt" style:font-size-complex="10.5pt"/>
    </style:style>
    <style:style style:name="T536" style:parent-style-name="Fuentedepárrafopredeter." style:family="text">
      <style:text-properties fo:font-size="10.5pt" style:font-size-asian="10.5pt" style:font-size-complex="10.5pt"/>
    </style:style>
    <style:style style:name="T537" style:parent-style-name="Fuentedepárrafopredeter." style:family="text">
      <style:text-properties fo:font-size="10.5pt" style:font-size-asian="10.5pt" style:font-size-complex="10.5pt"/>
    </style:style>
    <style:style style:name="T538" style:parent-style-name="Fuentedepárrafopredeter." style:family="text">
      <style:text-properties fo:font-size="10.5pt" style:font-size-asian="10.5pt" style:font-size-complex="10.5pt"/>
    </style:style>
    <style:style style:name="T539" style:parent-style-name="Fuentedepárrafopredeter." style:family="text">
      <style:text-properties fo:font-size="10.5pt" style:font-size-asian="10.5pt" style:font-size-complex="10.5pt"/>
    </style:style>
    <style:style style:name="T540" style:parent-style-name="Fuentedepárrafopredeter." style:family="text">
      <style:text-properties fo:font-size="10.5pt" style:font-size-asian="10.5pt" style:font-size-complex="10.5pt"/>
    </style:style>
    <style:style style:name="T541" style:parent-style-name="Fuentedepárrafopredeter." style:family="text">
      <style:text-properties fo:color="#800000" fo:font-size="10.5pt" style:font-size-asian="10.5pt" style:font-size-complex="10.5pt"/>
    </style:style>
    <style:style style:name="T542" style:parent-style-name="Fuentedepárrafopredeter." style:family="text">
      <style:text-properties fo:font-size="10.5pt" style:font-size-asian="10.5pt" style:font-size-complex="10.5pt"/>
    </style:style>
    <style:style style:name="T543" style:parent-style-name="Fuentedepárrafopredeter." style:family="text">
      <style:text-properties fo:font-size="10.5pt" style:font-size-asian="10.5pt" style:font-size-complex="10.5pt"/>
    </style:style>
    <style:style style:name="T544" style:parent-style-name="Fuentedepárrafopredeter." style:family="text">
      <style:text-properties fo:font-size="10.5pt" style:font-size-asian="10.5pt" style:font-size-complex="10.5pt"/>
    </style:style>
    <style:style style:name="T545" style:parent-style-name="Fuentedepárrafopredeter." style:family="text">
      <style:text-properties fo:font-size="10.5pt" style:font-size-asian="10.5pt" style:font-size-complex="10.5pt"/>
    </style:style>
    <style:style style:name="T546" style:parent-style-name="Fuentedepárrafopredeter." style:family="text">
      <style:text-properties style:text-position="-33.3% 100%" fo:font-size="10.5pt" style:font-size-asian="10.5pt" style:font-size-complex="10.5pt"/>
    </style:style>
    <style:style style:name="T547" style:parent-style-name="Fuentedepárrafopredeter." style:family="text">
      <style:text-properties fo:font-size="10.5pt" style:font-size-asian="10.5pt" style:font-size-complex="10.5pt"/>
    </style:style>
    <style:style style:name="T548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549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550" style:parent-style-name="Fuentedepárrafopredeter." style:family="text">
      <style:text-properties fo:font-size="10.5pt" style:font-size-asian="10.5pt" style:font-size-complex="10.5pt"/>
    </style:style>
    <style:style style:name="T551" style:parent-style-name="Fuentedepárrafopredeter." style:family="text">
      <style:text-properties fo:font-size="10.5pt" style:font-size-asian="10.5pt" style:font-size-complex="10.5pt"/>
    </style:style>
    <style:style style:name="T552" style:parent-style-name="Fuentedepárrafopredeter." style:family="text">
      <style:text-properties fo:font-size="10.5pt" style:font-size-asian="10.5pt" style:font-size-complex="10.5pt"/>
    </style:style>
    <style:style style:name="T553" style:parent-style-name="Fuentedepárrafopredeter." style:family="text">
      <style:text-properties fo:font-size="10.5pt" style:font-size-asian="10.5pt" style:font-size-complex="10.5pt"/>
    </style:style>
    <style:style style:name="T554" style:parent-style-name="Fuentedepárrafopredeter." style:family="text">
      <style:text-properties fo:font-size="10.5pt" style:font-size-asian="10.5pt" style:font-size-complex="10.5pt"/>
    </style:style>
    <style:style style:name="T555" style:parent-style-name="Fuentedepárrafopredeter." style:family="text">
      <style:text-properties fo:font-size="10.5pt" style:font-size-asian="10.5pt" style:font-size-complex="10.5pt"/>
    </style:style>
    <style:style style:name="T556" style:parent-style-name="Fuentedepárrafopredeter." style:family="text">
      <style:text-properties fo:color="#800000" fo:font-size="10.5pt" style:font-size-asian="10.5pt" style:font-size-complex="10.5pt"/>
    </style:style>
    <style:style style:name="T557" style:parent-style-name="Fuentedepárrafopredeter." style:family="text">
      <style:text-properties fo:font-size="10.5pt" style:font-size-asian="10.5pt" style:font-size-complex="10.5pt"/>
    </style:style>
    <style:style style:name="T558" style:parent-style-name="Fuentedepárrafopredeter." style:family="text">
      <style:text-properties fo:font-size="10.5pt" style:font-size-asian="10.5pt" style:font-size-complex="10.5pt"/>
    </style:style>
    <style:style style:name="T559" style:parent-style-name="Fuentedepárrafopredeter." style:family="text">
      <style:text-properties fo:font-size="10.5pt" style:font-size-asian="10.5pt" style:font-size-complex="10.5pt"/>
    </style:style>
    <style:style style:name="T560" style:parent-style-name="Fuentedepárrafopredeter." style:family="text">
      <style:text-properties fo:color="#800000" fo:font-size="10.5pt" style:font-size-asian="10.5pt" style:font-size-complex="10.5pt"/>
    </style:style>
    <style:style style:name="P561" style:parent-style-name="Standard" style:family="paragraph">
      <style:text-properties fo:font-size="10.5pt" style:font-size-asian="10.5pt" style:font-size-complex="10.5pt"/>
    </style:style>
    <style:style style:name="T562" style:parent-style-name="Fuentedepárrafopredeter." style:family="text">
      <style:text-properties fo:font-size="10.5pt" style:font-size-asian="10.5pt" style:font-size-complex="10.5pt"/>
    </style:style>
    <style:style style:name="T563" style:parent-style-name="Fuentedepárrafopredeter." style:family="text">
      <style:text-properties fo:font-size="10.5pt" style:font-size-asian="10.5pt" style:font-size-complex="10.5pt"/>
    </style:style>
    <style:style style:name="T564" style:parent-style-name="Fuentedepárrafopredeter." style:family="text">
      <style:text-properties fo:font-size="10.5pt" style:font-size-asian="10.5pt" style:font-size-complex="10.5pt"/>
    </style:style>
    <style:style style:name="T565" style:parent-style-name="Fuentedepárrafopredeter." style:family="text">
      <style:text-properties style:text-position="-33.3% 100%" fo:font-size="10.5pt" style:font-size-asian="10.5pt" style:font-size-complex="10.5pt"/>
    </style:style>
    <style:style style:name="T566" style:parent-style-name="Fuentedepárrafopredeter." style:family="text">
      <style:text-properties fo:font-size="10.5pt" style:font-size-asian="10.5pt" style:font-size-complex="10.5pt"/>
    </style:style>
    <style:style style:name="T567" style:parent-style-name="Fuentedepárrafopredeter." style:family="text">
      <style:text-properties fo:color="#800000" fo:font-size="10.5pt" style:font-size-asian="10.5pt" style:font-size-complex="10.5pt"/>
    </style:style>
    <style:style style:name="T568" style:parent-style-name="Fuentedepárrafopredeter." style:family="text">
      <style:text-properties fo:font-size="10.5pt" style:font-size-asian="10.5pt" style:font-size-complex="10.5pt"/>
    </style:style>
    <style:style style:name="T569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570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571" style:parent-style-name="Fuentedepárrafopredeter." style:family="text">
      <style:text-properties fo:font-size="10.5pt" style:font-size-asian="10.5pt" style:font-size-complex="10.5pt"/>
    </style:style>
    <style:style style:name="T572" style:parent-style-name="Fuentedepárrafopredeter." style:family="text">
      <style:text-properties fo:color="#800000" fo:font-size="10.5pt" style:font-size-asian="10.5pt" style:font-size-complex="10.5pt"/>
    </style:style>
    <style:style style:name="T573" style:parent-style-name="Fuentedepárrafopredeter." style:family="text">
      <style:text-properties fo:font-size="10.5pt" style:font-size-asian="10.5pt" style:font-size-complex="10.5pt"/>
    </style:style>
    <style:style style:name="T574" style:parent-style-name="Fuentedepárrafopredeter." style:family="text">
      <style:text-properties fo:font-size="10.5pt" style:font-size-asian="10.5pt" style:font-size-complex="10.5pt"/>
    </style:style>
    <style:style style:name="T575" style:parent-style-name="Fuentedepárrafopredeter." style:family="text">
      <style:text-properties fo:font-size="10.5pt" style:font-size-asian="10.5pt" style:font-size-complex="10.5pt"/>
    </style:style>
    <style:style style:name="T576" style:parent-style-name="Fuentedepárrafopredeter." style:family="text">
      <style:text-properties fo:font-size="10.5pt" style:font-size-asian="10.5pt" style:font-size-complex="10.5pt"/>
    </style:style>
    <style:style style:name="T577" style:parent-style-name="Fuentedepárrafopredeter." style:family="text">
      <style:text-properties fo:font-size="10.5pt" style:font-size-asian="10.5pt" style:font-size-complex="10.5pt"/>
    </style:style>
    <style:style style:name="T578" style:parent-style-name="Fuentedepárrafopredeter." style:family="text">
      <style:text-properties fo:font-size="10.5pt" style:font-size-asian="10.5pt" style:font-size-complex="10.5pt"/>
    </style:style>
    <style:style style:name="T579" style:parent-style-name="Fuentedepárrafopredeter." style:family="text">
      <style:text-properties fo:color="#800000" fo:font-size="10.5pt" style:font-size-asian="10.5pt" style:font-size-complex="10.5pt"/>
    </style:style>
    <style:style style:name="T580" style:parent-style-name="Fuentedepárrafopredeter." style:family="text">
      <style:text-properties fo:font-size="10.5pt" style:font-size-asian="10.5pt" style:font-size-complex="10.5pt"/>
    </style:style>
    <style:style style:name="T581" style:parent-style-name="Fuentedepárrafopredeter." style:family="text">
      <style:text-properties fo:font-size="10.5pt" style:font-size-asian="10.5pt" style:font-size-complex="10.5pt"/>
    </style:style>
    <style:style style:name="T582" style:parent-style-name="Fuentedepárrafopredeter." style:family="text">
      <style:text-properties fo:font-size="10.5pt" style:font-size-asian="10.5pt" style:font-size-complex="10.5pt"/>
    </style:style>
    <style:style style:name="T583" style:parent-style-name="Fuentedepárrafopredeter." style:family="text">
      <style:text-properties fo:font-size="10.5pt" style:font-size-asian="10.5pt" style:font-size-complex="10.5pt"/>
    </style:style>
    <style:style style:name="T584" style:parent-style-name="Fuentedepárrafopredeter." style:family="text">
      <style:text-properties fo:color="#800000" fo:font-size="10.5pt" style:font-size-asian="10.5pt" style:font-size-complex="10.5pt"/>
    </style:style>
    <style:style style:name="T585" style:parent-style-name="Fuentedepárrafopredeter." style:family="text">
      <style:text-properties fo:font-size="10.5pt" style:font-size-asian="10.5pt" style:font-size-complex="10.5pt"/>
    </style:style>
    <style:style style:name="T586" style:parent-style-name="Fuentedepárrafopredeter." style:family="text">
      <style:text-properties style:text-position="-33.3% 100%" fo:font-size="10.5pt" style:font-size-asian="10.5pt" style:font-size-complex="10.5pt"/>
    </style:style>
    <style:style style:name="T587" style:parent-style-name="Fuentedepárrafopredeter." style:family="text">
      <style:text-properties fo:font-size="10.5pt" style:font-size-asian="10.5pt" style:font-size-complex="10.5pt"/>
    </style:style>
    <style:style style:name="T588" style:parent-style-name="Fuentedepárrafopredeter." style:family="text">
      <style:text-properties style:text-position="-33.3% 100%" fo:font-size="10.5pt" style:font-size-asian="10.5pt" style:font-size-complex="10.5pt"/>
    </style:style>
    <style:style style:name="T589" style:parent-style-name="Fuentedepárrafopredeter." style:family="text">
      <style:text-properties fo:font-size="10.5pt" style:font-size-asian="10.5pt" style:font-size-complex="10.5pt"/>
    </style:style>
    <style:style style:name="P590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591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592" style:parent-style-name="Fuentedepárrafopredeter." style:family="text">
      <style:text-properties fo:color="#943634" fo:font-size="10.5pt" style:font-size-asian="10.5pt" style:font-size-complex="10.5pt"/>
    </style:style>
    <style:style style:name="T593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594" style:parent-style-name="Fuentedepárrafopredeter." style:family="text">
      <style:text-properties fo:color="#943634" fo:font-size="10.5pt" style:font-size-asian="10.5pt" style:font-size-complex="10.5pt"/>
    </style:style>
    <style:style style:name="T595" style:parent-style-name="Fuentedepárrafopredeter." style:family="text">
      <style:text-properties fo:color="#943634" fo:font-size="10.5pt" style:font-size-asian="10.5pt" style:font-size-complex="10.5pt"/>
    </style:style>
    <style:style style:name="T596" style:parent-style-name="Fuentedepárrafopredeter." style:family="text">
      <style:text-properties fo:color="#943634" fo:font-size="10.5pt" style:font-size-asian="10.5pt" style:font-size-complex="10.5pt"/>
    </style:style>
    <style:style style:name="T597" style:parent-style-name="Fuentedepárrafopredeter." style:family="text">
      <style:text-properties fo:color="#943634" fo:font-size="10.5pt" style:font-size-asian="10.5pt" style:font-size-complex="10.5pt"/>
    </style:style>
    <style:style style:name="T598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599" style:parent-style-name="Fuentedepárrafopredeter." style:family="text">
      <style:text-properties fo:color="#943634" fo:font-size="10.5pt" style:font-size-asian="10.5pt" style:font-size-complex="10.5pt"/>
    </style:style>
    <style:style style:name="T600" style:parent-style-name="Fuentedepárrafopredeter." style:family="text">
      <style:text-properties fo:color="#943634" fo:font-size="10.5pt" style:font-size-asian="10.5pt" style:font-size-complex="10.5pt"/>
    </style:style>
    <style:style style:name="T601" style:parent-style-name="Fuentedepárrafopredeter." style:family="text">
      <style:text-properties fo:color="#943634" fo:font-size="10.5pt" style:font-size-asian="10.5pt" style:font-size-complex="10.5pt"/>
    </style:style>
    <style:style style:name="T602" style:parent-style-name="Fuentedepárrafopredeter." style:family="text">
      <style:text-properties fo:color="#943634" fo:font-size="10.5pt" style:font-size-asian="10.5pt" style:font-size-complex="10.5pt"/>
    </style:style>
    <style:style style:name="T603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604" style:parent-style-name="Fuentedepárrafopredeter." style:family="text">
      <style:text-properties fo:color="#943634" fo:font-size="10.5pt" style:font-size-asian="10.5pt" style:font-size-complex="10.5pt"/>
    </style:style>
    <style:style style:name="T605" style:parent-style-name="Fuentedepárrafopredeter." style:family="text">
      <style:text-properties fo:color="#943634" fo:font-size="10.5pt" style:font-size-asian="10.5pt" style:font-size-complex="10.5pt"/>
    </style:style>
    <style:style style:name="T606" style:parent-style-name="Fuentedepárrafopredeter." style:family="text">
      <style:text-properties fo:color="#943634" fo:font-size="10.5pt" style:font-size-asian="10.5pt" style:font-size-complex="10.5pt"/>
    </style:style>
    <style:style style:name="T607" style:parent-style-name="Fuentedepárrafopredeter." style:family="text">
      <style:text-properties fo:color="#943634" fo:font-size="10.5pt" style:font-size-asian="10.5pt" style:font-size-complex="10.5pt"/>
    </style:style>
    <style:style style:name="T608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609" style:parent-style-name="Fuentedepárrafopredeter." style:family="text">
      <style:text-properties fo:color="#943634" fo:font-size="10.5pt" style:font-size-asian="10.5pt" style:font-size-complex="10.5pt"/>
    </style:style>
    <style:style style:name="T610" style:parent-style-name="Fuentedepárrafopredeter." style:family="text">
      <style:text-properties style:font-name="Times New Roman" style:font-name-asian="Times New Roman" style:font-name-complex="Times New Roman" fo:color="#943634" fo:font-size="10.5pt" style:font-size-asian="10.5pt" style:font-size-complex="10.5pt"/>
    </style:style>
    <style:style style:name="T611" style:parent-style-name="Fuentedepárrafopredeter." style:family="text">
      <style:text-properties style:font-name="Times New Roman" style:font-name-asian="Times New Roman" style:font-name-complex="Times New Roman" fo:color="#943634" fo:font-size="10.5pt" style:font-size-asian="10.5pt" style:font-size-complex="10.5pt"/>
    </style:style>
    <style:style style:name="T612" style:parent-style-name="Fuentedepárrafopredeter." style:family="text">
      <style:text-properties fo:color="#943634" fo:font-size="10.5pt" style:font-size-asian="10.5pt" style:font-size-complex="10.5pt"/>
    </style:style>
    <style:style style:name="T613" style:parent-style-name="Fuentedepárrafopredeter." style:family="text">
      <style:text-properties fo:color="#943634" fo:font-size="10.5pt" style:font-size-asian="10.5pt" style:font-size-complex="10.5pt"/>
    </style:style>
    <style:style style:name="T614" style:parent-style-name="Fuentedepárrafopredeter." style:family="text">
      <style:text-properties fo:color="#943634" fo:font-size="10.5pt" style:font-size-asian="10.5pt" style:font-size-complex="10.5pt"/>
    </style:style>
    <style:style style:name="T615" style:parent-style-name="Fuentedepárrafopredeter." style:family="text">
      <style:text-properties fo:color="#943634" fo:font-size="10.5pt" style:font-size-asian="10.5pt" style:font-size-complex="10.5pt"/>
    </style:style>
    <style:style style:name="T616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617" style:parent-style-name="Fuentedepárrafopredeter." style:family="text">
      <style:text-properties fo:color="#943634" fo:font-size="10.5pt" style:font-size-asian="10.5pt" style:font-size-complex="10.5pt"/>
    </style:style>
    <style:style style:name="T618" style:parent-style-name="Fuentedepárrafopredeter." style:family="text">
      <style:text-properties style:font-name="Times New Roman" style:font-name-asian="Times New Roman" style:font-name-complex="Times New Roman" fo:color="#943634" fo:font-size="10.5pt" style:font-size-asian="10.5pt" style:font-size-complex="10.5pt"/>
    </style:style>
    <style:style style:name="T619" style:parent-style-name="Fuentedepárrafopredeter." style:family="text">
      <style:text-properties style:font-name="Times New Roman" style:font-name-asian="Times New Roman" style:font-name-complex="Times New Roman" fo:color="#943634" fo:font-size="10.5pt" style:font-size-asian="10.5pt" style:font-size-complex="10.5pt"/>
    </style:style>
    <style:style style:name="T620" style:parent-style-name="Fuentedepárrafopredeter." style:family="text">
      <style:text-properties fo:color="#943634" fo:font-size="10.5pt" style:font-size-asian="10.5pt" style:font-size-complex="10.5pt"/>
    </style:style>
    <style:style style:name="T621" style:parent-style-name="Fuentedepárrafopredeter." style:family="text">
      <style:text-properties fo:color="#943634" fo:font-size="10.5pt" style:font-size-asian="10.5pt" style:font-size-complex="10.5pt"/>
    </style:style>
    <style:style style:name="T622" style:parent-style-name="Fuentedepárrafopredeter." style:family="text">
      <style:text-properties fo:color="#943634" fo:font-size="10.5pt" style:font-size-asian="10.5pt" style:font-size-complex="10.5pt"/>
    </style:style>
    <style:style style:name="T623" style:parent-style-name="Fuentedepárrafopredeter." style:family="text">
      <style:text-properties fo:color="#943634" fo:font-size="10.5pt" style:font-size-asian="10.5pt" style:font-size-complex="10.5pt"/>
    </style:style>
    <style:style style:name="T624" style:parent-style-name="Fuentedepárrafopredeter." style:family="text">
      <style:text-properties fo:color="#943634" fo:font-size="10.5pt" style:font-size-asian="10.5pt" style:font-size-complex="10.5pt"/>
    </style:style>
    <style:style style:name="P625" style:parent-style-name="Standard" style:family="paragraph">
      <style:paragraph-properties fo:margin-left="0.4923in" fo:text-indent="0.4972in">
        <style:tab-stops/>
      </style:paragraph-properties>
    </style:style>
    <style:style style:name="T626" style:parent-style-name="Fuentedepárrafopredeter." style:family="text">
      <style:text-properties fo:color="#943634" fo:font-size="10.5pt" style:font-size-asian="10.5pt" style:font-size-complex="10.5pt"/>
    </style:style>
    <style:style style:name="T627" style:parent-style-name="Fuentedepárrafopredeter." style:family="text">
      <style:text-properties fo:color="#943634" fo:font-size="10.5pt" style:font-size-asian="10.5pt" style:font-size-complex="10.5pt"/>
    </style:style>
    <style:style style:name="T628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629" style:parent-style-name="Fuentedepárrafopredeter." style:family="text">
      <style:text-properties fo:color="#943634" fo:font-size="10.5pt" style:font-size-asian="10.5pt" style:font-size-complex="10.5pt"/>
    </style:style>
    <style:style style:name="T630" style:parent-style-name="Fuentedepárrafopredeter." style:family="text">
      <style:text-properties style:font-name="Times New Roman" style:font-name-asian="Times New Roman" style:font-name-complex="Times New Roman" fo:color="#943634" fo:font-size="10.5pt" style:font-size-asian="10.5pt" style:font-size-complex="10.5pt"/>
    </style:style>
    <style:style style:name="T631" style:parent-style-name="Fuentedepárrafopredeter." style:family="text">
      <style:text-properties style:font-name="Times New Roman" style:font-name-asian="Times New Roman" style:font-name-complex="Times New Roman" fo:color="#943634" fo:font-size="10.5pt" style:font-size-asian="10.5pt" style:font-size-complex="10.5pt"/>
    </style:style>
    <style:style style:name="T632" style:parent-style-name="Fuentedepárrafopredeter." style:family="text">
      <style:text-properties fo:color="#943634" fo:font-size="10.5pt" style:font-size-asian="10.5pt" style:font-size-complex="10.5pt"/>
    </style:style>
    <style:style style:name="T633" style:parent-style-name="Fuentedepárrafopredeter." style:family="text">
      <style:text-properties fo:color="#943634" fo:font-size="10.5pt" style:font-size-asian="10.5pt" style:font-size-complex="10.5pt"/>
    </style:style>
    <style:style style:name="T634" style:parent-style-name="Fuentedepárrafopredeter." style:family="text">
      <style:text-properties fo:color="#943634" fo:font-size="10.5pt" style:font-size-asian="10.5pt" style:font-size-complex="10.5pt"/>
    </style:style>
    <style:style style:name="T635" style:parent-style-name="Fuentedepárrafopredeter." style:family="text">
      <style:text-properties fo:color="#943634" fo:font-size="10.5pt" style:font-size-asian="10.5pt" style:font-size-complex="10.5pt"/>
    </style:style>
    <style:style style:name="T636" style:parent-style-name="Fuentedepárrafopredeter." style:family="text">
      <style:text-properties fo:color="#943634" fo:font-size="10.5pt" style:font-size-asian="10.5pt" style:font-size-complex="10.5pt"/>
    </style:style>
    <style:style style:name="T637" style:parent-style-name="Fuentedepárrafopredeter." style:family="text">
      <style:text-properties fo:color="#943634" fo:font-size="10.5pt" style:font-size-asian="10.5pt" style:font-size-complex="10.5pt"/>
    </style:style>
    <style:style style:name="T638" style:parent-style-name="Fuentedepárrafopredeter." style:family="text">
      <style:text-properties fo:color="#943634" fo:font-size="10.5pt" style:font-size-asian="10.5pt" style:font-size-complex="10.5pt"/>
    </style:style>
    <style:style style:name="T639" style:parent-style-name="Fuentedepárrafopredeter." style:family="text">
      <style:text-properties fo:color="#943634" fo:font-size="10.5pt" style:font-size-asian="10.5pt" style:font-size-complex="10.5pt"/>
    </style:style>
    <style:style style:name="T640" style:parent-style-name="Fuentedepárrafopredeter." style:family="text">
      <style:text-properties fo:color="#943634" fo:font-size="10.5pt" style:font-size-asian="10.5pt" style:font-size-complex="10.5pt"/>
    </style:style>
    <style:style style:name="T641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642" style:parent-style-name="Fuentedepárrafopredeter." style:family="text">
      <style:text-properties fo:color="#943634" fo:font-size="10.5pt" style:font-size-asian="10.5pt" style:font-size-complex="10.5pt"/>
    </style:style>
    <style:style style:name="T643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644" style:parent-style-name="Fuentedepárrafopredeter." style:family="text">
      <style:text-properties fo:color="#943634" fo:font-size="10.5pt" style:font-size-asian="10.5pt" style:font-size-complex="10.5pt"/>
    </style:style>
    <style:style style:name="P645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646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647" style:parent-style-name="Fuentedepárrafopredeter." style:family="text">
      <style:text-properties fo:font-size="10.5pt" style:font-size-asian="10.5pt" style:font-size-complex="10.5pt"/>
    </style:style>
    <style:style style:name="P648" style:parent-style-name="Standard" style:family="paragraph">
      <style:text-properties fo:font-size="10.5pt" style:font-size-asian="10.5pt" style:font-size-complex="10.5pt"/>
    </style:style>
    <style:style style:name="P649" style:parent-style-name="Standard" style:family="paragraph">
      <style:text-properties fo:font-size="10.5pt" style:font-size-asian="10.5pt" style:font-size-complex="10.5pt"/>
    </style:style>
    <style:style style:name="P650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651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652" style:parent-style-name="Fuentedepárrafopredeter." style:family="text">
      <style:text-properties fo:font-size="10.5pt" style:font-size-asian="10.5pt" style:font-size-complex="10.5pt"/>
    </style:style>
    <style:style style:name="T653" style:parent-style-name="Fuentedepárrafopredeter." style:family="text">
      <style:text-properties style:text-position="-33.3% 100%" fo:font-size="10.5pt" style:font-size-asian="10.5pt" style:font-size-complex="10.5pt"/>
    </style:style>
    <style:style style:name="T654" style:parent-style-name="Fuentedepárrafopredeter." style:family="text">
      <style:text-properties fo:font-size="10.5pt" style:font-size-asian="10.5pt" style:font-size-complex="10.5pt"/>
    </style:style>
    <style:style style:name="T655" style:parent-style-name="Fuentedepárrafopredeter." style:family="text">
      <style:text-properties fo:font-size="10.5pt" style:font-size-asian="10.5pt" style:font-size-complex="10.5pt"/>
    </style:style>
    <style:style style:name="T656" style:parent-style-name="Fuentedepárrafopredeter." style:family="text">
      <style:text-properties fo:font-size="10.5pt" style:font-size-asian="10.5pt" style:font-size-complex="10.5pt"/>
    </style:style>
    <style:style style:name="T657" style:parent-style-name="Fuentedepárrafopredeter." style:family="text">
      <style:text-properties fo:font-size="10.5pt" style:font-size-asian="10.5pt" style:font-size-complex="10.5pt"/>
    </style:style>
    <style:style style:name="T658" style:parent-style-name="Fuentedepárrafopredeter." style:family="text">
      <style:text-properties fo:font-size="10.5pt" style:font-size-asian="10.5pt" style:font-size-complex="10.5pt"/>
    </style:style>
    <style:style style:name="T659" style:parent-style-name="Fuentedepárrafopredeter." style:family="text">
      <style:text-properties style:text-position="-33.3% 100%" fo:font-size="10.5pt" style:font-size-asian="10.5pt" style:font-size-complex="10.5pt"/>
    </style:style>
    <style:style style:name="T660" style:parent-style-name="Fuentedepárrafopredeter." style:family="text">
      <style:text-properties fo:font-size="10.5pt" style:font-size-asian="10.5pt" style:font-size-complex="10.5pt"/>
    </style:style>
    <style:style style:name="T661" style:parent-style-name="Fuentedepárrafopredeter." style:family="text">
      <style:text-properties fo:color="#800000" fo:font-size="10.5pt" style:font-size-asian="10.5pt" style:font-size-complex="10.5pt"/>
    </style:style>
    <style:style style:name="T662" style:parent-style-name="Fuentedepárrafopredeter." style:family="text">
      <style:text-properties fo:font-size="10.5pt" style:font-size-asian="10.5pt" style:font-size-complex="10.5pt"/>
    </style:style>
    <style:style style:name="T663" style:parent-style-name="Fuentedepárrafopredeter." style:family="text">
      <style:text-properties fo:color="#943634" fo:font-size="10.5pt" style:font-size-asian="10.5pt" style:font-size-complex="10.5pt"/>
    </style:style>
    <style:style style:name="T664" style:parent-style-name="Fuentedepárrafopredeter." style:family="text">
      <style:text-properties fo:font-size="10.5pt" style:font-size-asian="10.5pt" style:font-size-complex="10.5pt"/>
    </style:style>
    <style:style style:name="T665" style:parent-style-name="Fuentedepárrafopredeter." style:family="text">
      <style:text-properties fo:font-size="10.5pt" style:font-size-asian="10.5pt" style:font-size-complex="10.5pt"/>
    </style:style>
    <style:style style:name="T666" style:parent-style-name="Fuentedepárrafopredeter." style:family="text">
      <style:text-properties fo:font-size="10.5pt" style:font-size-asian="10.5pt" style:font-size-complex="10.5pt"/>
    </style:style>
    <style:style style:name="T667" style:parent-style-name="Fuentedepárrafopredeter." style:family="text">
      <style:text-properties fo:font-size="10.5pt" style:font-size-asian="10.5pt" style:font-size-complex="10.5pt"/>
    </style:style>
    <style:style style:name="T668" style:parent-style-name="Fuentedepárrafopredeter." style:family="text">
      <style:text-properties style:text-position="-33.3% 100%" fo:font-size="10.5pt" style:font-size-asian="10.5pt" style:font-size-complex="10.5pt"/>
    </style:style>
    <style:style style:name="T669" style:parent-style-name="Fuentedepárrafopredeter." style:family="text">
      <style:text-properties fo:font-size="10.5pt" style:font-size-asian="10.5pt" style:font-size-complex="10.5pt"/>
    </style:style>
    <style:style style:name="T670" style:parent-style-name="Fuentedepárrafopredeter." style:family="text">
      <style:text-properties fo:color="#800000" fo:font-size="10.5pt" style:font-size-asian="10.5pt" style:font-size-complex="10.5pt"/>
    </style:style>
    <style:style style:name="T671" style:parent-style-name="Fuentedepárrafopredeter." style:family="text">
      <style:text-properties fo:font-size="10.5pt" style:font-size-asian="10.5pt" style:font-size-complex="10.5pt"/>
    </style:style>
    <style:style style:name="T672" style:parent-style-name="Fuentedepárrafopredeter." style:family="text">
      <style:text-properties fo:color="#800000" fo:font-size="10.5pt" style:font-size-asian="10.5pt" style:font-size-complex="10.5pt"/>
    </style:style>
    <style:style style:name="T673" style:parent-style-name="Fuentedepárrafopredeter." style:family="text">
      <style:text-properties fo:font-size="10.5pt" style:font-size-asian="10.5pt" style:font-size-complex="10.5pt"/>
    </style:style>
    <style:style style:name="T674" style:parent-style-name="Fuentedepárrafopredeter." style:family="text">
      <style:text-properties fo:font-size="10.5pt" style:font-size-asian="10.5pt" style:font-size-complex="10.5pt"/>
    </style:style>
    <style:style style:name="T675" style:parent-style-name="Fuentedepárrafopredeter." style:family="text">
      <style:text-properties fo:font-size="10.5pt" style:font-size-asian="10.5pt" style:font-size-complex="10.5pt"/>
    </style:style>
    <style:style style:name="T676" style:parent-style-name="Fuentedepárrafopredeter." style:family="text">
      <style:text-properties fo:font-size="10.5pt" style:font-size-asian="10.5pt" style:font-size-complex="10.5pt"/>
    </style:style>
    <style:style style:name="T677" style:parent-style-name="Fuentedepárrafopredeter." style:family="text">
      <style:text-properties style:text-position="-33.3% 100%" fo:font-size="10.5pt" style:font-size-asian="10.5pt" style:font-size-complex="10.5pt"/>
    </style:style>
    <style:style style:name="T678" style:parent-style-name="Fuentedepárrafopredeter." style:family="text">
      <style:text-properties fo:font-size="10.5pt" style:font-size-asian="10.5pt" style:font-size-complex="10.5pt"/>
    </style:style>
    <style:style style:name="T679" style:parent-style-name="Fuentedepárrafopredeter." style:family="text">
      <style:text-properties fo:color="#800000" fo:font-size="10.5pt" style:font-size-asian="10.5pt" style:font-size-complex="10.5pt"/>
    </style:style>
    <style:style style:name="T680" style:parent-style-name="Fuentedepárrafopredeter." style:family="text">
      <style:text-properties fo:font-size="10.5pt" style:font-size-asian="10.5pt" style:font-size-complex="10.5pt"/>
    </style:style>
    <style:style style:name="T681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682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683" style:parent-style-name="Fuentedepárrafopredeter." style:family="text">
      <style:text-properties fo:font-size="10.5pt" style:font-size-asian="10.5pt" style:font-size-complex="10.5pt"/>
    </style:style>
    <style:style style:name="T684" style:parent-style-name="Fuentedepárrafopredeter." style:family="text">
      <style:text-properties fo:color="#800000" fo:font-size="10.5pt" style:font-size-asian="10.5pt" style:font-size-complex="10.5pt"/>
    </style:style>
    <style:style style:name="T685" style:parent-style-name="Fuentedepárrafopredeter." style:family="text">
      <style:text-properties fo:font-size="10.5pt" style:font-size-asian="10.5pt" style:font-size-complex="10.5pt"/>
    </style:style>
    <style:style style:name="T686" style:parent-style-name="Fuentedepárrafopredeter." style:family="text">
      <style:text-properties fo:font-size="10.5pt" style:font-size-asian="10.5pt" style:font-size-complex="10.5pt"/>
    </style:style>
    <style:style style:name="T687" style:parent-style-name="Fuentedepárrafopredeter." style:family="text">
      <style:text-properties fo:font-size="10.5pt" style:font-size-asian="10.5pt" style:font-size-complex="10.5pt"/>
    </style:style>
    <style:style style:name="T688" style:parent-style-name="Fuentedepárrafopredeter." style:family="text">
      <style:text-properties fo:font-size="10.5pt" style:font-size-asian="10.5pt" style:font-size-complex="10.5pt"/>
    </style:style>
    <style:style style:name="T689" style:parent-style-name="Fuentedepárrafopredeter." style:family="text">
      <style:text-properties style:text-position="-33.3% 100%" fo:font-size="10.5pt" style:font-size-asian="10.5pt" style:font-size-complex="10.5pt"/>
    </style:style>
    <style:style style:name="T690" style:parent-style-name="Fuentedepárrafopredeter." style:family="text">
      <style:text-properties fo:font-size="10.5pt" style:font-size-asian="10.5pt" style:font-size-complex="10.5pt"/>
    </style:style>
    <style:style style:name="T691" style:parent-style-name="Fuentedepárrafopredeter." style:family="text">
      <style:text-properties fo:color="#800000" fo:font-size="10.5pt" style:font-size-asian="10.5pt" style:font-size-complex="10.5pt"/>
    </style:style>
    <style:style style:name="T692" style:parent-style-name="Fuentedepárrafopredeter." style:family="text">
      <style:text-properties fo:font-size="10.5pt" style:font-size-asian="10.5pt" style:font-size-complex="10.5pt"/>
    </style:style>
    <style:style style:name="T693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694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695" style:parent-style-name="Fuentedepárrafopredeter." style:family="text">
      <style:text-properties fo:font-size="10.5pt" style:font-size-asian="10.5pt" style:font-size-complex="10.5pt"/>
    </style:style>
    <style:style style:name="T696" style:parent-style-name="Fuentedepárrafopredeter." style:family="text">
      <style:text-properties fo:color="#800000" fo:font-size="10.5pt" style:font-size-asian="10.5pt" style:font-size-complex="10.5pt"/>
    </style:style>
    <style:style style:name="T697" style:parent-style-name="Fuentedepárrafopredeter." style:family="text">
      <style:text-properties fo:color="#800000" fo:font-size="10.5pt" style:font-size-asian="10.5pt" style:font-size-complex="10.5pt"/>
    </style:style>
    <style:style style:name="T698" style:parent-style-name="Fuentedepárrafopredeter." style:family="text">
      <style:text-properties fo:font-size="10.5pt" style:font-size-asian="10.5pt" style:font-size-complex="10.5pt"/>
    </style:style>
    <style:style style:name="T699" style:parent-style-name="Fuentedepárrafopredeter." style:family="text">
      <style:text-properties fo:font-size="10.5pt" style:font-size-asian="10.5pt" style:font-size-complex="10.5pt"/>
    </style:style>
    <style:style style:name="T700" style:parent-style-name="Fuentedepárrafopredeter." style:family="text">
      <style:text-properties fo:font-size="10.5pt" style:font-size-asian="10.5pt" style:font-size-complex="10.5pt"/>
    </style:style>
    <style:style style:name="T701" style:parent-style-name="Fuentedepárrafopredeter." style:family="text">
      <style:text-properties fo:font-size="10.5pt" style:font-size-asian="10.5pt" style:font-size-complex="10.5pt"/>
    </style:style>
    <style:style style:name="T702" style:parent-style-name="Fuentedepárrafopredeter." style:family="text">
      <style:text-properties fo:font-size="10.5pt" style:font-size-asian="10.5pt" style:font-size-complex="10.5pt"/>
    </style:style>
    <style:style style:name="T703" style:parent-style-name="Fuentedepárrafopredeter." style:family="text">
      <style:text-properties fo:color="#800000" fo:font-size="10.5pt" style:font-size-asian="10.5pt" style:font-size-complex="10.5pt"/>
    </style:style>
    <style:style style:name="P704" style:parent-style-name="Standard" style:family="paragraph">
      <style:text-properties fo:font-size="10.5pt" style:font-size-asian="10.5pt" style:font-size-complex="10.5pt"/>
    </style:style>
    <style:style style:name="P705" style:parent-style-name="Standard" style:family="paragraph">
      <style:text-properties fo:font-size="10.5pt" style:font-size-asian="10.5pt" style:font-size-complex="10.5pt"/>
    </style:style>
    <style:style style:name="T706" style:parent-style-name="Fuentedepárrafopredeter." style:family="text">
      <style:text-properties fo:font-size="10.5pt" style:font-size-asian="10.5pt" style:font-size-complex="10.5pt"/>
    </style:style>
    <style:style style:name="T707" style:parent-style-name="Fuentedepárrafopredeter." style:family="text">
      <style:text-properties fo:font-size="10.5pt" style:font-size-asian="10.5pt" style:font-size-complex="10.5pt"/>
    </style:style>
    <style:style style:name="T708" style:parent-style-name="Fuentedepárrafopredeter." style:family="text">
      <style:text-properties fo:font-size="10.5pt" style:font-size-asian="10.5pt" style:font-size-complex="10.5pt"/>
    </style:style>
    <style:style style:name="T709" style:parent-style-name="Fuentedepárrafopredeter." style:family="text">
      <style:text-properties fo:font-size="10.5pt" style:font-size-asian="10.5pt" style:font-size-complex="10.5pt"/>
    </style:style>
    <style:style style:name="T710" style:parent-style-name="Fuentedepárrafopredeter." style:family="text">
      <style:text-properties style:text-position="-33.3% 100%" fo:font-size="10.5pt" style:font-size-asian="10.5pt" style:font-size-complex="10.5pt"/>
    </style:style>
    <style:style style:name="T711" style:parent-style-name="Fuentedepárrafopredeter." style:family="text">
      <style:text-properties fo:font-size="10.5pt" style:font-size-asian="10.5pt" style:font-size-complex="10.5pt"/>
    </style:style>
    <style:style style:name="T712" style:parent-style-name="Fuentedepárrafopredeter." style:family="text">
      <style:text-properties fo:color="#800000" fo:font-size="10.5pt" style:font-size-asian="10.5pt" style:font-size-complex="10.5pt"/>
    </style:style>
    <style:style style:name="T713" style:parent-style-name="Fuentedepárrafopredeter." style:family="text">
      <style:text-properties fo:font-size="10.5pt" style:font-size-asian="10.5pt" style:font-size-complex="10.5pt"/>
    </style:style>
    <style:style style:name="T714" style:parent-style-name="Fuentedepárrafopredeter." style:family="text">
      <style:text-properties fo:color="#800000" fo:font-size="10.5pt" style:font-size-asian="10.5pt" style:font-size-complex="10.5pt"/>
    </style:style>
    <style:style style:name="T715" style:parent-style-name="Fuentedepárrafopredeter." style:family="text">
      <style:text-properties fo:font-size="10.5pt" style:font-size-asian="10.5pt" style:font-size-complex="10.5pt"/>
    </style:style>
    <style:style style:name="T716" style:parent-style-name="Fuentedepárrafopredeter." style:family="text">
      <style:text-properties fo:font-size="10.5pt" style:font-size-asian="10.5pt" style:font-size-complex="10.5pt"/>
    </style:style>
    <style:style style:name="T717" style:parent-style-name="Fuentedepárrafopredeter." style:family="text">
      <style:text-properties fo:font-size="10.5pt" style:font-size-asian="10.5pt" style:font-size-complex="10.5pt"/>
    </style:style>
    <style:style style:name="T718" style:parent-style-name="Fuentedepárrafopredeter." style:family="text">
      <style:text-properties fo:font-size="10.5pt" style:font-size-asian="10.5pt" style:font-size-complex="10.5pt"/>
    </style:style>
    <style:style style:name="T719" style:parent-style-name="Fuentedepárrafopredeter." style:family="text">
      <style:text-properties fo:font-size="10.5pt" style:font-size-asian="10.5pt" style:font-size-complex="10.5pt"/>
    </style:style>
    <style:style style:name="T720" style:parent-style-name="Fuentedepárrafopredeter." style:family="text">
      <style:text-properties fo:font-size="10.5pt" style:font-size-asian="10.5pt" style:font-size-complex="10.5pt"/>
    </style:style>
    <style:style style:name="T721" style:parent-style-name="Fuentedepárrafopredeter." style:family="text">
      <style:text-properties fo:color="#800000" fo:font-size="10.5pt" style:font-size-asian="10.5pt" style:font-size-complex="10.5pt"/>
    </style:style>
    <style:style style:name="T722" style:parent-style-name="Fuentedepárrafopredeter." style:family="text">
      <style:text-properties fo:font-size="10.5pt" style:font-size-asian="10.5pt" style:font-size-complex="10.5pt"/>
    </style:style>
    <style:style style:name="T723" style:parent-style-name="Fuentedepárrafopredeter." style:family="text">
      <style:text-properties fo:font-size="10.5pt" style:font-size-asian="10.5pt" style:font-size-complex="10.5pt"/>
    </style:style>
    <style:style style:name="T724" style:parent-style-name="Fuentedepárrafopredeter." style:family="text">
      <style:text-properties fo:font-size="10.5pt" style:font-size-asian="10.5pt" style:font-size-complex="10.5pt"/>
    </style:style>
    <style:style style:name="T725" style:parent-style-name="Fuentedepárrafopredeter." style:family="text">
      <style:text-properties fo:font-size="10.5pt" style:font-size-asian="10.5pt" style:font-size-complex="10.5pt"/>
    </style:style>
    <style:style style:name="T726" style:parent-style-name="Fuentedepárrafopredeter." style:family="text">
      <style:text-properties style:text-position="-33.3% 100%" fo:font-size="10.5pt" style:font-size-asian="10.5pt" style:font-size-complex="10.5pt"/>
    </style:style>
    <style:style style:name="T727" style:parent-style-name="Fuentedepárrafopredeter." style:family="text">
      <style:text-properties fo:font-size="10.5pt" style:font-size-asian="10.5pt" style:font-size-complex="10.5pt"/>
    </style:style>
    <style:style style:name="T728" style:parent-style-name="Fuentedepárrafopredeter." style:family="text">
      <style:text-properties fo:color="#800000" fo:font-size="10.5pt" style:font-size-asian="10.5pt" style:font-size-complex="10.5pt"/>
    </style:style>
    <style:style style:name="T729" style:parent-style-name="Fuentedepárrafopredeter." style:family="text">
      <style:text-properties fo:font-size="10.5pt" style:font-size-asian="10.5pt" style:font-size-complex="10.5pt"/>
    </style:style>
    <style:style style:name="T730" style:parent-style-name="Fuentedepárrafopredeter." style:family="text">
      <style:text-properties fo:font-size="10.5pt" style:font-size-asian="10.5pt" style:font-size-complex="10.5pt"/>
    </style:style>
    <style:style style:name="T731" style:parent-style-name="Fuentedepárrafopredeter." style:family="text">
      <style:text-properties fo:color="#800000" fo:font-size="10.5pt" style:font-size-asian="10.5pt" style:font-size-complex="10.5pt"/>
    </style:style>
    <style:style style:name="T732" style:parent-style-name="Fuentedepárrafopredeter." style:family="text">
      <style:text-properties fo:font-size="10.5pt" style:font-size-asian="10.5pt" style:font-size-complex="10.5pt"/>
    </style:style>
    <style:style style:name="T733" style:parent-style-name="Fuentedepárrafopredeter." style:family="text">
      <style:text-properties fo:font-size="10.5pt" style:font-size-asian="10.5pt" style:font-size-complex="10.5pt"/>
    </style:style>
    <style:style style:name="T734" style:parent-style-name="Fuentedepárrafopredeter." style:family="text">
      <style:text-properties fo:font-size="10.5pt" style:font-size-asian="10.5pt" style:font-size-complex="10.5pt"/>
    </style:style>
    <style:style style:name="T735" style:parent-style-name="Fuentedepárrafopredeter." style:family="text">
      <style:text-properties fo:font-size="10.5pt" style:font-size-asian="10.5pt" style:font-size-complex="10.5pt"/>
    </style:style>
    <style:style style:name="T736" style:parent-style-name="Fuentedepárrafopredeter." style:family="text">
      <style:text-properties fo:font-size="10.5pt" style:font-size-asian="10.5pt" style:font-size-complex="10.5pt"/>
    </style:style>
    <style:style style:name="T737" style:parent-style-name="Fuentedepárrafopredeter." style:family="text">
      <style:text-properties fo:font-size="10.5pt" style:font-size-asian="10.5pt" style:font-size-complex="10.5pt"/>
    </style:style>
    <style:style style:name="T738" style:parent-style-name="Fuentedepárrafopredeter." style:family="text">
      <style:text-properties fo:color="#800000" fo:font-size="10.5pt" style:font-size-asian="10.5pt" style:font-size-complex="10.5pt"/>
    </style:style>
    <style:style style:name="T739" style:parent-style-name="Fuentedepárrafopredeter." style:family="text">
      <style:text-properties fo:font-size="10.5pt" style:font-size-asian="10.5pt" style:font-size-complex="10.5pt"/>
    </style:style>
    <style:style style:name="T740" style:parent-style-name="Fuentedepárrafopredeter." style:family="text">
      <style:text-properties fo:font-size="10.5pt" style:font-size-asian="10.5pt" style:font-size-complex="10.5pt"/>
    </style:style>
    <style:style style:name="T741" style:parent-style-name="Fuentedepárrafopredeter." style:family="text">
      <style:text-properties fo:font-size="10.5pt" style:font-size-asian="10.5pt" style:font-size-complex="10.5pt"/>
    </style:style>
    <style:style style:name="T742" style:parent-style-name="Fuentedepárrafopredeter." style:family="text">
      <style:text-properties fo:font-size="10.5pt" style:font-size-asian="10.5pt" style:font-size-complex="10.5pt"/>
    </style:style>
    <style:style style:name="T743" style:parent-style-name="Fuentedepárrafopredeter." style:family="text">
      <style:text-properties style:text-position="-33.3% 100%" fo:font-size="10.5pt" style:font-size-asian="10.5pt" style:font-size-complex="10.5pt"/>
    </style:style>
    <style:style style:name="T744" style:parent-style-name="Fuentedepárrafopredeter." style:family="text">
      <style:text-properties fo:font-size="10.5pt" style:font-size-asian="10.5pt" style:font-size-complex="10.5pt"/>
    </style:style>
    <style:style style:name="T745" style:parent-style-name="Fuentedepárrafopredeter." style:family="text">
      <style:text-properties fo:color="#800000" fo:font-size="10.5pt" style:font-size-asian="10.5pt" style:font-size-complex="10.5pt"/>
    </style:style>
    <style:style style:name="T746" style:parent-style-name="Fuentedepárrafopredeter." style:family="text">
      <style:text-properties fo:font-size="10.5pt" style:font-size-asian="10.5pt" style:font-size-complex="10.5pt"/>
    </style:style>
    <style:style style:name="T747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748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749" style:parent-style-name="Fuentedepárrafopredeter." style:family="text">
      <style:text-properties fo:font-size="10.5pt" style:font-size-asian="10.5pt" style:font-size-complex="10.5pt"/>
    </style:style>
    <style:style style:name="T750" style:parent-style-name="Fuentedepárrafopredeter." style:family="text">
      <style:text-properties fo:color="#800000" fo:font-size="10.5pt" style:font-size-asian="10.5pt" style:font-size-complex="10.5pt"/>
    </style:style>
    <style:style style:name="T751" style:parent-style-name="Fuentedepárrafopredeter." style:family="text">
      <style:text-properties fo:font-size="10.5pt" style:font-size-asian="10.5pt" style:font-size-complex="10.5pt"/>
    </style:style>
    <style:style style:name="T752" style:parent-style-name="Fuentedepárrafopredeter." style:family="text">
      <style:text-properties fo:font-size="10.5pt" style:font-size-asian="10.5pt" style:font-size-complex="10.5pt"/>
    </style:style>
    <style:style style:name="T753" style:parent-style-name="Fuentedepárrafopredeter." style:family="text">
      <style:text-properties fo:font-size="10.5pt" style:font-size-asian="10.5pt" style:font-size-complex="10.5pt"/>
    </style:style>
    <style:style style:name="T754" style:parent-style-name="Fuentedepárrafopredeter." style:family="text">
      <style:text-properties fo:font-size="10.5pt" style:font-size-asian="10.5pt" style:font-size-complex="10.5pt"/>
    </style:style>
    <style:style style:name="T755" style:parent-style-name="Fuentedepárrafopredeter." style:family="text">
      <style:text-properties fo:font-size="10.5pt" style:font-size-asian="10.5pt" style:font-size-complex="10.5pt"/>
    </style:style>
    <style:style style:name="T756" style:parent-style-name="Fuentedepárrafopredeter." style:family="text">
      <style:text-properties fo:font-size="10.5pt" style:font-size-asian="10.5pt" style:font-size-complex="10.5pt"/>
    </style:style>
    <style:style style:name="T757" style:parent-style-name="Fuentedepárrafopredeter." style:family="text">
      <style:text-properties fo:color="#800000" fo:font-size="10.5pt" style:font-size-asian="10.5pt" style:font-size-complex="10.5pt"/>
    </style:style>
    <style:style style:name="T758" style:parent-style-name="Fuentedepárrafopredeter." style:family="text">
      <style:text-properties fo:font-size="10.5pt" style:font-size-asian="10.5pt" style:font-size-complex="10.5pt"/>
    </style:style>
    <style:style style:name="T759" style:parent-style-name="Fuentedepárrafopredeter." style:family="text">
      <style:text-properties fo:font-size="10.5pt" style:font-size-asian="10.5pt" style:font-size-complex="10.5pt"/>
    </style:style>
    <style:style style:name="T760" style:parent-style-name="Fuentedepárrafopredeter." style:family="text">
      <style:text-properties fo:font-size="10.5pt" style:font-size-asian="10.5pt" style:font-size-complex="10.5pt"/>
    </style:style>
    <style:style style:name="T761" style:parent-style-name="Fuentedepárrafopredeter." style:family="text">
      <style:text-properties fo:font-size="10.5pt" style:font-size-asian="10.5pt" style:font-size-complex="10.5pt"/>
    </style:style>
    <style:style style:name="T762" style:parent-style-name="Fuentedepárrafopredeter." style:family="text">
      <style:text-properties fo:color="#800000" fo:font-size="10.5pt" style:font-size-asian="10.5pt" style:font-size-complex="10.5pt"/>
    </style:style>
    <style:style style:name="P763" style:parent-style-name="Standard" style:family="paragraph">
      <style:text-properties fo:font-size="10.5pt" style:font-size-asian="10.5pt" style:font-size-complex="10.5pt"/>
    </style:style>
    <style:style style:name="T764" style:parent-style-name="Fuentedepárrafopredeter." style:family="text">
      <style:text-properties fo:font-size="10.5pt" style:font-size-asian="10.5pt" style:font-size-complex="10.5pt"/>
    </style:style>
    <style:style style:name="T765" style:parent-style-name="Fuentedepárrafopredeter." style:family="text">
      <style:text-properties fo:font-size="10.5pt" style:font-size-asian="10.5pt" style:font-size-complex="10.5pt"/>
    </style:style>
    <style:style style:name="T766" style:parent-style-name="Fuentedepárrafopredeter." style:family="text">
      <style:text-properties fo:font-size="10.5pt" style:font-size-asian="10.5pt" style:font-size-complex="10.5pt"/>
    </style:style>
    <style:style style:name="T767" style:parent-style-name="Fuentedepárrafopredeter." style:family="text">
      <style:text-properties fo:font-size="10.5pt" style:font-size-asian="10.5pt" style:font-size-complex="10.5pt"/>
    </style:style>
    <style:style style:name="T768" style:parent-style-name="Fuentedepárrafopredeter." style:family="text">
      <style:text-properties fo:color="#800000" fo:font-size="10.5pt" style:font-size-asian="10.5pt" style:font-size-complex="10.5pt"/>
    </style:style>
    <style:style style:name="T769" style:parent-style-name="Fuentedepárrafopredeter." style:family="text">
      <style:text-properties fo:font-size="10.5pt" style:font-size-asian="10.5pt" style:font-size-complex="10.5pt"/>
    </style:style>
    <style:style style:name="T770" style:parent-style-name="Fuentedepárrafopredeter." style:family="text">
      <style:text-properties fo:font-size="10.5pt" style:font-size-asian="10.5pt" style:font-size-complex="10.5pt"/>
    </style:style>
    <style:style style:name="T771" style:parent-style-name="Fuentedepárrafopredeter." style:family="text">
      <style:text-properties fo:font-size="10.5pt" style:font-size-asian="10.5pt" style:font-size-complex="10.5pt"/>
    </style:style>
    <style:style style:name="T772" style:parent-style-name="Fuentedepárrafopredeter." style:family="text">
      <style:text-properties fo:font-size="10.5pt" style:font-size-asian="10.5pt" style:font-size-complex="10.5pt"/>
    </style:style>
    <style:style style:name="T773" style:parent-style-name="Fuentedepárrafopredeter." style:family="text">
      <style:text-properties fo:font-size="10.5pt" style:font-size-asian="10.5pt" style:font-size-complex="10.5pt"/>
    </style:style>
    <style:style style:name="T774" style:parent-style-name="Fuentedepárrafopredeter." style:family="text">
      <style:text-properties fo:font-size="10.5pt" style:font-size-asian="10.5pt" style:font-size-complex="10.5pt"/>
    </style:style>
    <style:style style:name="T775" style:parent-style-name="Fuentedepárrafopredeter." style:family="text">
      <style:text-properties fo:font-size="10.5pt" style:font-size-asian="10.5pt" style:font-size-complex="10.5pt"/>
    </style:style>
    <style:style style:name="T776" style:parent-style-name="Fuentedepárrafopredeter." style:family="text">
      <style:text-properties style:text-position="-33.3% 100%" fo:font-size="10.5pt" style:font-size-asian="10.5pt" style:font-size-complex="10.5pt"/>
    </style:style>
    <style:style style:name="T777" style:parent-style-name="Fuentedepárrafopredeter." style:family="text">
      <style:text-properties fo:font-size="10.5pt" style:font-size-asian="10.5pt" style:font-size-complex="10.5pt"/>
    </style:style>
    <style:style style:name="T778" style:parent-style-name="Fuentedepárrafopredeter." style:family="text">
      <style:text-properties fo:color="#800000" fo:font-size="10.5pt" style:font-size-asian="10.5pt" style:font-size-complex="10.5pt"/>
    </style:style>
    <style:style style:name="T779" style:parent-style-name="Fuentedepárrafopredeter." style:family="text">
      <style:text-properties fo:font-size="10.5pt" style:font-size-asian="10.5pt" style:font-size-complex="10.5pt"/>
    </style:style>
    <style:style style:name="T780" style:parent-style-name="Fuentedepárrafopredeter." style:family="text">
      <style:text-properties style:text-position="-33.3% 100%" fo:font-size="10.5pt" style:font-size-asian="10.5pt" style:font-size-complex="10.5pt"/>
    </style:style>
    <style:style style:name="T781" style:parent-style-name="Fuentedepárrafopredeter." style:family="text">
      <style:text-properties fo:font-size="10.5pt" style:font-size-asian="10.5pt" style:font-size-complex="10.5pt"/>
    </style:style>
    <style:style style:name="T782" style:parent-style-name="Fuentedepárrafopredeter." style:family="text">
      <style:text-properties fo:color="#800000" fo:font-size="10.5pt" style:font-size-asian="10.5pt" style:font-size-complex="10.5pt"/>
    </style:style>
    <style:style style:name="T783" style:parent-style-name="Fuentedepárrafopredeter." style:family="text">
      <style:text-properties fo:font-size="10.5pt" style:font-size-asian="10.5pt" style:font-size-complex="10.5pt"/>
    </style:style>
    <style:style style:name="T784" style:parent-style-name="Fuentedepárrafopredeter." style:family="text">
      <style:text-properties fo:font-size="10.5pt" style:font-size-asian="10.5pt" style:font-size-complex="10.5pt"/>
    </style:style>
    <style:style style:name="T785" style:parent-style-name="Fuentedepárrafopredeter." style:family="text">
      <style:text-properties fo:font-size="10.5pt" style:font-size-asian="10.5pt" style:font-size-complex="10.5pt"/>
    </style:style>
    <style:style style:name="T786" style:parent-style-name="Fuentedepárrafopredeter." style:family="text">
      <style:text-properties fo:font-size="10.5pt" style:font-size-asian="10.5pt" style:font-size-complex="10.5pt"/>
    </style:style>
    <style:style style:name="T787" style:parent-style-name="Fuentedepárrafopredeter." style:family="text">
      <style:text-properties fo:font-size="10.5pt" style:font-size-asian="10.5pt" style:font-size-complex="10.5pt"/>
    </style:style>
    <style:style style:name="T788" style:parent-style-name="Fuentedepárrafopredeter." style:family="text">
      <style:text-properties fo:font-size="10.5pt" style:font-size-asian="10.5pt" style:font-size-complex="10.5pt"/>
    </style:style>
    <style:style style:name="T789" style:parent-style-name="Fuentedepárrafopredeter." style:family="text">
      <style:text-properties fo:font-size="10.5pt" style:font-size-asian="10.5pt" style:font-size-complex="10.5pt"/>
    </style:style>
    <style:style style:name="T790" style:parent-style-name="Fuentedepárrafopredeter." style:family="text">
      <style:text-properties fo:font-size="10.5pt" style:font-size-asian="10.5pt" style:font-size-complex="10.5pt"/>
    </style:style>
    <style:style style:name="T791" style:parent-style-name="Fuentedepárrafopredeter." style:family="text">
      <style:text-properties style:text-position="-33.3% 100%" fo:font-size="10.5pt" style:font-size-asian="10.5pt" style:font-size-complex="10.5pt"/>
    </style:style>
    <style:style style:name="T792" style:parent-style-name="Fuentedepárrafopredeter." style:family="text">
      <style:text-properties fo:font-size="10.5pt" style:font-size-asian="10.5pt" style:font-size-complex="10.5pt"/>
    </style:style>
    <style:style style:name="T793" style:parent-style-name="Fuentedepárrafopredeter." style:family="text">
      <style:text-properties fo:font-size="10.5pt" style:font-size-asian="10.5pt" style:font-size-complex="10.5pt"/>
    </style:style>
    <style:style style:name="T794" style:parent-style-name="Fuentedepárrafopredeter." style:family="text">
      <style:text-properties fo:font-size="10.5pt" style:font-size-asian="10.5pt" style:font-size-complex="10.5pt"/>
    </style:style>
    <style:style style:name="T795" style:parent-style-name="Fuentedepárrafopredeter." style:family="text">
      <style:text-properties fo:font-size="10.5pt" style:font-size-asian="10.5pt" style:font-size-complex="10.5pt"/>
    </style:style>
    <style:style style:name="T796" style:parent-style-name="Fuentedepárrafopredeter." style:family="text">
      <style:text-properties fo:font-size="10.5pt" style:font-size-asian="10.5pt" style:font-size-complex="10.5pt"/>
    </style:style>
    <style:style style:name="T797" style:parent-style-name="Fuentedepárrafopredeter." style:family="text">
      <style:text-properties fo:color="#800000" fo:font-size="10.5pt" style:font-size-asian="10.5pt" style:font-size-complex="10.5pt"/>
    </style:style>
    <style:style style:name="P798" style:parent-style-name="Standard" style:family="paragraph">
      <style:text-properties fo:font-size="10.5pt" style:font-size-asian="10.5pt" style:font-size-complex="10.5pt"/>
    </style:style>
    <style:style style:name="T799" style:parent-style-name="Fuentedepárrafopredeter." style:family="text">
      <style:text-properties fo:font-size="10.5pt" style:font-size-asian="10.5pt" style:font-size-complex="10.5pt"/>
    </style:style>
    <style:style style:name="T800" style:parent-style-name="Fuentedepárrafopredeter." style:family="text">
      <style:text-properties fo:font-size="10.5pt" style:font-size-asian="10.5pt" style:font-size-complex="10.5pt"/>
    </style:style>
    <style:style style:name="T801" style:parent-style-name="Fuentedepárrafopredeter." style:family="text">
      <style:text-properties fo:font-size="10.5pt" style:font-size-asian="10.5pt" style:font-size-complex="10.5pt"/>
    </style:style>
    <style:style style:name="T802" style:parent-style-name="Fuentedepárrafopredeter." style:family="text">
      <style:text-properties fo:font-size="10.5pt" style:font-size-asian="10.5pt" style:font-size-complex="10.5pt"/>
    </style:style>
    <style:style style:name="T803" style:parent-style-name="Fuentedepárrafopredeter." style:family="text">
      <style:text-properties style:text-position="-33.3% 100%" fo:font-size="10.5pt" style:font-size-asian="10.5pt" style:font-size-complex="10.5pt"/>
    </style:style>
    <style:style style:name="T804" style:parent-style-name="Fuentedepárrafopredeter." style:family="text">
      <style:text-properties fo:font-size="10.5pt" style:font-size-asian="10.5pt" style:font-size-complex="10.5pt"/>
    </style:style>
    <style:style style:name="T805" style:parent-style-name="Fuentedepárrafopredeter." style:family="text">
      <style:text-properties fo:color="#800000" fo:font-size="10.5pt" style:font-size-asian="10.5pt" style:font-size-complex="10.5pt"/>
    </style:style>
    <style:style style:name="T806" style:parent-style-name="Fuentedepárrafopredeter." style:family="text">
      <style:text-properties fo:font-size="10.5pt" style:font-size-asian="10.5pt" style:font-size-complex="10.5pt"/>
    </style:style>
    <style:style style:name="T807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808" style:parent-style-name="Fuentedepárrafopredeter.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809" style:parent-style-name="Fuentedepárrafopredeter." style:family="text">
      <style:text-properties fo:font-size="10.5pt" style:font-size-asian="10.5pt" style:font-size-complex="10.5pt"/>
    </style:style>
    <style:style style:name="T810" style:parent-style-name="Fuentedepárrafopredeter." style:family="text">
      <style:text-properties fo:color="#800000" fo:font-size="10.5pt" style:font-size-asian="10.5pt" style:font-size-complex="10.5pt"/>
    </style:style>
    <style:style style:name="T811" style:parent-style-name="Fuentedepárrafopredeter." style:family="text">
      <style:text-properties fo:font-size="10.5pt" style:font-size-asian="10.5pt" style:font-size-complex="10.5pt"/>
    </style:style>
    <style:style style:name="T812" style:parent-style-name="Fuentedepárrafopredeter." style:family="text">
      <style:text-properties fo:font-size="10.5pt" style:font-size-asian="10.5pt" style:font-size-complex="10.5pt"/>
    </style:style>
    <style:style style:name="T813" style:parent-style-name="Fuentedepárrafopredeter." style:family="text">
      <style:text-properties fo:font-size="10.5pt" style:font-size-asian="10.5pt" style:font-size-complex="10.5pt"/>
    </style:style>
    <style:style style:name="T814" style:parent-style-name="Fuentedepárrafopredeter." style:family="text">
      <style:text-properties fo:font-size="10.5pt" style:font-size-asian="10.5pt" style:font-size-complex="10.5pt"/>
    </style:style>
    <style:style style:name="T815" style:parent-style-name="Fuentedepárrafopredeter." style:family="text">
      <style:text-properties fo:font-size="10.5pt" style:font-size-asian="10.5pt" style:font-size-complex="10.5pt"/>
    </style:style>
    <style:style style:name="T816" style:parent-style-name="Fuentedepárrafopredeter." style:family="text">
      <style:text-properties fo:color="#800000" fo:font-size="10.5pt" style:font-size-asian="10.5pt" style:font-size-complex="10.5pt"/>
    </style:style>
    <style:style style:name="T817" style:parent-style-name="Fuentedepárrafopredeter." style:family="text">
      <style:text-properties fo:font-size="10.5pt" style:font-size-asian="10.5pt" style:font-size-complex="10.5pt"/>
    </style:style>
    <style:style style:name="T818" style:parent-style-name="Fuentedepárrafopredeter." style:family="text">
      <style:text-properties fo:font-size="10.5pt" style:font-size-asian="10.5pt" style:font-size-complex="10.5pt"/>
    </style:style>
    <style:style style:name="T819" style:parent-style-name="Fuentedepárrafopredeter." style:family="text">
      <style:text-properties fo:font-size="10.5pt" style:font-size-asian="10.5pt" style:font-size-complex="10.5pt"/>
    </style:style>
    <style:style style:name="T820" style:parent-style-name="Fuentedepárrafopredeter." style:family="text">
      <style:text-properties fo:font-size="10.5pt" style:font-size-asian="10.5pt" style:font-size-complex="10.5pt"/>
    </style:style>
    <style:style style:name="T821" style:parent-style-name="Fuentedepárrafopredeter." style:family="text">
      <style:text-properties fo:font-size="10.5pt" style:font-size-asian="10.5pt" style:font-size-complex="10.5pt"/>
    </style:style>
    <style:style style:name="T822" style:parent-style-name="Fuentedepárrafopredeter." style:family="text">
      <style:text-properties fo:color="#800000" fo:font-size="10.5pt" style:font-size-asian="10.5pt" style:font-size-complex="10.5pt"/>
    </style:style>
    <style:style style:name="T823" style:parent-style-name="Fuentedepárrafopredeter." style:family="text">
      <style:text-properties fo:color="#800000" fo:font-size="10.5pt" style:font-size-asian="10.5pt" style:font-size-complex="10.5pt"/>
    </style:style>
    <style:style style:name="T824" style:parent-style-name="Fuentedepárrafopredeter." style:family="text">
      <style:text-properties fo:font-size="10.5pt" style:font-size-asian="10.5pt" style:font-size-complex="10.5pt"/>
    </style:style>
    <style:style style:name="T825" style:parent-style-name="Fuentedepárrafopredeter." style:family="text">
      <style:text-properties style:text-position="-33.3% 100%" fo:font-size="10.5pt" style:font-size-asian="10.5pt" style:font-size-complex="10.5pt"/>
    </style:style>
    <style:style style:name="T826" style:parent-style-name="Fuentedepárrafopredeter." style:family="text">
      <style:text-properties fo:font-size="10.5pt" style:font-size-asian="10.5pt" style:font-size-complex="10.5pt"/>
    </style:style>
    <style:style style:name="T827" style:parent-style-name="Fuentedepárrafopredeter." style:family="text">
      <style:text-properties style:text-position="-33.3% 100%" fo:font-size="10.5pt" style:font-size-asian="10.5pt" style:font-size-complex="10.5pt"/>
    </style:style>
    <style:style style:name="T828" style:parent-style-name="Fuentedepárrafopredeter." style:family="text">
      <style:text-properties fo:font-size="10.5pt" style:font-size-asian="10.5pt" style:font-size-complex="10.5pt"/>
    </style:style>
    <style:style style:name="P829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830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831" style:parent-style-name="Fuentedepárrafopredeter." style:family="text">
      <style:text-properties fo:color="#943634" fo:font-size="10.5pt" style:font-size-asian="10.5pt" style:font-size-complex="10.5pt"/>
    </style:style>
    <style:style style:name="T832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833" style:parent-style-name="Fuentedepárrafopredeter." style:family="text">
      <style:text-properties fo:color="#943634" fo:font-size="10.5pt" style:font-size-asian="10.5pt" style:font-size-complex="10.5pt"/>
    </style:style>
    <style:style style:name="T834" style:parent-style-name="Fuentedepárrafopredeter." style:family="text">
      <style:text-properties fo:color="#943634" fo:font-size="10.5pt" style:font-size-asian="10.5pt" style:font-size-complex="10.5pt"/>
    </style:style>
    <style:style style:name="T835" style:parent-style-name="Fuentedepárrafopredeter." style:family="text">
      <style:text-properties fo:color="#943634" fo:font-size="10.5pt" style:font-size-asian="10.5pt" style:font-size-complex="10.5pt"/>
    </style:style>
    <style:style style:name="T836" style:parent-style-name="Fuentedepárrafopredeter." style:family="text">
      <style:text-properties fo:color="#943634" fo:font-size="10.5pt" style:font-size-asian="10.5pt" style:font-size-complex="10.5pt"/>
    </style:style>
    <style:style style:name="T837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838" style:parent-style-name="Fuentedepárrafopredeter." style:family="text">
      <style:text-properties fo:color="#943634" fo:font-size="10.5pt" style:font-size-asian="10.5pt" style:font-size-complex="10.5pt"/>
    </style:style>
    <style:style style:name="T839" style:parent-style-name="Fuentedepárrafopredeter." style:family="text">
      <style:text-properties fo:color="#943634" fo:font-size="10.5pt" style:font-size-asian="10.5pt" style:font-size-complex="10.5pt"/>
    </style:style>
    <style:style style:name="T840" style:parent-style-name="Fuentedepárrafopredeter." style:family="text">
      <style:text-properties fo:color="#943634" fo:font-size="10.5pt" style:font-size-asian="10.5pt" style:font-size-complex="10.5pt"/>
    </style:style>
    <style:style style:name="T841" style:parent-style-name="Fuentedepárrafopredeter." style:family="text">
      <style:text-properties fo:color="#943634" fo:font-size="10.5pt" style:font-size-asian="10.5pt" style:font-size-complex="10.5pt"/>
    </style:style>
    <style:style style:name="T842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843" style:parent-style-name="Fuentedepárrafopredeter." style:family="text">
      <style:text-properties fo:color="#943634" fo:font-size="10.5pt" style:font-size-asian="10.5pt" style:font-size-complex="10.5pt"/>
    </style:style>
    <style:style style:name="T844" style:parent-style-name="Fuentedepárrafopredeter." style:family="text">
      <style:text-properties fo:color="#943634" fo:font-size="10.5pt" style:font-size-asian="10.5pt" style:font-size-complex="10.5pt"/>
    </style:style>
    <style:style style:name="T845" style:parent-style-name="Fuentedepárrafopredeter." style:family="text">
      <style:text-properties fo:color="#943634" fo:font-size="10.5pt" style:font-size-asian="10.5pt" style:font-size-complex="10.5pt"/>
    </style:style>
    <style:style style:name="T846" style:parent-style-name="Fuentedepárrafopredeter." style:family="text">
      <style:text-properties fo:color="#943634" fo:font-size="10.5pt" style:font-size-asian="10.5pt" style:font-size-complex="10.5pt"/>
    </style:style>
    <style:style style:name="T847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848" style:parent-style-name="Fuentedepárrafopredeter." style:family="text">
      <style:text-properties fo:color="#943634" fo:font-size="10.5pt" style:font-size-asian="10.5pt" style:font-size-complex="10.5pt"/>
    </style:style>
    <style:style style:name="T849" style:parent-style-name="Fuentedepárrafopredeter." style:family="text">
      <style:text-properties style:font-name="Times New Roman" style:font-name-asian="Times New Roman" style:font-name-complex="Times New Roman" fo:color="#943634" fo:font-size="10.5pt" style:font-size-asian="10.5pt" style:font-size-complex="10.5pt"/>
    </style:style>
    <style:style style:name="T850" style:parent-style-name="Fuentedepárrafopredeter." style:family="text">
      <style:text-properties style:font-name="Times New Roman" style:font-name-asian="Times New Roman" style:font-name-complex="Times New Roman" fo:color="#943634" fo:font-size="10.5pt" style:font-size-asian="10.5pt" style:font-size-complex="10.5pt"/>
    </style:style>
    <style:style style:name="T851" style:parent-style-name="Fuentedepárrafopredeter." style:family="text">
      <style:text-properties fo:color="#943634" fo:font-size="10.5pt" style:font-size-asian="10.5pt" style:font-size-complex="10.5pt"/>
    </style:style>
    <style:style style:name="T852" style:parent-style-name="Fuentedepárrafopredeter." style:family="text">
      <style:text-properties fo:color="#943634" fo:font-size="10.5pt" style:font-size-asian="10.5pt" style:font-size-complex="10.5pt"/>
    </style:style>
    <style:style style:name="T853" style:parent-style-name="Fuentedepárrafopredeter." style:family="text">
      <style:text-properties fo:color="#943634" fo:font-size="10.5pt" style:font-size-asian="10.5pt" style:font-size-complex="10.5pt"/>
    </style:style>
    <style:style style:name="T854" style:parent-style-name="Fuentedepárrafopredeter." style:family="text">
      <style:text-properties fo:color="#943634" fo:font-size="10.5pt" style:font-size-asian="10.5pt" style:font-size-complex="10.5pt"/>
    </style:style>
    <style:style style:name="T855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856" style:parent-style-name="Fuentedepárrafopredeter." style:family="text">
      <style:text-properties fo:color="#943634" fo:font-size="10.5pt" style:font-size-asian="10.5pt" style:font-size-complex="10.5pt"/>
    </style:style>
    <style:style style:name="T857" style:parent-style-name="Fuentedepárrafopredeter." style:family="text">
      <style:text-properties style:font-name="Times New Roman" style:font-name-asian="Times New Roman" style:font-name-complex="Times New Roman" fo:color="#943634" fo:font-size="10.5pt" style:font-size-asian="10.5pt" style:font-size-complex="10.5pt"/>
    </style:style>
    <style:style style:name="T858" style:parent-style-name="Fuentedepárrafopredeter." style:family="text">
      <style:text-properties style:font-name="Times New Roman" style:font-name-asian="Times New Roman" style:font-name-complex="Times New Roman" fo:color="#943634" fo:font-size="10.5pt" style:font-size-asian="10.5pt" style:font-size-complex="10.5pt"/>
    </style:style>
    <style:style style:name="T859" style:parent-style-name="Fuentedepárrafopredeter." style:family="text">
      <style:text-properties fo:color="#943634" fo:font-size="10.5pt" style:font-size-asian="10.5pt" style:font-size-complex="10.5pt"/>
    </style:style>
    <style:style style:name="T860" style:parent-style-name="Fuentedepárrafopredeter." style:family="text">
      <style:text-properties fo:color="#943634" fo:font-size="10.5pt" style:font-size-asian="10.5pt" style:font-size-complex="10.5pt"/>
    </style:style>
    <style:style style:name="T861" style:parent-style-name="Fuentedepárrafopredeter." style:family="text">
      <style:text-properties fo:color="#943634" fo:font-size="10.5pt" style:font-size-asian="10.5pt" style:font-size-complex="10.5pt"/>
    </style:style>
    <style:style style:name="T862" style:parent-style-name="Fuentedepárrafopredeter." style:family="text">
      <style:text-properties fo:color="#943634" fo:font-size="10.5pt" style:font-size-asian="10.5pt" style:font-size-complex="10.5pt"/>
    </style:style>
    <style:style style:name="T863" style:parent-style-name="Fuentedepárrafopredeter." style:family="text">
      <style:text-properties fo:color="#943634" fo:font-size="10.5pt" style:font-size-asian="10.5pt" style:font-size-complex="10.5pt"/>
    </style:style>
    <style:style style:name="T864" style:parent-style-name="Fuentedepárrafopredeter." style:family="text">
      <style:text-properties fo:color="#943634" fo:font-size="10.5pt" style:font-size-asian="10.5pt" style:font-size-complex="10.5pt"/>
    </style:style>
    <style:style style:name="T865" style:parent-style-name="Fuentedepárrafopredeter." style:family="text">
      <style:text-properties fo:color="#943634" fo:font-size="10.5pt" style:font-size-asian="10.5pt" style:font-size-complex="10.5pt"/>
    </style:style>
    <style:style style:name="T866" style:parent-style-name="Fuentedepárrafopredeter." style:family="text">
      <style:text-properties fo:color="#943634" fo:font-size="10.5pt" style:font-size-asian="10.5pt" style:font-size-complex="10.5pt"/>
    </style:style>
    <style:style style:name="T867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868" style:parent-style-name="Fuentedepárrafopredeter." style:family="text">
      <style:text-properties fo:color="#943634" fo:font-size="10.5pt" style:font-size-asian="10.5pt" style:font-size-complex="10.5pt"/>
    </style:style>
    <style:style style:name="T869" style:parent-style-name="Fuentedepárrafopredeter." style:family="text">
      <style:text-properties style:font-name="Times New Roman" style:font-name-asian="Times New Roman" style:font-name-complex="Times New Roman" fo:color="#943634" fo:font-size="10.5pt" style:font-size-asian="10.5pt" style:font-size-complex="10.5pt"/>
    </style:style>
    <style:style style:name="T870" style:parent-style-name="Fuentedepárrafopredeter." style:family="text">
      <style:text-properties style:font-name="Times New Roman" style:font-name-asian="Times New Roman" style:font-name-complex="Times New Roman" fo:color="#943634" fo:font-size="10.5pt" style:font-size-asian="10.5pt" style:font-size-complex="10.5pt"/>
    </style:style>
    <style:style style:name="T871" style:parent-style-name="Fuentedepárrafopredeter." style:family="text">
      <style:text-properties fo:color="#943634" fo:font-size="10.5pt" style:font-size-asian="10.5pt" style:font-size-complex="10.5pt"/>
    </style:style>
    <style:style style:name="T872" style:parent-style-name="Fuentedepárrafopredeter." style:family="text">
      <style:text-properties fo:color="#943634" fo:font-size="10.5pt" style:font-size-asian="10.5pt" style:font-size-complex="10.5pt"/>
    </style:style>
    <style:style style:name="T873" style:parent-style-name="Fuentedepárrafopredeter." style:family="text">
      <style:text-properties fo:color="#943634" fo:font-size="10.5pt" style:font-size-asian="10.5pt" style:font-size-complex="10.5pt"/>
    </style:style>
    <style:style style:name="T874" style:parent-style-name="Fuentedepárrafopredeter." style:family="text">
      <style:text-properties fo:color="#943634" fo:font-size="10.5pt" style:font-size-asian="10.5pt" style:font-size-complex="10.5pt"/>
    </style:style>
    <style:style style:name="T875" style:parent-style-name="Fuentedepárrafopredeter." style:family="text">
      <style:text-properties fo:color="#943634" fo:font-size="10.5pt" style:font-size-asian="10.5pt" style:font-size-complex="10.5pt"/>
    </style:style>
    <style:style style:name="T876" style:parent-style-name="Fuentedepárrafopredeter." style:family="text">
      <style:text-properties fo:color="#943634" fo:font-size="10.5pt" style:font-size-asian="10.5pt" style:font-size-complex="10.5pt"/>
    </style:style>
    <style:style style:name="T877" style:parent-style-name="Fuentedepárrafopredeter." style:family="text">
      <style:text-properties fo:color="#943634" fo:font-size="10.5pt" style:font-size-asian="10.5pt" style:font-size-complex="10.5pt"/>
    </style:style>
    <style:style style:name="T878" style:parent-style-name="Fuentedepárrafopredeter." style:family="text">
      <style:text-properties fo:color="#943634" fo:font-size="10.5pt" style:font-size-asian="10.5pt" style:font-size-complex="10.5pt"/>
    </style:style>
    <style:style style:name="T879" style:parent-style-name="Fuentedepárrafopredeter." style:family="text">
      <style:text-properties fo:color="#943634" fo:font-size="10.5pt" style:font-size-asian="10.5pt" style:font-size-complex="10.5pt"/>
    </style:style>
    <style:style style:name="T880" style:parent-style-name="Fuentedepárrafopredeter." style:family="text">
      <style:text-properties fo:color="#943634" fo:font-size="10.5pt" style:font-size-asian="10.5pt" style:font-size-complex="10.5pt"/>
    </style:style>
    <style:style style:name="T881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882" style:parent-style-name="Fuentedepárrafopredeter." style:family="text">
      <style:text-properties fo:color="#943634" fo:font-size="10.5pt" style:font-size-asian="10.5pt" style:font-size-complex="10.5pt"/>
    </style:style>
    <style:style style:name="T883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884" style:parent-style-name="Fuentedepárrafopredeter." style:family="text">
      <style:text-properties fo:color="#943634" fo:font-size="10.5pt" style:font-size-asian="10.5pt" style:font-size-complex="10.5pt"/>
    </style:style>
    <style:style style:name="P885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886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887" style:parent-style-name="Fuentedepárrafopredeter." style:family="text">
      <style:text-properties fo:font-size="10.5pt" style:font-size-asian="10.5pt" style:font-size-complex="10.5pt"/>
    </style:style>
    <style:style style:name="P888" style:parent-style-name="Standard" style:family="paragraph">
      <style:text-properties fo:font-size="10.5pt" style:font-size-asian="10.5pt" style:font-size-complex="10.5pt"/>
    </style:style>
    <style:style style:name="P889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890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891" style:parent-style-name="Fuentedepárrafopredeter." style:family="text">
      <style:text-properties fo:font-size="10.5pt" style:font-size-asian="10.5pt" style:font-size-complex="10.5pt"/>
    </style:style>
    <style:style style:name="T892" style:parent-style-name="Fuentedepárrafopredeter." style:family="text">
      <style:text-properties style:text-position="-33.3% 100%" fo:font-size="10.5pt" style:font-size-asian="10.5pt" style:font-size-complex="10.5pt"/>
    </style:style>
    <style:style style:name="T893" style:parent-style-name="Fuentedepárrafopredeter." style:family="text">
      <style:text-properties fo:font-size="10.5pt" style:font-size-asian="10.5pt" style:font-size-complex="10.5pt"/>
    </style:style>
    <style:style style:name="T894" style:parent-style-name="Fuentedepárrafopredeter." style:family="text">
      <style:text-properties fo:font-size="10.5pt" style:font-size-asian="10.5pt" style:font-size-complex="10.5pt"/>
    </style:style>
    <style:style style:name="T895" style:parent-style-name="Fuentedepárrafopredeter." style:family="text">
      <style:text-properties fo:font-size="10.5pt" style:font-size-asian="10.5pt" style:font-size-complex="10.5pt"/>
    </style:style>
    <style:style style:name="T896" style:parent-style-name="Fuentedepárrafopredeter." style:family="text">
      <style:text-properties fo:font-size="10.5pt" style:font-size-asian="10.5pt" style:font-size-complex="10.5pt"/>
    </style:style>
    <style:style style:name="T897" style:parent-style-name="Fuentedepárrafopredeter." style:family="text">
      <style:text-properties fo:font-size="10.5pt" style:font-size-asian="10.5pt" style:font-size-complex="10.5pt"/>
    </style:style>
    <style:style style:name="T898" style:parent-style-name="Fuentedepárrafopredeter." style:family="text">
      <style:text-properties fo:color="#800000" fo:font-size="10.5pt" style:font-size-asian="10.5pt" style:font-size-complex="10.5pt"/>
    </style:style>
    <style:style style:name="T899" style:parent-style-name="Fuentedepárrafopredeter." style:family="text">
      <style:text-properties fo:font-size="10.5pt" style:font-size-asian="10.5pt" style:font-size-complex="10.5pt"/>
    </style:style>
    <style:style style:name="T900" style:parent-style-name="Fuentedepárrafopredeter." style:family="text">
      <style:text-properties style:text-position="-33.3% 100%" fo:font-size="10.5pt" style:font-size-asian="10.5pt" style:font-size-complex="10.5pt"/>
    </style:style>
    <style:style style:name="T901" style:parent-style-name="Fuentedepárrafopredeter." style:family="text">
      <style:text-properties fo:font-size="10.5pt" style:font-size-asian="10.5pt" style:font-size-complex="10.5pt"/>
    </style:style>
    <style:style style:name="T902" style:parent-style-name="Fuentedepárrafopredeter." style:family="text">
      <style:text-properties fo:color="#800000" fo:font-size="10.5pt" style:font-size-asian="10.5pt" style:font-size-complex="10.5pt"/>
    </style:style>
    <style:style style:name="T903" style:parent-style-name="Fuentedepárrafopredeter." style:family="text">
      <style:text-properties fo:font-size="10.5pt" style:font-size-asian="10.5pt" style:font-size-complex="10.5pt"/>
    </style:style>
    <style:style style:name="T904" style:parent-style-name="Fuentedepárrafopredeter." style:family="text">
      <style:text-properties fo:font-size="10.5pt" style:font-size-asian="10.5pt" style:font-size-complex="10.5pt"/>
    </style:style>
    <style:style style:name="T905" style:parent-style-name="Fuentedepárrafopredeter." style:family="text">
      <style:text-properties fo:font-size="10.5pt" style:font-size-asian="10.5pt" style:font-size-complex="10.5pt"/>
    </style:style>
    <style:style style:name="T906" style:parent-style-name="Fuentedepárrafopredeter." style:family="text">
      <style:text-properties fo:font-size="10.5pt" style:font-size-asian="10.5pt" style:font-size-complex="10.5pt"/>
    </style:style>
    <style:style style:name="T907" style:parent-style-name="Fuentedepárrafopredeter." style:family="text">
      <style:text-properties fo:color="#800000" fo:font-size="10.5pt" style:font-size-asian="10.5pt" style:font-size-complex="10.5pt"/>
    </style:style>
    <style:style style:name="T908" style:parent-style-name="Fuentedepárrafopredeter." style:family="text">
      <style:text-properties fo:font-size="10.5pt" style:font-size-asian="10.5pt" style:font-size-complex="10.5pt"/>
    </style:style>
    <style:style style:name="T909" style:parent-style-name="Fuentedepárrafopredeter." style:family="text">
      <style:text-properties style:text-position="-33.3% 100%" fo:font-size="10.5pt" style:font-size-asian="10.5pt" style:font-size-complex="10.5pt"/>
    </style:style>
    <style:style style:name="T910" style:parent-style-name="Fuentedepárrafopredeter." style:family="text">
      <style:text-properties fo:font-size="10.5pt" style:font-size-asian="10.5pt" style:font-size-complex="10.5pt"/>
    </style:style>
    <style:style style:name="T911" style:parent-style-name="Fuentedepárrafopredeter." style:family="text">
      <style:text-properties fo:color="#800000" fo:font-size="10.5pt" style:font-size-asian="10.5pt" style:font-size-complex="10.5pt"/>
    </style:style>
    <style:style style:name="T912" style:parent-style-name="Fuentedepárrafopredeter." style:family="text">
      <style:text-properties fo:font-size="10.5pt" style:font-size-asian="10.5pt" style:font-size-complex="10.5pt"/>
    </style:style>
    <style:style style:name="T913" style:parent-style-name="Fuentedepárrafopredeter." style:family="text">
      <style:text-properties fo:font-size="10.5pt" style:font-size-asian="10.5pt" style:font-size-complex="10.5pt"/>
    </style:style>
    <style:style style:name="T914" style:parent-style-name="Fuentedepárrafopredeter." style:family="text">
      <style:text-properties fo:font-size="10.5pt" style:font-size-asian="10.5pt" style:font-size-complex="10.5pt"/>
    </style:style>
    <style:style style:name="T915" style:parent-style-name="Fuentedepárrafopredeter." style:family="text">
      <style:text-properties fo:font-size="10.5pt" style:font-size-asian="10.5pt" style:font-size-complex="10.5pt"/>
    </style:style>
    <style:style style:name="T916" style:parent-style-name="Fuentedepárrafopredeter." style:family="text">
      <style:text-properties fo:font-size="10.5pt" style:font-size-asian="10.5pt" style:font-size-complex="10.5pt"/>
    </style:style>
    <style:style style:name="T917" style:parent-style-name="Fuentedepárrafopredeter." style:family="text">
      <style:text-properties fo:color="#800000" fo:font-size="10.5pt" style:font-size-asian="10.5pt" style:font-size-complex="10.5pt"/>
    </style:style>
    <style:style style:name="T918" style:parent-style-name="Fuentedepárrafopredeter." style:family="text">
      <style:text-properties fo:font-size="10.5pt" style:font-size-asian="10.5pt" style:font-size-complex="10.5pt"/>
    </style:style>
    <style:style style:name="T919" style:parent-style-name="Fuentedepárrafopredeter." style:family="text">
      <style:text-properties fo:font-size="10.5pt" style:font-size-asian="10.5pt" style:font-size-complex="10.5pt"/>
    </style:style>
    <style:style style:name="T920" style:parent-style-name="Fuentedepárrafopredeter." style:family="text">
      <style:text-properties fo:font-size="10.5pt" style:font-size-asian="10.5pt" style:font-size-complex="10.5pt"/>
    </style:style>
    <style:style style:name="T921" style:parent-style-name="Fuentedepárrafopredeter." style:family="text">
      <style:text-properties fo:color="#800000" fo:font-size="10.5pt" style:font-size-asian="10.5pt" style:font-size-complex="10.5pt"/>
    </style:style>
    <style:style style:name="T922" style:parent-style-name="Fuentedepárrafopredeter." style:family="text">
      <style:text-properties fo:font-size="10.5pt" style:font-size-asian="10.5pt" style:font-size-complex="10.5pt"/>
    </style:style>
    <style:style style:name="T923" style:parent-style-name="Fuentedepárrafopredeter." style:family="text">
      <style:text-properties style:text-position="-33.3% 100%" fo:font-size="10.5pt" style:font-size-asian="10.5pt" style:font-size-complex="10.5pt"/>
    </style:style>
    <style:style style:name="T924" style:parent-style-name="Fuentedepárrafopredeter." style:family="text">
      <style:text-properties fo:font-size="10.5pt" style:font-size-asian="10.5pt" style:font-size-complex="10.5pt"/>
    </style:style>
    <style:style style:name="T925" style:parent-style-name="Fuentedepárrafopredeter." style:family="text">
      <style:text-properties fo:font-size="10.5pt" style:font-size-asian="10.5pt" style:font-size-complex="10.5pt"/>
    </style:style>
    <style:style style:name="T926" style:parent-style-name="Fuentedepárrafopredeter." style:family="text">
      <style:text-properties style:text-position="-33.3% 100%" fo:font-size="10.5pt" style:font-size-asian="10.5pt" style:font-size-complex="10.5pt"/>
    </style:style>
    <style:style style:name="T927" style:parent-style-name="Fuentedepárrafopredeter." style:family="text">
      <style:text-properties fo:font-size="10.5pt" style:font-size-asian="10.5pt" style:font-size-complex="10.5pt"/>
    </style:style>
    <style:style style:name="P928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929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930" style:parent-style-name="Fuentedepárrafopredeter." style:family="text">
      <style:text-properties fo:font-size="10.5pt" style:font-size-asian="10.5pt" style:font-size-complex="10.5pt"/>
    </style:style>
    <style:style style:name="P931" style:parent-style-name="Standard" style:family="paragraph">
      <style:text-properties fo:font-size="10.5pt" style:font-size-asian="10.5pt" style:font-size-complex="10.5pt"/>
    </style:style>
    <style:style style:name="P932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933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934" style:parent-style-name="Fuentedepárrafopredeter." style:family="text">
      <style:text-properties fo:font-size="10.5pt" style:font-size-asian="10.5pt" style:font-size-complex="10.5pt"/>
    </style:style>
    <style:style style:name="T935" style:parent-style-name="Fuentedepárrafopredeter." style:family="text">
      <style:text-properties style:text-position="-33.3% 100%" fo:font-size="10.5pt" style:font-size-asian="10.5pt" style:font-size-complex="10.5pt"/>
    </style:style>
    <style:style style:name="T936" style:parent-style-name="Fuentedepárrafopredeter." style:family="text">
      <style:text-properties fo:font-size="10.5pt" style:font-size-asian="10.5pt" style:font-size-complex="10.5pt"/>
    </style:style>
    <style:style style:name="T937" style:parent-style-name="Fuentedepárrafopredeter." style:family="text">
      <style:text-properties fo:font-size="10.5pt" style:font-size-asian="10.5pt" style:font-size-complex="10.5pt"/>
    </style:style>
    <style:style style:name="T938" style:parent-style-name="Fuentedepárrafopredeter." style:family="text">
      <style:text-properties fo:font-size="10.5pt" style:font-size-asian="10.5pt" style:font-size-complex="10.5pt"/>
    </style:style>
    <style:style style:name="T939" style:parent-style-name="Fuentedepárrafopredeter." style:family="text">
      <style:text-properties style:text-position="-33.3% 100%" fo:font-size="10.5pt" style:font-size-asian="10.5pt" style:font-size-complex="10.5pt"/>
    </style:style>
    <style:style style:name="T940" style:parent-style-name="Fuentedepárrafopredeter." style:family="text">
      <style:text-properties fo:font-size="10.5pt" style:font-size-asian="10.5pt" style:font-size-complex="10.5pt"/>
    </style:style>
    <style:style style:name="T941" style:parent-style-name="Fuentedepárrafopredeter." style:family="text">
      <style:text-properties fo:color="#800000" fo:font-size="10.5pt" style:font-size-asian="10.5pt" style:font-size-complex="10.5pt"/>
    </style:style>
    <style:style style:name="T942" style:parent-style-name="Fuentedepárrafopredeter." style:family="text">
      <style:text-properties fo:font-size="10.5pt" style:font-size-asian="10.5pt" style:font-size-complex="10.5pt"/>
    </style:style>
    <style:style style:name="T943" style:parent-style-name="Fuentedepárrafopredeter." style:family="text">
      <style:text-properties fo:font-size="10.5pt" style:font-size-asian="10.5pt" style:font-size-complex="10.5pt"/>
    </style:style>
    <style:style style:name="T944" style:parent-style-name="Fuentedepárrafopredeter." style:family="text">
      <style:text-properties fo:font-size="10.5pt" style:font-size-asian="10.5pt" style:font-size-complex="10.5pt"/>
    </style:style>
    <style:style style:name="T945" style:parent-style-name="Fuentedepárrafopredeter." style:family="text">
      <style:text-properties fo:color="#800000" fo:font-size="10.5pt" style:font-size-asian="10.5pt" style:font-size-complex="10.5pt"/>
    </style:style>
    <style:style style:name="P946" style:parent-style-name="Standard" style:family="paragraph">
      <style:text-properties fo:font-size="10.5pt" style:font-size-asian="10.5pt" style:font-size-complex="10.5pt"/>
    </style:style>
    <style:style style:name="P947" style:parent-style-name="Standard" style:family="paragraph">
      <style:text-properties fo:font-size="10.5pt" style:font-size-asian="10.5pt" style:font-size-complex="10.5pt"/>
    </style:style>
    <style:style style:name="T948" style:parent-style-name="Fuentedepárrafopredeter." style:family="text">
      <style:text-properties fo:font-size="10.5pt" style:font-size-asian="10.5pt" style:font-size-complex="10.5pt"/>
    </style:style>
    <style:style style:name="T949" style:parent-style-name="Fuentedepárrafopredeter." style:family="text">
      <style:text-properties fo:font-size="10.5pt" style:font-size-asian="10.5pt" style:font-size-complex="10.5pt"/>
    </style:style>
    <style:style style:name="T950" style:parent-style-name="Fuentedepárrafopredeter." style:family="text">
      <style:text-properties fo:font-size="10.5pt" style:font-size-asian="10.5pt" style:font-size-complex="10.5pt"/>
    </style:style>
    <style:style style:name="T951" style:parent-style-name="Fuentedepárrafopredeter." style:family="text">
      <style:text-properties style:text-position="-33.3% 100%" fo:font-size="10.5pt" style:font-size-asian="10.5pt" style:font-size-complex="10.5pt"/>
    </style:style>
    <style:style style:name="T952" style:parent-style-name="Fuentedepárrafopredeter." style:family="text">
      <style:text-properties fo:font-size="10.5pt" style:font-size-asian="10.5pt" style:font-size-complex="10.5pt"/>
    </style:style>
    <style:style style:name="T953" style:parent-style-name="Fuentedepárrafopredeter." style:family="text">
      <style:text-properties fo:color="#800000" fo:font-size="10.5pt" style:font-size-asian="10.5pt" style:font-size-complex="10.5pt"/>
    </style:style>
    <style:style style:name="T954" style:parent-style-name="Fuentedepárrafopredeter." style:family="text">
      <style:text-properties fo:font-size="10.5pt" style:font-size-asian="10.5pt" style:font-size-complex="10.5pt"/>
    </style:style>
    <style:style style:name="T955" style:parent-style-name="Fuentedepárrafopredeter." style:family="text">
      <style:text-properties fo:font-size="10.5pt" style:font-size-asian="10.5pt" style:font-size-complex="10.5pt"/>
    </style:style>
    <style:style style:name="T956" style:parent-style-name="Fuentedepárrafopredeter." style:family="text">
      <style:text-properties fo:font-size="10.5pt" style:font-size-asian="10.5pt" style:font-size-complex="10.5pt"/>
    </style:style>
    <style:style style:name="T957" style:parent-style-name="Fuentedepárrafopredeter." style:family="text">
      <style:text-properties fo:font-size="10.5pt" style:font-size-asian="10.5pt" style:font-size-complex="10.5pt"/>
    </style:style>
    <style:style style:name="T958" style:parent-style-name="Fuentedepárrafopredeter." style:family="text">
      <style:text-properties fo:font-size="10.5pt" style:font-size-asian="10.5pt" style:font-size-complex="10.5pt"/>
    </style:style>
    <style:style style:name="T959" style:parent-style-name="Fuentedepárrafopredeter." style:family="text">
      <style:text-properties fo:color="#800000" fo:font-size="10.5pt" style:font-size-asian="10.5pt" style:font-size-complex="10.5pt"/>
    </style:style>
    <style:style style:name="T960" style:parent-style-name="Fuentedepárrafopredeter." style:family="text">
      <style:text-properties fo:font-size="10.5pt" style:font-size-asian="10.5pt" style:font-size-complex="10.5pt"/>
    </style:style>
    <style:style style:name="T961" style:parent-style-name="Fuentedepárrafopredeter." style:family="text">
      <style:text-properties fo:font-size="10.5pt" style:font-size-asian="10.5pt" style:font-size-complex="10.5pt"/>
    </style:style>
    <style:style style:name="T962" style:parent-style-name="Fuentedepárrafopredeter." style:family="text">
      <style:text-properties fo:font-size="10.5pt" style:font-size-asian="10.5pt" style:font-size-complex="10.5pt"/>
    </style:style>
    <style:style style:name="T963" style:parent-style-name="Fuentedepárrafopredeter." style:family="text">
      <style:text-properties fo:color="#800000" fo:font-size="10.5pt" style:font-size-asian="10.5pt" style:font-size-complex="10.5pt"/>
    </style:style>
    <style:style style:name="P964" style:parent-style-name="Standard" style:family="paragraph">
      <style:text-properties fo:font-size="10.5pt" style:font-size-asian="10.5pt" style:font-size-complex="10.5pt"/>
    </style:style>
    <style:style style:name="T965" style:parent-style-name="Fuentedepárrafopredeter." style:family="text">
      <style:text-properties fo:font-size="10.5pt" style:font-size-asian="10.5pt" style:font-size-complex="10.5pt"/>
    </style:style>
    <style:style style:name="T966" style:parent-style-name="Fuentedepárrafopredeter." style:family="text">
      <style:text-properties fo:font-size="10.5pt" style:font-size-asian="10.5pt" style:font-size-complex="10.5pt"/>
    </style:style>
    <style:style style:name="T967" style:parent-style-name="Fuentedepárrafopredeter." style:family="text">
      <style:text-properties fo:font-size="10.5pt" style:font-size-asian="10.5pt" style:font-size-complex="10.5pt"/>
    </style:style>
    <style:style style:name="T968" style:parent-style-name="Fuentedepárrafopredeter." style:family="text">
      <style:text-properties style:text-position="-33.3% 100%" fo:font-size="10.5pt" style:font-size-asian="10.5pt" style:font-size-complex="10.5pt"/>
    </style:style>
    <style:style style:name="T969" style:parent-style-name="Fuentedepárrafopredeter." style:family="text">
      <style:text-properties fo:font-size="10.5pt" style:font-size-asian="10.5pt" style:font-size-complex="10.5pt"/>
    </style:style>
    <style:style style:name="T970" style:parent-style-name="Fuentedepárrafopredeter." style:family="text">
      <style:text-properties fo:color="#800000" fo:font-size="10.5pt" style:font-size-asian="10.5pt" style:font-size-complex="10.5pt"/>
    </style:style>
    <style:style style:name="T971" style:parent-style-name="Fuentedepárrafopredeter." style:family="text">
      <style:text-properties fo:font-size="10.5pt" style:font-size-asian="10.5pt" style:font-size-complex="10.5pt"/>
    </style:style>
    <style:style style:name="T972" style:parent-style-name="Fuentedepárrafopredeter." style:family="text">
      <style:text-properties fo:font-size="10.5pt" style:font-size-asian="10.5pt" style:font-size-complex="10.5pt"/>
    </style:style>
    <style:style style:name="T973" style:parent-style-name="Fuentedepárrafopredeter." style:family="text">
      <style:text-properties fo:font-size="10.5pt" style:font-size-asian="10.5pt" style:font-size-complex="10.5pt"/>
    </style:style>
    <style:style style:name="T974" style:parent-style-name="Fuentedepárrafopredeter." style:family="text">
      <style:text-properties fo:font-size="10.5pt" style:font-size-asian="10.5pt" style:font-size-complex="10.5pt"/>
    </style:style>
    <style:style style:name="T975" style:parent-style-name="Fuentedepárrafopredeter." style:family="text">
      <style:text-properties fo:font-size="10.5pt" style:font-size-asian="10.5pt" style:font-size-complex="10.5pt"/>
    </style:style>
    <style:style style:name="T976" style:parent-style-name="Fuentedepárrafopredeter." style:family="text">
      <style:text-properties fo:color="#800000" fo:font-size="10.5pt" style:font-size-asian="10.5pt" style:font-size-complex="10.5pt"/>
    </style:style>
    <style:style style:name="T977" style:parent-style-name="Fuentedepárrafopredeter." style:family="text">
      <style:text-properties fo:font-size="10.5pt" style:font-size-asian="10.5pt" style:font-size-complex="10.5pt"/>
    </style:style>
    <style:style style:name="T978" style:parent-style-name="Fuentedepárrafopredeter." style:family="text">
      <style:text-properties fo:font-size="10.5pt" style:font-size-asian="10.5pt" style:font-size-complex="10.5pt"/>
    </style:style>
    <style:style style:name="T979" style:parent-style-name="Fuentedepárrafopredeter." style:family="text">
      <style:text-properties fo:font-size="10.5pt" style:font-size-asian="10.5pt" style:font-size-complex="10.5pt"/>
    </style:style>
    <style:style style:name="T980" style:parent-style-name="Fuentedepárrafopredeter." style:family="text">
      <style:text-properties style:text-position="-33.3% 100%" fo:font-size="10.5pt" style:font-size-asian="10.5pt" style:font-size-complex="10.5pt"/>
    </style:style>
    <style:style style:name="T981" style:parent-style-name="Fuentedepárrafopredeter." style:family="text">
      <style:text-properties fo:font-size="10.5pt" style:font-size-asian="10.5pt" style:font-size-complex="10.5pt"/>
    </style:style>
    <style:style style:name="T982" style:parent-style-name="Fuentedepárrafopredeter." style:family="text">
      <style:text-properties fo:color="#800000" fo:font-size="10.5pt" style:font-size-asian="10.5pt" style:font-size-complex="10.5pt"/>
    </style:style>
    <style:style style:name="T983" style:parent-style-name="Fuentedepárrafopredeter." style:family="text">
      <style:text-properties fo:font-size="10.5pt" style:font-size-asian="10.5pt" style:font-size-complex="10.5pt"/>
    </style:style>
    <style:style style:name="T984" style:parent-style-name="Fuentedepárrafopredeter." style:family="text">
      <style:text-properties fo:font-size="10.5pt" style:font-size-asian="10.5pt" style:font-size-complex="10.5pt"/>
    </style:style>
    <style:style style:name="T985" style:parent-style-name="Fuentedepárrafopredeter." style:family="text">
      <style:text-properties style:text-position="-33.3% 100%" fo:font-size="10.5pt" style:font-size-asian="10.5pt" style:font-size-complex="10.5pt"/>
    </style:style>
    <style:style style:name="T986" style:parent-style-name="Fuentedepárrafopredeter." style:family="text">
      <style:text-properties fo:font-size="10.5pt" style:font-size-asian="10.5pt" style:font-size-complex="10.5pt"/>
    </style:style>
    <style:style style:name="T987" style:parent-style-name="Fuentedepárrafopredeter." style:family="text">
      <style:text-properties fo:color="#800000" fo:font-size="10.5pt" style:font-size-asian="10.5pt" style:font-size-complex="10.5pt"/>
    </style:style>
    <style:style style:name="T988" style:parent-style-name="Fuentedepárrafopredeter." style:family="text">
      <style:text-properties fo:font-size="10.5pt" style:font-size-asian="10.5pt" style:font-size-complex="10.5pt"/>
    </style:style>
    <style:style style:name="T989" style:parent-style-name="Fuentedepárrafopredeter." style:family="text">
      <style:text-properties fo:font-size="10.5pt" style:font-size-asian="10.5pt" style:font-size-complex="10.5pt"/>
    </style:style>
    <style:style style:name="T990" style:parent-style-name="Fuentedepárrafopredeter." style:family="text">
      <style:text-properties fo:font-size="10.5pt" style:font-size-asian="10.5pt" style:font-size-complex="10.5pt"/>
    </style:style>
    <style:style style:name="T991" style:parent-style-name="Fuentedepárrafopredeter." style:family="text">
      <style:text-properties fo:font-size="10.5pt" style:font-size-asian="10.5pt" style:font-size-complex="10.5pt"/>
    </style:style>
    <style:style style:name="T992" style:parent-style-name="Fuentedepárrafopredeter." style:family="text">
      <style:text-properties fo:font-size="10.5pt" style:font-size-asian="10.5pt" style:font-size-complex="10.5pt"/>
    </style:style>
    <style:style style:name="T993" style:parent-style-name="Fuentedepárrafopredeter." style:family="text">
      <style:text-properties fo:font-size="10.5pt" style:font-size-asian="10.5pt" style:font-size-complex="10.5pt"/>
    </style:style>
    <style:style style:name="T994" style:parent-style-name="Fuentedepárrafopredeter." style:family="text">
      <style:text-properties fo:color="#800000" fo:font-size="10.5pt" style:font-size-asian="10.5pt" style:font-size-complex="10.5pt"/>
    </style:style>
    <style:style style:name="T995" style:parent-style-name="Fuentedepárrafopredeter." style:family="text">
      <style:text-properties fo:font-size="10.5pt" style:font-size-asian="10.5pt" style:font-size-complex="10.5pt"/>
    </style:style>
    <style:style style:name="T996" style:parent-style-name="Fuentedepárrafopredeter." style:family="text">
      <style:text-properties fo:font-size="10.5pt" style:font-size-asian="10.5pt" style:font-size-complex="10.5pt"/>
    </style:style>
    <style:style style:name="T997" style:parent-style-name="Fuentedepárrafopredeter." style:family="text">
      <style:text-properties fo:font-size="10.5pt" style:font-size-asian="10.5pt" style:font-size-complex="10.5pt"/>
    </style:style>
    <style:style style:name="T998" style:parent-style-name="Fuentedepárrafopredeter." style:family="text">
      <style:text-properties fo:color="#800000" fo:font-size="10.5pt" style:font-size-asian="10.5pt" style:font-size-complex="10.5pt"/>
    </style:style>
    <style:style style:name="T999" style:parent-style-name="Fuentedepárrafopredeter." style:family="text">
      <style:text-properties fo:font-size="10.5pt" style:font-size-asian="10.5pt" style:font-size-complex="10.5pt"/>
    </style:style>
    <style:style style:name="T1000" style:parent-style-name="Fuentedepárrafopredeter." style:family="text">
      <style:text-properties fo:font-size="10.5pt" style:font-size-asian="10.5pt" style:font-size-complex="10.5pt"/>
    </style:style>
    <style:style style:name="T1001" style:parent-style-name="Fuentedepárrafopredeter." style:family="text">
      <style:text-properties fo:font-size="10.5pt" style:font-size-asian="10.5pt" style:font-size-complex="10.5pt"/>
    </style:style>
    <style:style style:name="T1002" style:parent-style-name="Fuentedepárrafopredeter." style:family="text">
      <style:text-properties fo:font-size="10.5pt" style:font-size-asian="10.5pt" style:font-size-complex="10.5pt" fo:language="en" fo:country="US"/>
    </style:style>
    <style:style style:name="T1003" style:parent-style-name="Fuentedepárrafopredeter." style:family="text">
      <style:text-properties fo:font-size="10.5pt" style:font-size-asian="10.5pt" style:font-size-complex="10.5pt" fo:language="en" fo:country="US"/>
    </style:style>
    <style:style style:name="T1004" style:parent-style-name="Fuentedepárrafopredeter." style:family="text">
      <style:text-properties fo:font-size="10.5pt" style:font-size-asian="10.5pt" style:font-size-complex="10.5pt" fo:language="en" fo:country="US"/>
    </style:style>
    <style:style style:name="T1005" style:parent-style-name="Fuentedepárrafopredeter." style:family="text">
      <style:text-properties fo:font-size="10.5pt" style:font-size-asian="10.5pt" style:font-size-complex="10.5pt" fo:language="en" fo:country="US"/>
    </style:style>
    <style:style style:name="T1006" style:parent-style-name="Fuentedepárrafopredeter." style:family="text">
      <style:text-properties style:text-position="-33.3% 100%" fo:font-size="10.5pt" style:font-size-asian="10.5pt" style:font-size-complex="10.5pt" fo:language="en" fo:country="US"/>
    </style:style>
    <style:style style:name="T1007" style:parent-style-name="Fuentedepárrafopredeter." style:family="text">
      <style:text-properties fo:font-size="10.5pt" style:font-size-asian="10.5pt" style:font-size-complex="10.5pt" fo:language="en" fo:country="US"/>
    </style:style>
    <style:style style:name="T1008" style:parent-style-name="Fuentedepárrafopredeter." style:family="text">
      <style:text-properties fo:color="#800000" fo:font-size="10.5pt" style:font-size-asian="10.5pt" style:font-size-complex="10.5pt" fo:language="en" fo:country="US"/>
    </style:style>
    <style:style style:name="T1009" style:parent-style-name="Fuentedepárrafopredeter." style:family="text">
      <style:text-properties fo:font-size="10.5pt" style:font-size-asian="10.5pt" style:font-size-complex="10.5pt" fo:language="en" fo:country="US"/>
    </style:style>
    <style:style style:name="T1010" style:parent-style-name="Fuentedepárrafopredeter." style:family="text">
      <style:text-properties fo:font-size="10.5pt" style:font-size-asian="10.5pt" style:font-size-complex="10.5pt" fo:language="en" fo:country="US"/>
    </style:style>
    <style:style style:name="T1011" style:parent-style-name="Fuentedepárrafopredeter." style:family="text">
      <style:text-properties fo:font-size="10.5pt" style:font-size-asian="10.5pt" style:font-size-complex="10.5pt" fo:language="en" fo:country="US"/>
    </style:style>
    <style:style style:name="T1012" style:parent-style-name="Fuentedepárrafopredeter." style:family="text">
      <style:text-properties fo:font-size="10.5pt" style:font-size-asian="10.5pt" style:font-size-complex="10.5pt" fo:language="en" fo:country="US"/>
    </style:style>
    <style:style style:name="T1013" style:parent-style-name="Fuentedepárrafopredeter." style:family="text">
      <style:text-properties fo:font-size="10.5pt" style:font-size-asian="10.5pt" style:font-size-complex="10.5pt" fo:language="en" fo:country="US"/>
    </style:style>
    <style:style style:name="T1014" style:parent-style-name="Fuentedepárrafopredeter." style:family="text">
      <style:text-properties fo:color="#800000" fo:font-size="10.5pt" style:font-size-asian="10.5pt" style:font-size-complex="10.5pt" fo:language="en" fo:country="US"/>
    </style:style>
    <style:style style:name="T1015" style:parent-style-name="Fuentedepárrafopredeter." style:family="text">
      <style:text-properties fo:font-size="10.5pt" style:font-size-asian="10.5pt" style:font-size-complex="10.5pt" fo:language="en" fo:country="US"/>
    </style:style>
    <style:style style:name="T1016" style:parent-style-name="Fuentedepárrafopredeter." style:family="text">
      <style:text-properties fo:font-size="10.5pt" style:font-size-asian="10.5pt" style:font-size-complex="10.5pt" fo:language="en" fo:country="US"/>
    </style:style>
    <style:style style:name="T1017" style:parent-style-name="Fuentedepárrafopredeter." style:family="text">
      <style:text-properties fo:font-size="10.5pt" style:font-size-asian="10.5pt" style:font-size-complex="10.5pt" fo:language="en" fo:country="US"/>
    </style:style>
    <style:style style:name="T1018" style:parent-style-name="Fuentedepárrafopredeter." style:family="text">
      <style:text-properties fo:font-size="10.5pt" style:font-size-asian="10.5pt" style:font-size-complex="10.5pt"/>
    </style:style>
    <style:style style:name="T1019" style:parent-style-name="Fuentedepárrafopredeter." style:family="text">
      <style:text-properties fo:color="#800000" fo:font-size="10.5pt" style:font-size-asian="10.5pt" style:font-size-complex="10.5pt"/>
    </style:style>
    <style:style style:name="P1020" style:parent-style-name="Standard" style:family="paragraph">
      <style:text-properties fo:font-size="10.5pt" style:font-size-asian="10.5pt" style:font-size-complex="10.5pt"/>
    </style:style>
    <style:style style:name="T1021" style:parent-style-name="Fuentedepárrafopredeter." style:family="text">
      <style:text-properties fo:font-size="10.5pt" style:font-size-asian="10.5pt" style:font-size-complex="10.5pt"/>
    </style:style>
    <style:style style:name="T1022" style:parent-style-name="Fuentedepárrafopredeter." style:family="text">
      <style:text-properties fo:font-size="10.5pt" style:font-size-asian="10.5pt" style:font-size-complex="10.5pt"/>
    </style:style>
    <style:style style:name="T1023" style:parent-style-name="Fuentedepárrafopredeter." style:family="text">
      <style:text-properties fo:font-size="10.5pt" style:font-size-asian="10.5pt" style:font-size-complex="10.5pt"/>
    </style:style>
    <style:style style:name="T1024" style:parent-style-name="Fuentedepárrafopredeter." style:family="text">
      <style:text-properties style:text-position="-33.3% 100%" fo:font-size="10.5pt" style:font-size-asian="10.5pt" style:font-size-complex="10.5pt"/>
    </style:style>
    <style:style style:name="T1025" style:parent-style-name="Fuentedepárrafopredeter." style:family="text">
      <style:text-properties fo:font-size="10.5pt" style:font-size-asian="10.5pt" style:font-size-complex="10.5pt"/>
    </style:style>
    <style:style style:name="T1026" style:parent-style-name="Fuentedepárrafopredeter." style:family="text">
      <style:text-properties fo:color="#800000" fo:font-size="10.5pt" style:font-size-asian="10.5pt" style:font-size-complex="10.5pt"/>
    </style:style>
    <style:style style:name="T1027" style:parent-style-name="Fuentedepárrafopredeter." style:family="text">
      <style:text-properties fo:color="#800000" fo:font-size="10.5pt" style:font-size-asian="10.5pt" style:font-size-complex="10.5pt"/>
    </style:style>
    <style:style style:name="T1028" style:parent-style-name="Fuentedepárrafopredeter." style:family="text">
      <style:text-properties fo:font-size="10.5pt" style:font-size-asian="10.5pt" style:font-size-complex="10.5pt"/>
    </style:style>
    <style:style style:name="T1029" style:parent-style-name="Fuentedepárrafopredeter." style:family="text">
      <style:text-properties fo:font-size="10.5pt" style:font-size-asian="10.5pt" style:font-size-complex="10.5pt"/>
    </style:style>
    <style:style style:name="T1030" style:parent-style-name="Fuentedepárrafopredeter." style:family="text">
      <style:text-properties fo:font-size="10.5pt" style:font-size-asian="10.5pt" style:font-size-complex="10.5pt"/>
    </style:style>
    <style:style style:name="T1031" style:parent-style-name="Fuentedepárrafopredeter." style:family="text">
      <style:text-properties fo:font-size="10.5pt" style:font-size-asian="10.5pt" style:font-size-complex="10.5pt"/>
    </style:style>
    <style:style style:name="T1032" style:parent-style-name="Fuentedepárrafopredeter." style:family="text">
      <style:text-properties fo:font-size="10.5pt" style:font-size-asian="10.5pt" style:font-size-complex="10.5pt"/>
    </style:style>
    <style:style style:name="T1033" style:parent-style-name="Fuentedepárrafopredeter." style:family="text">
      <style:text-properties fo:color="#800000" fo:font-size="10.5pt" style:font-size-asian="10.5pt" style:font-size-complex="10.5pt"/>
    </style:style>
    <style:style style:name="T1034" style:parent-style-name="Fuentedepárrafopredeter." style:family="text">
      <style:text-properties fo:font-size="10.5pt" style:font-size-asian="10.5pt" style:font-size-complex="10.5pt"/>
    </style:style>
    <style:style style:name="T1035" style:parent-style-name="Fuentedepárrafopredeter." style:family="text">
      <style:text-properties fo:font-size="10.5pt" style:font-size-asian="10.5pt" style:font-size-complex="10.5pt"/>
    </style:style>
    <style:style style:name="T1036" style:parent-style-name="Fuentedepárrafopredeter." style:family="text">
      <style:text-properties fo:font-size="10.5pt" style:font-size-asian="10.5pt" style:font-size-complex="10.5pt"/>
    </style:style>
    <style:style style:name="T1037" style:parent-style-name="Fuentedepárrafopredeter." style:family="text">
      <style:text-properties fo:color="#800000" fo:font-size="10.5pt" style:font-size-asian="10.5pt" style:font-size-complex="10.5pt"/>
    </style:style>
    <style:style style:name="P1038" style:parent-style-name="Standard" style:family="paragraph">
      <style:text-properties fo:font-size="10.5pt" style:font-size-asian="10.5pt" style:font-size-complex="10.5pt"/>
    </style:style>
    <style:style style:name="T1039" style:parent-style-name="Fuentedepárrafopredeter." style:family="text">
      <style:text-properties fo:font-size="10.5pt" style:font-size-asian="10.5pt" style:font-size-complex="10.5pt"/>
    </style:style>
    <style:style style:name="T1040" style:parent-style-name="Fuentedepárrafopredeter." style:family="text">
      <style:text-properties fo:font-size="10.5pt" style:font-size-asian="10.5pt" style:font-size-complex="10.5pt"/>
    </style:style>
    <style:style style:name="T1041" style:parent-style-name="Fuentedepárrafopredeter." style:family="text">
      <style:text-properties fo:font-size="10.5pt" style:font-size-asian="10.5pt" style:font-size-complex="10.5pt"/>
    </style:style>
    <style:style style:name="T1042" style:parent-style-name="Fuentedepárrafopredeter." style:family="text">
      <style:text-properties style:text-position="-33.3% 100%" fo:font-size="10.5pt" style:font-size-asian="10.5pt" style:font-size-complex="10.5pt"/>
    </style:style>
    <style:style style:name="T1043" style:parent-style-name="Fuentedepárrafopredeter." style:family="text">
      <style:text-properties fo:font-size="10.5pt" style:font-size-asian="10.5pt" style:font-size-complex="10.5pt"/>
    </style:style>
    <style:style style:name="T1044" style:parent-style-name="Fuentedepárrafopredeter." style:family="text">
      <style:text-properties fo:color="#800000" fo:font-size="10.5pt" style:font-size-asian="10.5pt" style:font-size-complex="10.5pt"/>
    </style:style>
    <style:style style:name="T1045" style:parent-style-name="Fuentedepárrafopredeter." style:family="text">
      <style:text-properties fo:font-size="10.5pt" style:font-size-asian="10.5pt" style:font-size-complex="10.5pt"/>
    </style:style>
    <style:style style:name="T1046" style:parent-style-name="Fuentedepárrafopredeter." style:family="text">
      <style:text-properties style:text-position="-33.3% 100%" fo:font-size="10.5pt" style:font-size-asian="10.5pt" style:font-size-complex="10.5pt"/>
    </style:style>
    <style:style style:name="T1047" style:parent-style-name="Fuentedepárrafopredeter." style:family="text">
      <style:text-properties fo:font-size="10.5pt" style:font-size-asian="10.5pt" style:font-size-complex="10.5pt"/>
    </style:style>
    <style:style style:name="T1048" style:parent-style-name="Fuentedepárrafopredeter." style:family="text">
      <style:text-properties fo:color="#800000" fo:font-size="10.5pt" style:font-size-asian="10.5pt" style:font-size-complex="10.5pt"/>
    </style:style>
    <style:style style:name="T1049" style:parent-style-name="Fuentedepárrafopredeter." style:family="text">
      <style:text-properties fo:font-size="10.5pt" style:font-size-asian="10.5pt" style:font-size-complex="10.5pt"/>
    </style:style>
    <style:style style:name="T1050" style:parent-style-name="Fuentedepárrafopredeter." style:family="text">
      <style:text-properties fo:font-size="10.5pt" style:font-size-asian="10.5pt" style:font-size-complex="10.5pt"/>
    </style:style>
    <style:style style:name="T1051" style:parent-style-name="Fuentedepárrafopredeter." style:family="text">
      <style:text-properties fo:font-size="10.5pt" style:font-size-asian="10.5pt" style:font-size-complex="10.5pt"/>
    </style:style>
    <style:style style:name="T1052" style:parent-style-name="Fuentedepárrafopredeter." style:family="text">
      <style:text-properties fo:font-size="10.5pt" style:font-size-asian="10.5pt" style:font-size-complex="10.5pt"/>
    </style:style>
    <style:style style:name="T1053" style:parent-style-name="Fuentedepárrafopredeter." style:family="text">
      <style:text-properties fo:font-size="10.5pt" style:font-size-asian="10.5pt" style:font-size-complex="10.5pt"/>
    </style:style>
    <style:style style:name="T1054" style:parent-style-name="Fuentedepárrafopredeter." style:family="text">
      <style:text-properties fo:color="#800000" fo:font-size="10.5pt" style:font-size-asian="10.5pt" style:font-size-complex="10.5pt"/>
    </style:style>
    <style:style style:name="T1055" style:parent-style-name="Fuentedepárrafopredeter." style:family="text">
      <style:text-properties fo:font-size="10.5pt" style:font-size-asian="10.5pt" style:font-size-complex="10.5pt"/>
    </style:style>
    <style:style style:name="T1056" style:parent-style-name="Fuentedepárrafopredeter." style:family="text">
      <style:text-properties fo:font-size="10.5pt" style:font-size-asian="10.5pt" style:font-size-complex="10.5pt"/>
    </style:style>
    <style:style style:name="T1057" style:parent-style-name="Fuentedepárrafopredeter." style:family="text">
      <style:text-properties fo:font-size="10.5pt" style:font-size-asian="10.5pt" style:font-size-complex="10.5pt"/>
    </style:style>
    <style:style style:name="T1058" style:parent-style-name="Fuentedepárrafopredeter." style:family="text">
      <style:text-properties fo:color="#800000" fo:font-size="10.5pt" style:font-size-asian="10.5pt" style:font-size-complex="10.5pt"/>
    </style:style>
    <style:style style:name="P1059" style:parent-style-name="Standard" style:family="paragraph">
      <style:text-properties fo:font-size="10.5pt" style:font-size-asian="10.5pt" style:font-size-complex="10.5pt"/>
    </style:style>
    <style:style style:name="T1060" style:parent-style-name="Fuentedepárrafopredeter." style:family="text">
      <style:text-properties fo:font-size="10.5pt" style:font-size-asian="10.5pt" style:font-size-complex="10.5pt"/>
    </style:style>
    <style:style style:name="T1061" style:parent-style-name="Fuentedepárrafopredeter." style:family="text">
      <style:text-properties fo:font-size="10.5pt" style:font-size-asian="10.5pt" style:font-size-complex="10.5pt"/>
    </style:style>
    <style:style style:name="T1062" style:parent-style-name="Fuentedepárrafopredeter." style:family="text">
      <style:text-properties fo:font-size="10.5pt" style:font-size-asian="10.5pt" style:font-size-complex="10.5pt"/>
    </style:style>
    <style:style style:name="T1063" style:parent-style-name="Fuentedepárrafopredeter." style:family="text">
      <style:text-properties style:text-position="-33.3% 100%" fo:font-size="10.5pt" style:font-size-asian="10.5pt" style:font-size-complex="10.5pt"/>
    </style:style>
    <style:style style:name="T1064" style:parent-style-name="Fuentedepárrafopredeter." style:family="text">
      <style:text-properties fo:font-size="10.5pt" style:font-size-asian="10.5pt" style:font-size-complex="10.5pt"/>
    </style:style>
    <style:style style:name="T1065" style:parent-style-name="Fuentedepárrafopredeter." style:family="text">
      <style:text-properties fo:color="#800000" fo:font-size="10.5pt" style:font-size-asian="10.5pt" style:font-size-complex="10.5pt"/>
    </style:style>
    <style:style style:name="T1066" style:parent-style-name="Fuentedepárrafopredeter." style:family="text">
      <style:text-properties fo:color="#800000" fo:font-size="10.5pt" style:font-size-asian="10.5pt" style:font-size-complex="10.5pt"/>
    </style:style>
    <style:style style:name="T1067" style:parent-style-name="Fuentedepárrafopredeter." style:family="text">
      <style:text-properties fo:font-size="10.5pt" style:font-size-asian="10.5pt" style:font-size-complex="10.5pt"/>
    </style:style>
    <style:style style:name="T1068" style:parent-style-name="Fuentedepárrafopredeter." style:family="text">
      <style:text-properties style:text-position="-33.3% 100%" fo:font-size="10.5pt" style:font-size-asian="10.5pt" style:font-size-complex="10.5pt"/>
    </style:style>
    <style:style style:name="T1069" style:parent-style-name="Fuentedepárrafopredeter." style:family="text">
      <style:text-properties fo:font-size="10.5pt" style:font-size-asian="10.5pt" style:font-size-complex="10.5pt"/>
    </style:style>
    <style:style style:name="T1070" style:parent-style-name="Fuentedepárrafopredeter." style:family="text">
      <style:text-properties fo:color="#800000" fo:font-size="10.5pt" style:font-size-asian="10.5pt" style:font-size-complex="10.5pt"/>
    </style:style>
    <style:style style:name="T1071" style:parent-style-name="Fuentedepárrafopredeter." style:family="text">
      <style:text-properties fo:font-size="10.5pt" style:font-size-asian="10.5pt" style:font-size-complex="10.5pt"/>
    </style:style>
    <style:style style:name="T1072" style:parent-style-name="Fuentedepárrafopredeter." style:family="text">
      <style:text-properties fo:font-size="10.5pt" style:font-size-asian="10.5pt" style:font-size-complex="10.5pt"/>
    </style:style>
    <style:style style:name="T1073" style:parent-style-name="Fuentedepárrafopredeter." style:family="text">
      <style:text-properties fo:font-size="10.5pt" style:font-size-asian="10.5pt" style:font-size-complex="10.5pt"/>
    </style:style>
    <style:style style:name="T1074" style:parent-style-name="Fuentedepárrafopredeter." style:family="text">
      <style:text-properties fo:font-size="10.5pt" style:font-size-asian="10.5pt" style:font-size-complex="10.5pt"/>
    </style:style>
    <style:style style:name="T1075" style:parent-style-name="Fuentedepárrafopredeter." style:family="text">
      <style:text-properties fo:font-size="10.5pt" style:font-size-asian="10.5pt" style:font-size-complex="10.5pt"/>
    </style:style>
    <style:style style:name="T1076" style:parent-style-name="Fuentedepárrafopredeter." style:family="text">
      <style:text-properties fo:color="#800000" fo:font-size="10.5pt" style:font-size-asian="10.5pt" style:font-size-complex="10.5pt"/>
    </style:style>
    <style:style style:name="T1077" style:parent-style-name="Fuentedepárrafopredeter." style:family="text">
      <style:text-properties fo:font-size="10.5pt" style:font-size-asian="10.5pt" style:font-size-complex="10.5pt"/>
    </style:style>
    <style:style style:name="T1078" style:parent-style-name="Fuentedepárrafopredeter." style:family="text">
      <style:text-properties fo:font-size="10.5pt" style:font-size-asian="10.5pt" style:font-size-complex="10.5pt"/>
    </style:style>
    <style:style style:name="T1079" style:parent-style-name="Fuentedepárrafopredeter." style:family="text">
      <style:text-properties fo:font-size="10.5pt" style:font-size-asian="10.5pt" style:font-size-complex="10.5pt"/>
    </style:style>
    <style:style style:name="T1080" style:parent-style-name="Fuentedepárrafopredeter." style:family="text">
      <style:text-properties fo:color="#800000" fo:font-size="10.5pt" style:font-size-asian="10.5pt" style:font-size-complex="10.5pt"/>
    </style:style>
    <style:style style:name="T1081" style:parent-style-name="Fuentedepárrafopredeter." style:family="text">
      <style:text-properties fo:font-size="10.5pt" style:font-size-asian="10.5pt" style:font-size-complex="10.5pt"/>
    </style:style>
    <style:style style:name="T1082" style:parent-style-name="Fuentedepárrafopredeter." style:family="text">
      <style:text-properties style:text-position="-33.3% 100%" fo:font-size="10.5pt" style:font-size-asian="10.5pt" style:font-size-complex="10.5pt"/>
    </style:style>
    <style:style style:name="T1083" style:parent-style-name="Fuentedepárrafopredeter." style:family="text">
      <style:text-properties fo:font-size="10.5pt" style:font-size-asian="10.5pt" style:font-size-complex="10.5pt"/>
    </style:style>
    <style:style style:name="T1084" style:parent-style-name="Fuentedepárrafopredeter." style:family="text">
      <style:text-properties style:text-position="-33.3% 100%" fo:font-size="10.5pt" style:font-size-asian="10.5pt" style:font-size-complex="10.5pt"/>
    </style:style>
    <style:style style:name="T1085" style:parent-style-name="Fuentedepárrafopredeter." style:family="text">
      <style:text-properties fo:font-size="10.5pt" style:font-size-asian="10.5pt" style:font-size-complex="10.5pt"/>
    </style:style>
    <style:style style:name="P1086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1087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1088" style:parent-style-name="Fuentedepárrafopredeter." style:family="text">
      <style:text-properties fo:font-size="10.5pt" style:font-size-asian="10.5pt" style:font-size-complex="10.5pt"/>
    </style:style>
    <style:style style:name="T1089" style:parent-style-name="Fuentedepárrafopredeter." style:family="text">
      <style:text-properties fo:font-size="10.5pt" style:font-size-asian="10.5pt" style:font-size-complex="10.5pt"/>
    </style:style>
    <style:style style:name="T1090" style:parent-style-name="Fuentedepárrafopredeter." style:family="text">
      <style:text-properties fo:font-size="10.5pt" style:font-size-asian="10.5pt" style:font-size-complex="10.5pt"/>
    </style:style>
    <style:style style:name="T1091" style:parent-style-name="Fuentedepárrafopredeter." style:family="text">
      <style:text-properties fo:color="#800000" fo:font-size="10.5pt" style:font-size-asian="10.5pt" style:font-size-complex="10.5pt"/>
    </style:style>
    <style:style style:name="T1092" style:parent-style-name="Fuentedepárrafopredeter." style:family="text">
      <style:text-properties fo:font-size="10.5pt" style:font-size-asian="10.5pt" style:font-size-complex="10.5pt"/>
    </style:style>
    <style:style style:name="T1093" style:parent-style-name="Fuentedepárrafopredeter." style:family="text">
      <style:text-properties fo:color="#800000" fo:font-size="10.5pt" style:font-size-asian="10.5pt" style:font-size-complex="10.5pt"/>
    </style:style>
    <style:style style:name="T1094" style:parent-style-name="Fuentedepárrafopredeter." style:family="text">
      <style:text-properties fo:font-size="10.5pt" style:font-size-asian="10.5pt" style:font-size-complex="10.5pt"/>
    </style:style>
    <style:style style:name="T1095" style:parent-style-name="Fuentedepárrafopredeter." style:family="text">
      <style:text-properties fo:font-size="10.5pt" style:font-size-asian="10.5pt" style:font-size-complex="10.5pt"/>
    </style:style>
    <style:style style:name="T1096" style:parent-style-name="Fuentedepárrafopredeter." style:family="text">
      <style:text-properties fo:color="#800000" fo:font-size="10.5pt" style:font-size-asian="10.5pt" style:font-size-complex="10.5pt"/>
    </style:style>
    <style:style style:name="T1097" style:parent-style-name="Fuentedepárrafopredeter." style:family="text">
      <style:text-properties fo:font-size="10.5pt" style:font-size-asian="10.5pt" style:font-size-complex="10.5pt"/>
    </style:style>
    <style:style style:name="T1098" style:parent-style-name="Fuentedepárrafopredeter." style:family="text">
      <style:text-properties fo:font-size="10.5pt" style:font-size-asian="10.5pt" style:font-size-complex="10.5pt"/>
    </style:style>
    <style:style style:name="T1099" style:parent-style-name="Fuentedepárrafopredeter." style:family="text">
      <style:text-properties fo:color="#800000" fo:font-size="10.5pt" style:font-size-asian="10.5pt" style:font-size-complex="10.5pt"/>
    </style:style>
    <style:style style:name="T1100" style:parent-style-name="Fuentedepárrafopredeter." style:family="text">
      <style:text-properties fo:color="#800000" fo:font-size="10.5pt" style:font-size-asian="10.5pt" style:font-size-complex="10.5pt"/>
    </style:style>
    <style:style style:name="T1101" style:parent-style-name="Fuentedepárrafopredeter." style:family="text">
      <style:text-properties fo:font-size="10.5pt" style:font-size-asian="10.5pt" style:font-size-complex="10.5pt"/>
    </style:style>
    <style:style style:name="T1102" style:parent-style-name="Fuentedepárrafopredeter." style:family="text">
      <style:text-properties fo:font-size="10.5pt" style:font-size-asian="10.5pt" style:font-size-complex="10.5pt"/>
    </style:style>
    <style:style style:name="T1103" style:parent-style-name="Fuentedepárrafopredeter." style:family="text">
      <style:text-properties fo:color="#800000" fo:font-size="10.5pt" style:font-size-asian="10.5pt" style:font-size-complex="10.5pt"/>
    </style:style>
    <style:style style:name="T1104" style:parent-style-name="Fuentedepárrafopredeter." style:family="text">
      <style:text-properties fo:font-size="10.5pt" style:font-size-asian="10.5pt" style:font-size-complex="10.5pt"/>
    </style:style>
    <style:style style:name="T1105" style:parent-style-name="Fuentedepárrafopredeter." style:family="text">
      <style:text-properties fo:font-size="10.5pt" style:font-size-asian="10.5pt" style:font-size-complex="10.5pt"/>
    </style:style>
    <style:style style:name="T1106" style:parent-style-name="Fuentedepárrafopredeter." style:family="text">
      <style:text-properties fo:font-size="10.5pt" style:font-size-asian="10.5pt" style:font-size-complex="10.5pt"/>
    </style:style>
    <style:style style:name="T1107" style:parent-style-name="Fuentedepárrafopredeter." style:family="text">
      <style:text-properties fo:font-size="10.5pt" style:font-size-asian="10.5pt" style:font-size-complex="10.5pt"/>
    </style:style>
    <style:style style:name="T1108" style:parent-style-name="Fuentedepárrafopredeter." style:family="text">
      <style:text-properties fo:color="#800000" fo:font-size="10.5pt" style:font-size-asian="10.5pt" style:font-size-complex="10.5pt"/>
    </style:style>
    <style:style style:name="T1109" style:parent-style-name="Fuentedepárrafopredeter." style:family="text">
      <style:text-properties fo:font-size="10.5pt" style:font-size-asian="10.5pt" style:font-size-complex="10.5pt"/>
    </style:style>
    <style:style style:name="T1110" style:parent-style-name="Fuentedepárrafopredeter." style:family="text">
      <style:text-properties fo:font-size="10.5pt" style:font-size-asian="10.5pt" style:font-size-complex="10.5pt"/>
    </style:style>
    <style:style style:name="T1111" style:parent-style-name="Fuentedepárrafopredeter." style:family="text">
      <style:text-properties fo:color="#800000" fo:font-size="10.5pt" style:font-size-asian="10.5pt" style:font-size-complex="10.5pt"/>
    </style:style>
    <style:style style:name="T1112" style:parent-style-name="Fuentedepárrafopredeter." style:family="text">
      <style:text-properties fo:font-size="10.5pt" style:font-size-asian="10.5pt" style:font-size-complex="10.5pt"/>
    </style:style>
    <style:style style:name="T1113" style:parent-style-name="Fuentedepárrafopredeter." style:family="text">
      <style:text-properties fo:color="#800000" fo:font-size="10.5pt" style:font-size-asian="10.5pt" style:font-size-complex="10.5pt"/>
    </style:style>
    <style:style style:name="T1114" style:parent-style-name="Fuentedepárrafopredeter." style:family="text">
      <style:text-properties fo:font-size="10.5pt" style:font-size-asian="10.5pt" style:font-size-complex="10.5pt"/>
    </style:style>
    <style:style style:name="T1115" style:parent-style-name="Fuentedepárrafopredeter." style:family="text">
      <style:text-properties fo:font-size="10.5pt" style:font-size-asian="10.5pt" style:font-size-complex="10.5pt"/>
    </style:style>
    <style:style style:name="T1116" style:parent-style-name="Fuentedepárrafopredeter." style:family="text">
      <style:text-properties fo:font-size="10.5pt" style:font-size-asian="10.5pt" style:font-size-complex="10.5pt"/>
    </style:style>
    <style:style style:name="T1117" style:parent-style-name="Fuentedepárrafopredeter." style:family="text">
      <style:text-properties fo:font-size="10.5pt" style:font-size-asian="10.5pt" style:font-size-complex="10.5pt"/>
    </style:style>
    <style:style style:name="T1118" style:parent-style-name="Fuentedepárrafopredeter." style:family="text">
      <style:text-properties fo:color="#800000" fo:font-size="10.5pt" style:font-size-asian="10.5pt" style:font-size-complex="10.5pt"/>
    </style:style>
    <style:style style:name="T1119" style:parent-style-name="Fuentedepárrafopredeter." style:family="text">
      <style:text-properties fo:font-size="10.5pt" style:font-size-asian="10.5pt" style:font-size-complex="10.5pt"/>
    </style:style>
    <style:style style:name="T1120" style:parent-style-name="Fuentedepárrafopredeter." style:family="text">
      <style:text-properties fo:font-size="10.5pt" style:font-size-asian="10.5pt" style:font-size-complex="10.5pt"/>
    </style:style>
    <style:style style:name="T1121" style:parent-style-name="Fuentedepárrafopredeter." style:family="text">
      <style:text-properties fo:font-size="10.5pt" style:font-size-asian="10.5pt" style:font-size-complex="10.5pt"/>
    </style:style>
    <style:style style:name="T1122" style:parent-style-name="Fuentedepárrafopredeter." style:family="text">
      <style:text-properties fo:color="#800000" fo:font-size="10.5pt" style:font-size-asian="10.5pt" style:font-size-complex="10.5pt"/>
    </style:style>
    <style:style style:name="P1123" style:parent-style-name="Standard" style:family="paragraph">
      <style:text-properties fo:font-size="10.5pt" style:font-size-asian="10.5pt" style:font-size-complex="10.5pt"/>
    </style:style>
    <style:style style:name="P1124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1125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1126" style:parent-style-name="Fuentedepárrafopredeter." style:family="text">
      <style:text-properties fo:font-size="10.5pt" style:font-size-asian="10.5pt" style:font-size-complex="10.5pt"/>
    </style:style>
    <style:style style:name="P1127" style:parent-style-name="Standard" style:family="paragraph">
      <style:text-properties fo:font-size="10.5pt" style:font-size-asian="10.5pt" style:font-size-complex="10.5pt"/>
    </style:style>
    <style:style style:name="P1128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1129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1130" style:parent-style-name="Fuentedepárrafopredeter." style:family="text">
      <style:text-properties fo:font-size="10.5pt" style:font-size-asian="10.5pt" style:font-size-complex="10.5pt"/>
    </style:style>
    <style:style style:name="T1131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1132" style:parent-style-name="Fuentedepárrafopredeter." style:family="text">
      <style:text-properties fo:font-size="10.5pt" style:font-size-asian="10.5pt" style:font-size-complex="10.5pt"/>
    </style:style>
    <style:style style:name="P1133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1134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1135" style:parent-style-name="Fuentedepárrafopredeter." style:family="text">
      <style:text-properties fo:color="#943634" fo:font-size="10.5pt" style:font-size-asian="10.5pt" style:font-size-complex="10.5pt"/>
    </style:style>
    <style:style style:name="P1136" style:parent-style-name="Standard" style:family="paragraph">
      <style:text-properties fo:color="#943634" fo:font-size="10.5pt" style:font-size-asian="10.5pt" style:font-size-complex="10.5pt"/>
    </style:style>
    <style:style style:name="P1137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1138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1139" style:parent-style-name="Fuentedepárrafopredeter." style:family="text">
      <style:text-properties fo:font-size="10.5pt" style:font-size-asian="10.5pt" style:font-size-complex="10.5pt"/>
    </style:style>
    <style:style style:name="T1140" style:parent-style-name="Fuentedepárrafopredeter." style:family="text">
      <style:text-properties fo:color="#800000" fo:font-size="10.5pt" style:font-size-asian="10.5pt" style:font-size-complex="10.5pt"/>
    </style:style>
    <style:style style:name="P1141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1142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1143" style:parent-style-name="Fuentedepárrafopredeter." style:family="text">
      <style:text-properties fo:font-size="10.5pt" style:font-size-asian="10.5pt" style:font-size-complex="10.5pt" fo:language="en" fo:country="US"/>
    </style:style>
    <style:style style:name="T1144" style:parent-style-name="Fuentedepárrafopredeter." style:family="text">
      <style:text-properties fo:color="#800000" fo:font-size="10.5pt" style:font-size-asian="10.5pt" style:font-size-complex="10.5pt" fo:language="en" fo:country="US"/>
    </style:style>
    <style:style style:name="P1145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46" style:parent-style-name="Fuentedepárrafopredeter." style:family="text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47" style:parent-style-name="Fuentedepárrafopredeter." style:family="text">
      <style:text-properties fo:font-size="10.5pt" style:font-size-asian="10.5pt" style:font-size-complex="10.5pt" fo:language="en" fo:country="US"/>
    </style:style>
    <style:style style:name="T1148" style:parent-style-name="Fuentedepárrafopredeter." style:family="text">
      <style:text-properties fo:color="#800000" fo:font-size="10.5pt" style:font-size-asian="10.5pt" style:font-size-complex="10.5pt" fo:language="en" fo:country="US"/>
    </style:style>
    <style:style style:name="T1149" style:parent-style-name="Fuentedepárrafopredeter." style:family="text">
      <style:text-properties fo:font-size="10.5pt" style:font-size-asian="10.5pt" style:font-size-complex="10.5pt" fo:language="en" fo:country="US"/>
    </style:style>
    <style:style style:name="P1150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51" style:parent-style-name="Fuentedepárrafopredeter." style:family="text">
      <style:text-properties fo:font-size="10.5pt" style:font-size-asian="10.5pt" style:font-size-complex="10.5pt" fo:language="en" fo:country="US"/>
    </style:style>
    <style:style style:name="T1152" style:parent-style-name="Fuentedepárrafopredeter." style:family="text">
      <style:text-properties fo:color="#800000" fo:font-size="10.5pt" style:font-size-asian="10.5pt" style:font-size-complex="10.5pt" fo:language="en" fo:country="US"/>
    </style:style>
    <style:style style:name="P1153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54" style:parent-style-name="Fuentedepárrafopredeter." style:family="text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55" style:parent-style-name="Fuentedepárrafopredeter." style:family="text">
      <style:text-properties fo:font-size="10.5pt" style:font-size-asian="10.5pt" style:font-size-complex="10.5pt" fo:language="en" fo:country="US"/>
    </style:style>
    <style:style style:name="T1156" style:parent-style-name="Fuentedepárrafopredeter." style:family="text">
      <style:text-properties fo:color="#800000" fo:font-size="10.5pt" style:font-size-asian="10.5pt" style:font-size-complex="10.5pt" fo:language="en" fo:country="US"/>
    </style:style>
    <style:style style:name="P1157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58" style:parent-style-name="Fuentedepárrafopredeter." style:family="text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59" style:parent-style-name="Fuentedepárrafopredeter." style:family="text">
      <style:text-properties fo:font-size="10.5pt" style:font-size-asian="10.5pt" style:font-size-complex="10.5pt" fo:language="en" fo:country="US"/>
    </style:style>
    <style:style style:name="P1160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61" style:parent-style-name="Fuentedepárrafopredeter." style:family="text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62" style:parent-style-name="Fuentedepárrafopredeter." style:family="text">
      <style:text-properties fo:font-size="10.5pt" style:font-size-asian="10.5pt" style:font-size-complex="10.5pt" fo:language="en" fo:country="US"/>
    </style:style>
    <style:style style:name="P1163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64" style:parent-style-name="Fuentedepárrafopredeter." style:family="text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65" style:parent-style-name="Fuentedepárrafopredeter." style:family="text">
      <style:text-properties fo:font-size="10.5pt" style:font-size-asian="10.5pt" style:font-size-complex="10.5pt" fo:language="en" fo:country="US"/>
    </style:style>
    <style:style style:name="T1166" style:parent-style-name="Fuentedepárrafopredeter." style:family="text">
      <style:text-properties fo:font-size="10.5pt" style:font-size-asian="10.5pt" style:font-size-complex="10.5pt" fo:language="en" fo:country="US"/>
    </style:style>
    <style:style style:name="P1167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68" style:parent-style-name="Fuentedepárrafopredeter." style:family="text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69" style:parent-style-name="Fuentedepárrafopredeter." style:family="text">
      <style:text-properties fo:font-size="10.5pt" style:font-size-asian="10.5pt" style:font-size-complex="10.5pt" fo:language="en" fo:country="US"/>
    </style:style>
    <style:style style:name="P1170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71" style:parent-style-name="Fuentedepárrafopredeter." style:family="text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72" style:parent-style-name="Fuentedepárrafopredeter." style:family="text">
      <style:text-properties fo:font-size="10.5pt" style:font-size-asian="10.5pt" style:font-size-complex="10.5pt"/>
    </style:style>
    <style:style style:name="P1173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1174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1175" style:parent-style-name="Fuentedepárrafopredeter." style:family="text">
      <style:text-properties fo:font-size="10.5pt" style:font-size-asian="10.5pt" style:font-size-complex="10.5pt"/>
    </style:style>
    <style:style style:name="P1176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1177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1178" style:parent-style-name="Fuentedepárrafopredeter." style:family="text">
      <style:text-properties fo:font-size="10.5pt" style:font-size-asian="10.5pt" style:font-size-complex="10.5pt"/>
    </style:style>
    <style:style style:name="P1179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1180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1181" style:parent-style-name="Fuentedepárrafopredeter." style:family="text">
      <style:text-properties fo:font-size="10.5pt" style:font-size-asian="10.5pt" style:font-size-complex="10.5pt"/>
    </style:style>
    <style:style style:name="P1182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1183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1184" style:parent-style-name="Fuentedepárrafopredeter." style:family="text">
      <style:text-properties fo:font-size="10.5pt" style:font-size-asian="10.5pt" style:font-size-complex="10.5pt"/>
    </style:style>
    <style:style style:name="P1185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1186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1187" style:parent-style-name="Fuentedepárrafopredeter." style:family="text">
      <style:text-properties fo:font-size="10.5pt" style:font-size-asian="10.5pt" style:font-size-complex="10.5pt"/>
    </style:style>
    <style:style style:name="P1188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1189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1190" style:parent-style-name="Fuentedepárrafopredeter." style:family="text">
      <style:text-properties fo:font-size="10.5pt" style:font-size-asian="10.5pt" style:font-size-complex="10.5pt"/>
    </style:style>
    <style:style style:name="P1191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T1192" style:parent-style-name="Fuentedepárrafopredeter." style:family="text">
      <style:text-properties fo:font-weight="bold" style:font-weight-asian="bold" style:font-weight-complex="bold" fo:font-size="10.5pt" style:font-size-asian="10.5pt" style:font-size-complex="10.5pt"/>
    </style:style>
    <style:style style:name="T1193" style:parent-style-name="Fuentedepárrafopredeter." style:family="text">
      <style:text-properties fo:font-size="10.5pt" style:font-size-asian="10.5pt" style:font-size-complex="10.5pt"/>
    </style:style>
    <style:style style:name="P1194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95" style:parent-style-name="Fuentedepárrafopredeter." style:family="text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96" style:parent-style-name="Fuentedepárrafopredeter." style:family="text">
      <style:text-properties fo:font-size="10.5pt" style:font-size-asian="10.5pt" style:font-size-complex="10.5pt" fo:language="en" fo:country="US"/>
    </style:style>
    <style:style style:name="P1197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98" style:parent-style-name="Fuentedepárrafopredeter." style:family="text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199" style:parent-style-name="Fuentedepárrafopredeter." style:family="text">
      <style:text-properties fo:font-size="10.5pt" style:font-size-asian="10.5pt" style:font-size-complex="10.5pt" fo:language="en" fo:country="US"/>
    </style:style>
    <style:style style:name="P1200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201" style:parent-style-name="Fuentedepárrafopredeter." style:family="text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202" style:parent-style-name="Fuentedepárrafopredeter." style:family="text">
      <style:text-properties fo:font-size="10.5pt" style:font-size-asian="10.5pt" style:font-size-complex="10.5pt" fo:language="en" fo:country="US"/>
    </style:style>
    <style:style style:name="P1203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204" style:parent-style-name="Fuentedepárrafopredeter." style:family="text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205" style:parent-style-name="Fuentedepárrafopredeter." style:family="text">
      <style:text-properties fo:font-size="10.5pt" style:font-size-asian="10.5pt" style:font-size-complex="10.5pt" fo:language="en" fo:country="US"/>
    </style:style>
    <style:style style:name="P1206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207" style:parent-style-name="Fuentedepárrafopredeter." style:family="text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208" style:parent-style-name="Fuentedepárrafopredeter." style:family="text">
      <style:text-properties fo:font-size="10.5pt" style:font-size-asian="10.5pt" style:font-size-complex="10.5pt" fo:language="en" fo:country="US"/>
    </style:style>
    <style:style style:name="P1209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210" style:parent-style-name="Fuentedepárrafopredeter." style:family="text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211" style:parent-style-name="Fuentedepárrafopredeter." style:family="text">
      <style:text-properties fo:font-size="10.5pt" style:font-size-asian="10.5pt" style:font-size-complex="10.5pt" fo:language="en" fo:country="US"/>
    </style:style>
    <style:style style:name="P1212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213" style:parent-style-name="Fuentedepárrafopredeter." style:family="text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214" style:parent-style-name="Fuentedepárrafopredeter." style:family="text">
      <style:text-properties fo:font-size="10.5pt" style:font-size-asian="10.5pt" style:font-size-complex="10.5pt" fo:language="en" fo:country="US"/>
    </style:style>
    <style:style style:name="P1215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216" style:parent-style-name="Fuentedepárrafopredeter." style:family="text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217" style:parent-style-name="Fuentedepárrafopredeter." style:family="text">
      <style:text-properties fo:font-size="10.5pt" style:font-size-asian="10.5pt" style:font-size-complex="10.5pt" fo:language="en" fo:country="US"/>
    </style:style>
    <style:style style:name="P1218" style:parent-style-name="Standard" style:family="paragraph">
      <style:text-properties fo:font-weight="bold" style:font-weight-asian="bold" style:font-weight-complex="bold" fo:font-size="10.5pt" style:font-size-asian="10.5pt" style:font-size-complex="10.5pt" fo:language="en" fo:country="US"/>
    </style:style>
    <style:style style:name="T1219" style:parent-style-name="Fuentedepárrafopredeter." style:family="text">
      <style:text-properties fo:font-size="10.5pt" style:font-size-asian="10.5pt" style:font-size-complex="10.5pt" fo:language="en" fo:country="US"/>
    </style:style>
    <style:style style:name="T1220" style:parent-style-name="Fuentedepárrafopredeter." style:family="text">
      <style:text-properties fo:font-size="10.5pt" style:font-size-asian="10.5pt" style:font-size-complex="10.5pt"/>
    </style:style>
  </office:automatic-styles>
  <office:body>
    <office:text text:use-soft-page-breaks="true">
      <text:p text:style-name="P1">4. Especificación de las restricciones contextuales</text:p>
      <text:p text:style-name="Standard"/>
      <text:p text:style-name="P2">4.1. Descripción informal de las restricciones contextuales</text:p>
      <text:p text:style-name="Standard">Enumeración y descripción informal de las restricciones contextuales del<text:s/>lenguaje. En este apartado basta con copiar las restricciones contextuales que os proponemos al principio de la plantilla, cuando describimos las características del lenguaje.</text:p>
      <text:p text:style-name="Standard"/>
      <text:p text:style-name="Standard">Las restricciones contextuales relativas a esta práctica tienen que ver principalmente con que el tipo de las expresiones estén bien definidos y coincidan con el que permiten los operadores con las que van asociadas. Las restantes tienen que ver con la declaración de las variables y las instrucciones. Para las primeras he definido un<text:s/>atributo “tipo” y para las segundas un atributo “error”. Estos dos atributos tienen su enlace, ya que un posible valor del atributo “tipo” es error.</text:p>
      <text:p text:style-name="Standard"/>
      <text:p text:style-name="Standard">Las restricciones que tienen que ver con la declaración de las variables y las instrucciones son:</text:p>
      <text:p text:style-name="Standard"><text:tab/>En la<text:s/>sección de declaraciones no podrá haber variables duplicadas</text:p>
      <text:p text:style-name="Standard"><text:tab/>En la instrucción de asignación, el identificador debe haber sido declarado.</text:p>
      <text:p text:style-name="Standard"><text:tab/>A una variable de tipo real es posible asignarle un valor real, entero o natural.</text:p>
      <text:p text:style-name="Standard"><text:tab/>A una variable de tipo entero es<text:s/>posible asignarle un valor entero o real.</text:p>
      <text:p text:style-name="Standard"><text:tab/>A una variable de tipo nat, char o bool solo les puedes asignarles valores del mismo tipo.</text:p>
      <text:p text:style-name="Standard"><text:tab/>En la instrucción de lectura el identificador debe haber sido definido antes.</text:p>
      <text:p text:style-name="Standard"/>
      <text:p text:style-name="Standard">Las restricciones contextuales de las de las expresiones son las siguientes:</text:p>
      <text:p text:style-name="Standard"><text:tab/>Los operadores &lt;, &gt;, &lt;=, &gt;=, =/= son capaces de comparar entre si valores numéricos (natural con natural, natural con entero, natural con real, entero con natural, entero con entero, entero con real, real con natural con<text:s/>entero, real con real) caracteres y booleanos.</text:p>
      <text:p text:style-name="Standard"><text:tab/>Los operadores<text:s/><text:span text:style-name="T3">+</text:span>y<text:s/><text:span text:style-name="T4">–</text:span>operan solo sobre valores numéricos. El resultado será un valor real (siempre y cuando alguno de los operadores sea real), un valor entero (siempre y cuando alguno del os operandos sea entero y no haya operando reales) o un natural (solo cuando los dos operandos sean naturales).</text:p>
      <text:p text:style-name="Standard"><text:tab/>El operador<text:s/><text:span text:style-name="T5">or</text:span>opera únicamente sobre valores booleanos.</text:p>
      <text:p text:style-name="Standard"><text:tab/>Los operadores <text:s/><text:span text:style-name="T6">*</text:span>y<text:s/><text:span text:style-name="T7">/</text:span><text:s/>operan solo sobre valores numéricos. El resultado será un valor real (siempre y cuando alguno de los operandos sea real), un valor entero (siempre y cuando alguno de los operandos sea entero y no haya operandos reales) o un natural (solo cuando los dos operandos sea naturales) o un natural (solo cuando los dos operandos sean naturales).</text:p>
      <text:p text:style-name="Standard"><text:tab/>En el operador<text:s/><text:span text:style-name="T8">%</text:span><text:s/>no opera sobre valores reales, caracteres y booleanos. El primer operando puede ser entero o natural, pero el segundo operando solo puede ser natural. El tipo del resultado será el mismo que el del primer operando.</text:p>
      <text:p text:style-name="Standard"><text:tab/>El operador<text:s/><text:span text:style-name="T9">and</text:span>opera solo sobre valores booleanos.</text:p>
      <text:p text:style-name="Standard"><text:tab/>Los operadores<text:s/><text:span text:style-name="T10">&lt;&lt;</text:span>y<text:s/><text:span text:style-name="T11">&gt;&gt;</text:span>operan únicamente sobre valores naturales.</text:p>
      <text:p text:style-name="Standard"><text:tab/>El operador<text:s/><text:span text:style-name="T12">not</text:span>opera solo sobre valores booleanos.</text:p>
      <text:p text:style-name="Standard"><text:tab/>El operador<text:s/><text:span text:style-name="T13">–</text:span>opera solo sobre valores numéricos y el resultado es su operando cambiado de signo. Este resultado<text:s/>será real si el tipo del operando es real, y entero en otro caso.</text:p>
      <text:p text:style-name="Standard"><text:tab/>El operador<text:s/><text:span text:style-name="T14">(float)</text:span>admite expresiones reales, enteras, de naturales y de caracteres. En todas el resultado es real.</text:p>
      <text:p text:style-name="Standard"><text:tab/>El operador<text:s/><text:span text:style-name="T15">(int)</text:span>admite expresiones reales, enteras, de naturales y de<text:s/>caracteres. En todas el resultado es entero.</text:p>
      <text:p text:style-name="Standard"><text:tab/>El operador<text:s/><text:span text:style-name="T16">(nat)</text:span>admite solo expresiones de naturales y de caracteres y en ambas el resultado es natural.</text:p>
      <text:p text:style-name="Standard"><text:tab/>El operador<text:s/><text:span text:style-name="T17">(char)</text:span>admite solo expresiones de naturales y de caracteres y en ambas el resultado es caracter.</text:p>
      <text:p text:style-name="Standard"><text:tab/>El operador<text:s/><text:span text:style-name="T18">valor absoluto</text:span>solo admite expresiones numéricas y el resultado es real y la expresión es real o natural si la expresión que evalúa es natural o entera.</text:p>
      <text:p text:style-name="P19"/>
      <text:p text:style-name="P20"/>
      <text:p text:style-name="P21">4.2. Funciones semánticas</text:p>
      <text:p text:style-name="P22"/>
      <text:p text:style-name="P23">4.3. Atributos semánticos</text:p>
      <text:p text:style-name="Standard">Para cada categoría sintáctica<text:s/>relevante en este procesamiento enumeramos sus atributos semánticos, indicando si son heredados o sintetizados, y describiendo informalmente su propósito.</text:p>
      <text:p text:style-name="Standard"/>
      <text:p text:style-name="P24">Categoría Programa:</text:p>
      <text:p text:style-name="P25"><text:tab/>error: sintetizado. Sirve para indicar si hay errores contextuales del programa.</text:p>
      <text:p text:style-name="P26">Categoría Declaraciones:</text:p>
      <text:p text:style-name="P27"><text:tab/>error: sintetizado. Indica si hay errores en las declaraciones.</text:p>
      <text:p text:style-name="P28">Categoría Instrucciones:</text:p>
      <text:p text:style-name="P29"><text:tab/>error: sintetizado. Indica si hay errores en la sección de instrucciones.</text:p>
      <text:p text:style-name="P30">Categoría InstrucciónAsig:</text:p>
      <text:p text:style-name="P31"><text:tab/>lex: sintetizado. Proviene del analizador léxico y nos da el nombre del identificador.</text:p>
      <text:p text:style-name="Standard"><text:tab/>tipo: sintetizado. Indica el tipo del identificador.</text:p>
      <text:p text:style-name="P32">Categoria InsLectura:</text:p>
      <text:p text:style-name="P33"><text:tab/>error: indica error en instrucción de lectura.</text:p>
      <text:p text:style-name="P34">Categoría InsEscritura:</text:p>
      <text:p text:style-name="P35"><text:tab/>error: indica error en la instrucción de escritura.</text:p>
      <text:p text:style-name="P36">Categoría Expresión:</text:p>
      <text:p text:style-name="P37"><text:tab/>tipo: sintetizado. Contiene el tipo de la expresión y, en su caso, error si existe un error de tipos.</text:p>
      <text:p text:style-name="P38">Categorías opNivX:</text:p>
      <text:p text:style-name="P39"><text:tab/>op: sintetizado. Contiene el tipo de operación.</text:p>
      <text:p text:style-name="P40"><text:tab/></text:p>
      <text:p text:style-name="Standard"><text:tab/>Por ultimo hay un atributo heredado “tsh” que es la tabla de<text:s/>símbolos que proviene de las declaraciones y que heredan las categorías sintácticas Instrucciones, Instruccion, InsLectura, InsEscritura, InsAsignacion, Expresion, ExpresionNiv1, ExpresionNiv2, ExpresionNiv3 y ExpresionNiv4</text:p>
      <text:p text:style-name="P41"/>
      <text:p text:style-name="P42"/>
      <text:p text:style-name="P43"/>
      <text:p text:style-name="P44">4.4. Gramática de atributos</text:p>
      <text:p text:style-name="P45">Gramática de atributos que formaliza la comprobación de las restricciones contextuales.</text:p>
      <text:p text:style-name="P46"/>
      <text:p text:style-name="P47">Programa → Declaraciones &amp; Instrucciones</text:p>
      <text:p text:style-name="Standard"><text:span text:style-name="T48"><text:tab/>Programa.error = Declaraciones.error v Instrucciones.error <text:s/>v Declaraciones.pend =<text:s/></text:span><text:span text:style-name="T49">ⵁ</text:span></text:p>
      <text:p text:style-name="P50"><text:tab/>Instrucciones.tsh = Declaraciones.ts</text:p>
      <text:p text:style-name="P51">Declaraciones → Declaraciones ; Declaracion</text:p>
      <text:p text:style-name="Standard"><text:span text:style-name="T52"><text:tab/>Declaraciones</text:span><text:span text:style-name="T53">o</text:span><text:span text:style-name="T54">.error = Declaraciones</text:span><text:span text:style-name="T55">1</text:span><text:span text:style-name="T56">.error v Declaracion.error</text:span></text:p>
      <text:p text:style-name="P57"><text:tab/>Declaracion.tsh = Declaraciones1.ts</text:p>
      <text:p text:style-name="P58"><text:span text:style-name="T59">Declaraciones</text:span><text:span text:style-name="T60">o</text:span><text:span text:style-name="T61">.pend = Declaraciones</text:span><text:span text:style-name="T62">1</text:span><text:span text:style-name="T63">.pend unión Declaracion.pend –</text:span></text:p>
      <text:p text:style-name="P64"><text:tab/><text:tab/><text:tab/><text:tab/>( si (Declaracion.props.clase = tipo) {Dec.id}</text:p>
      <text:p text:style-name="P65"><text:span text:style-name="T66"><text:tab/></text:span><text:span text:style-name="T67"><text:tab/></text:span><text:span text:style-name="T68"><text:tab/></text:span><text:span text:style-name="T69"><text:tab/><text:s text:c="2"/>sino<text:s/></text:span><text:span text:style-name="T70">ⵁ</text:span><text:span text:style-name="T71">)</text:span></text:p>
      <text:p text:style-name="Standard"><text:span text:style-name="T72">Declaraciones →<text:s/></text:span><text:span text:style-name="T73">λ</text:span></text:p>
      <text:p text:style-name="Standard"><text:span text:style-name="T74"><text:tab/></text:span><text:span text:style-name="T75">Declaraciones.error = false</text:span></text:p>
      <text:p text:style-name="Standard"><text:span text:style-name="T76"><text:tab/>Declaracion.pend =<text:s/></text:span><text:span text:style-name="T77">ⵁ</text:span></text:p>
      <text:p text:style-name="P78">Declaracion → DeclaracionTipo</text:p>
      <text:p text:style-name="Standard"><text:span text:style-name="T79"><text:tab/></text:span><text:span text:style-name="T80">Declaracion.error <text:s/>= DeclaracionTipo.error</text:span></text:p>
      <text:p text:style-name="P81"><text:tab/>DeclaracionTipo.tsh = Declaracion.tsh</text:p>
      <text:p text:style-name="P82"><text:tab/>Declaracion.pend = DeclaracionTipo.pend</text:p>
      <text:p text:style-name="P83">Declaracion<text:s/>→ DeclaracionVariable</text:p>
      <text:soft-page-break/>
      <text:p text:style-name="Standard"><text:span text:style-name="T84"><text:tab/></text:span><text:span text:style-name="T85">Declaracion.error = DeclaracionVariable.error</text:span></text:p>
      <text:p text:style-name="P86"><text:tab/>DeclaracionVariable.tsh = Declaracion.tsh</text:p>
      <text:p text:style-name="P87"><text:tab/>Declaracion.pend = DeclaracionVariable.pend</text:p>
      <text:p text:style-name="P88">DeclaracionTipo → tipo id = Tipo</text:p>
      <text:p text:style-name="P89"><text:tab/>DeclaracionTipo.error = Tipo.error v<text:s/>exiteID(DeclaracionTipo.tsh, id.lex) v</text:p>
      <text:p text:style-name="P90"><text:tab/><text:tab/><text:tab/><text:tab/><text:tab/>¬existeRef(DeclaracionTipo.tsh,Tipo.tipo)</text:p>
      <text:p text:style-name="P91"><text:tab/>Tipo.tsh = DeclaracionTipo.tsh</text:p>
      <text:p text:style-name="P92"><text:tab/>DeclaracionTipo.pend = Tipo.pend</text:p>
      <text:p text:style-name="P93">DeclaraciónVarible → id : Tipo</text:p>
      <text:p text:style-name="P94"><text:tab/>DeclaracionVariable.error = Tipo.error v existeID(DeclaracionVariable.tsh, id.lex) v<text:s/><text:tab/><text:tab/><text:tab/><text:tab/><text:tab/><text:tab/><text:tab/>¬existeRef(DeclaracionVariable.tsh,Tipo.tipo)</text:p>
      <text:p text:style-name="P95"><text:tab/>Tipo.tsh = DeclaracionVariable.tsh</text:p>
      <text:p text:style-name="P96"><text:tab/>DeclaracionVariable.pend = Tipo.pend</text:p>
      <text:p text:style-name="P97"><text:tab/></text:p>
      <text:p text:style-name="Standard"><text:span text:style-name="T98">Tipo<text:s/></text:span><text:span text:style-name="T99">→ id</text:span></text:p>
      <text:p text:style-name="P100"><text:tab/>Tipo.error = <text:s/>si existeID(Tipo.tsh,id.lex)</text:p>
      <text:p text:style-name="P101"><text:tab/><text:tab/><text:tab/>Tipo.tsh[id.lex].clase != tipo</text:p>
      <text:p text:style-name="P102"><text:tab/><text:tab/><text:s text:c="8"/>sino<text:s/></text:p>
      <text:p text:style-name="P103"><text:span text:style-name="T104">false</text:span><text:span text:style-name="T105"><text:tab/></text:span><text:span text:style-name="T106"><text:tab/></text:span></text:p>
      <text:p text:style-name="P107"><text:tab/>Tipo.pend = <text:s/>si (¬existeID(Tipo.tsh,id.lex))</text:p>
      <text:p text:style-name="P108"><text:tab/><text:tab/><text:tab/>{id.lex}</text:p>
      <text:p text:style-name="P109"><text:tab/><text:tab/><text:s text:c="8"/>sino<text:s/></text:p>
      <text:p text:style-name="P110"><text:span text:style-name="T111">ⵁ</text:span><text:span text:style-name="T112"><text:tab/><text:s text:c="4"/></text:span></text:p>
      <text:p text:style-name="P113">Tipo → Boolean</text:p>
      <text:p text:style-name="Standard"><text:span text:style-name="T114"><text:tab/></text:span><text:span text:style-name="T115">Tipo.error = false</text:span></text:p>
      <text:p text:style-name="Standard"><text:span text:style-name="T116"><text:tab/>Tipo.pend =<text:s/></text:span><text:span text:style-name="T117">ⵁ</text:span></text:p>
      <text:p text:style-name="P118">Tipo → character</text:p>
      <text:p text:style-name="Standard"><text:span text:style-name="T119"><text:tab/></text:span><text:span text:style-name="T120">Tipo.error = false</text:span></text:p>
      <text:p text:style-name="Standard"><text:span text:style-name="T121"><text:tab/>Tipo.pend =<text:s/></text:span><text:span text:style-name="T122">ⵁ</text:span></text:p>
      <text:p text:style-name="P123">Tipo → Float</text:p>
      <text:p text:style-name="Standard"><text:span text:style-name="T124"><text:tab/></text:span><text:span text:style-name="T125">Tipo.error = false</text:span></text:p>
      <text:p text:style-name="Standard"><text:span text:style-name="T126"><text:tab/>Tipo.pend =<text:s/></text:span><text:span text:style-name="T127">ⵁ</text:span></text:p>
      <text:p text:style-name="P128">Tipo → Natural</text:p>
      <text:p text:style-name="Standard"><text:span text:style-name="T129"><text:tab/></text:span><text:span text:style-name="T130">Tipo.error<text:s/></text:span><text:span text:style-name="T131">= false</text:span></text:p>
      <text:p text:style-name="Standard"><text:span text:style-name="T132"><text:tab/>Tipo.pend =<text:s/></text:span><text:span text:style-name="T133">ⵁ</text:span></text:p>
      <text:p text:style-name="P134">Tipo → array [Expresion] of Tipo</text:p>
      <text:p text:style-name="Standard"><text:span text:style-name="T135"><text:tab/>Tipo</text:span><text:span text:style-name="T136">o</text:span><text:span text:style-name="T137">.error = Expresion.tipo.t != natural v Tipo</text:span><text:span text:style-name="T138">1</text:span><text:span text:style-name="T139">.error v ¬existeRef (Tipo</text:span><text:span text:style-name="T140">o</text:span><text:span text:style-name="T141">.tsh , Tipo</text:span><text:span text:style-name="T142">1</text:span><text:span text:style-name="T143">.tipo)</text:span></text:p>
      <text:p text:style-name="Standard"><text:span text:style-name="T144"><text:tab/>Tipo</text:span><text:span text:style-name="T145">1</text:span><text:span text:style-name="T146">.tsh = Tipo</text:span><text:span text:style-name="T147">o</text:span><text:span text:style-name="T148">.tsh</text:span></text:p>
      <text:p text:style-name="Standard"><text:span text:style-name="T149"><text:tab/>Tipo</text:span><text:span text:style-name="T150">o</text:span><text:span text:style-name="T151">.pend = Tipo</text:span><text:span text:style-name="T152">1</text:span><text:span text:style-name="T153">.pend</text:span></text:p>
      <text:p text:style-name="P154">Tipo → record { Campos }</text:p>
      <text:p text:style-name="Standard"><text:span text:style-name="T155"><text:tab/></text:span><text:span text:style-name="T156">Tipo.error = Campos.error</text:span></text:p>
      <text:p text:style-name="Standard"><text:span text:style-name="T157"><text:tab/></text:span><text:span text:style-name="T158">Campos.tsh = Tipo.tsh</text:span></text:p>
      <text:p text:style-name="P159"><text:tab/>Tipo.pend = Campos.pend</text:p>
      <text:p text:style-name="P160">Tipo → pointer Tipo</text:p>
      <text:p text:style-name="Standard"><text:span text:style-name="T161"><text:tab/></text:span><text:span text:style-name="T162">Tipo</text:span><text:span text:style-name="T163">o</text:span><text:span text:style-name="T164">.error = Tipo</text:span><text:span text:style-name="T165">1</text:span><text:span text:style-name="T166">.error</text:span></text:p>
      <text:p text:style-name="Standard"><text:span text:style-name="T167"><text:tab/></text:span><text:span text:style-name="T168">Tipo</text:span><text:span text:style-name="T169">1</text:span><text:span text:style-name="T170">.tsh = Tipo</text:span><text:span text:style-name="T171">o</text:span><text:span text:style-name="T172">.tsh</text:span></text:p>
      <text:p text:style-name="Standard"><text:span text:style-name="T173"><text:tab/>Tipo</text:span><text:span text:style-name="T174">o</text:span><text:span text:style-name="T175">.pend = Tipo</text:span><text:span text:style-name="T176">1</text:span><text:span text:style-name="T177">.pend</text:span></text:p>
      <text:p text:style-name="P178"/>
      <text:p text:style-name="P179">Campos → Campos ';' Campo</text:p>
      <text:p text:style-name="Standard"><text:span text:style-name="T180"><text:tab/></text:span><text:span text:style-name="T181">Campos</text:span><text:span text:style-name="T182">o</text:span><text:span text:style-name="T183">.error = Campos</text:span><text:span text:style-name="T184">1</text:span><text:span text:style-name="T185">.error v exiteCampo(Campos</text:span><text:span text:style-name="T186">1</text:span><text:span text:style-name="T187">.campos , Campo.id) v Campo.error</text:span></text:p>
      <text:p text:style-name="Standard"><text:span text:style-name="T188"><text:tab/>C</text:span><text:span text:style-name="T189">ampo.tsh = Campos</text:span><text:span text:style-name="T190">1</text:span><text:span text:style-name="T191">.tsh = Campos</text:span><text:span text:style-name="T192">o</text:span><text:span text:style-name="T193">.tsh</text:span></text:p>
      <text:p text:style-name="Standard"><text:span text:style-name="T194"><text:tab/>Campos</text:span><text:span text:style-name="T195">o</text:span><text:span text:style-name="T196">.pend = Campos</text:span><text:span text:style-name="T197">1</text:span><text:span text:style-name="T198">.pend unión Campo.pend</text:span></text:p>
      <text:p text:style-name="P199">Campos → Campo</text:p>
      <text:p text:style-name="Standard"><text:span text:style-name="T200"><text:tab/></text:span><text:span text:style-name="T201">Campos.error = Campo.error</text:span></text:p>
      <text:p text:style-name="P202"><text:tab/>Campo.tsh = Campos.tsh</text:p>
      <text:p text:style-name="P203"><text:tab/>Campos.pend = Campo.pend</text:p>
      <text:p text:style-name="P204">Campo → id : Tipo</text:p>
      <text:soft-page-break/>
      <text:p text:style-name="P205">Campo.error = Tipo.error v ¬existeRef(Campo.tsh , Tipo.tipo)</text:p>
      <text:p text:style-name="P206">Tipo.tsh = Campo.tsh</text:p>
      <text:p text:style-name="P207">Campo.pend = Tipo.pend</text:p>
      <text:p text:style-name="P208"/>
      <text:p text:style-name="P209">Instrucciones → Instrucciones ; Instrucción</text:p>
      <text:p text:style-name="Standard"><text:span text:style-name="T210"><text:tab/>Instrucciones</text:span><text:span text:style-name="T211">o</text:span><text:span text:style-name="T212">.error = Instrucciones</text:span><text:span text:style-name="T213">1</text:span><text:span text:style-name="T214">.error v Instrucción.error</text:span></text:p>
      <text:p text:style-name="Standard"><text:span text:style-name="T215"><text:tab/>Instruccion.tsh = Instrucciones</text:span><text:span text:style-name="T216">1</text:span><text:span text:style-name="T217">.tsh = Instrucciónes</text:span><text:span text:style-name="T218">o</text:span><text:span text:style-name="T219">.tsh</text:span></text:p>
      <text:p text:style-name="P220">Instrucciones → Instrucción</text:p>
      <text:p text:style-name="Standard"><text:span text:style-name="T221"><text:tab/></text:span><text:span text:style-name="T222">Instrucciones.error = Instrucción.error</text:span></text:p>
      <text:p text:style-name="Standard"><text:span text:style-name="T223"><text:tab/></text:span><text:span text:style-name="T224">Instrucción.tsh = Instrucciones.tsh</text:span></text:p>
      <text:p text:style-name="P225">Instrucción → InsLectura</text:p>
      <text:p text:style-name="Standard"><text:span text:style-name="T226"><text:tab/></text:span><text:span text:style-name="T227">Instrucción.error = InsLectura.error</text:span></text:p>
      <text:p text:style-name="P228"><text:tab/>InsLectura.tsh = Instrucción.tsh</text:p>
      <text:p text:style-name="P229">Instrucción → InsEscritura</text:p>
      <text:p text:style-name="Standard"><text:span text:style-name="T230"><text:tab/></text:span><text:span text:style-name="T231">Instrucción.error = InsEscritura.error</text:span></text:p>
      <text:p text:style-name="P232"><text:tab/>InsEscritura.tsh = Instrucción.tsh</text:p>
      <text:p text:style-name="P233">Instrucción → InsAsignacion</text:p>
      <text:p text:style-name="P234"><text:tab/>Instrucción.error = InsAsignacion.error <text:s/></text:p>
      <text:p text:style-name="P235"><text:tab/>InsAsignacion.tsh = Instrucción.tsh</text:p>
      <text:p text:style-name="P236">Instrucción → InsCompuesta</text:p>
      <text:p text:style-name="Standard"><text:span text:style-name="T237"><text:tab/></text:span><text:span text:style-name="T238">Instrucción.error = InsCompuesta.error</text:span></text:p>
      <text:p text:style-name="P239"><text:tab/>InsCompuesta.tsh = Instrucción.tsh</text:p>
      <text:p text:style-name="P240">Instrucción → InsIf</text:p>
      <text:p text:style-name="Standard"><text:span text:style-name="T241"><text:tab/></text:span><text:span text:style-name="T242">Instrucción.error = InsIf.error</text:span></text:p>
      <text:p text:style-name="P243"><text:tab/>InsIf.tsh = Instrucción.tsh</text:p>
      <text:p text:style-name="P244">Instrucción → InsWhile</text:p>
      <text:p text:style-name="P245"><text:tab/>Instrucción.error = InsWhile.error</text:p>
      <text:p text:style-name="P246"><text:tab/>InsWhile.tsh = Instrucción.tsh</text:p>
      <text:p text:style-name="P247">Instrucción → InsFor</text:p>
      <text:p text:style-name="P248"><text:tab/>Instrucción.error = InsFor.error</text:p>
      <text:p text:style-name="P249"><text:tab/>InsFor.tsh = Instrucción.tsh</text:p>
      <text:p text:style-name="P250">Instrucción → InsNew</text:p>
      <text:p text:style-name="Standard"><text:span text:style-name="T251"><text:tab/></text:span><text:span text:style-name="T252">Instrucción.error =InsNew.error</text:span></text:p>
      <text:p text:style-name="P253">Instrucción → InsDis</text:p>
      <text:p text:style-name="Standard"><text:span text:style-name="T254"><text:tab/></text:span><text:span text:style-name="T255">Instrucción.error = InsDis.error</text:span></text:p>
      <text:p text:style-name="P256"/>
      <text:p text:style-name="P257">InsLectura → <text:s/>in(id)</text:p>
      <text:p text:style-name="Standard"><text:span text:style-name="T258"><text:tab/></text:span><text:span text:style-name="T259">InsLectura.error = NOT existeID(InsLectura.tsh,id.lex)</text:span></text:p>
      <text:p text:style-name="P260">InsEscritura → out(Expresion)</text:p>
      <text:p text:style-name="P261"><text:tab/>InsEscritura.error = (Expresion.tipo =<text:s/>error)</text:p>
      <text:p text:style-name="P262">InsAsignación → Mem := Expresión</text:p>
      <text:p text:style-name="P263"><text:tab/>InsAsignacion.error =<text:s/>¬ esCompatible(Mem.tipo, Expresion.tipo, InsAsignacion.tsh)</text:p>
      <text:p text:style-name="P264"><text:tab/>Expresion.tsh = Mem.tsh = InsAsignacion.tsh</text:p>
      <text:p text:style-name="P265"/>
      <text:p text:style-name="P266">InsCompuesta → { Instrucciones }</text:p>
      <text:p text:style-name="P267"><text:tab/>InsCompuesta.error <text:s/>= Instrucciones.error</text:p>
      <text:p text:style-name="P268"><text:tab/>Instrucciones.tsh = InsCompuesta.tsh</text:p>
      <text:p text:style-name="P269"/>
      <text:p text:style-name="P270">InsIf → if Expresion then Instrucción Pelse</text:p>
      <text:p text:style-name="Standard"><text:span text:style-name="T271"><text:tab/></text:span><text:span text:style-name="T272">InsIf.error = Expresion.tipo != &lt;t:bool&gt; v Instru</text:span><text:span text:style-name="T273">cción.error v Pelse.error</text:span></text:p>
      <text:p text:style-name="P274"><text:tab/>Pelse.error = Instrucción.error = Expresion.tsh =InsIf.tsh</text:p>
      <text:p text:style-name="P275">PElse → else Instrucción</text:p>
      <text:p text:style-name="Standard"><text:span text:style-name="T276"><text:tab/></text:span><text:span text:style-name="T277">Pelse.error = Instrucción.error</text:span></text:p>
      <text:p text:style-name="P278"><text:tab/>Instrucción.tsh = PElse.tsh</text:p>
      <text:p text:style-name="Standard"><text:span text:style-name="T279">PElse →<text:s/></text:span><text:span text:style-name="T280">λ</text:span></text:p>
      <text:p text:style-name="Standard"><text:span text:style-name="T281"><text:tab/></text:span><text:span text:style-name="T282">Pelse.error = false</text:span></text:p>
      <text:p text:style-name="P283"/>
      <text:p text:style-name="P284">InsWhile → while Expresion do Instrucción</text:p>
      <text:p text:style-name="P285"><text:tab/>InsWhile.error = Expresion.tipo = &lt;t:bool&gt; v Instrucción.error</text:p>
      <text:soft-page-break/>
      <text:p text:style-name="P286"><text:tab/>Instrucción.tsh = Expresion.tsh = InsWhile.tsh</text:p>
      <text:p text:style-name="P287"/>
      <text:p text:style-name="P288">InsFor → for id=Expresion to Expresion do Instruccion</text:p>
      <text:p text:style-name="Standard"><text:span text:style-name="T289"><text:tab/>InsFor.error =<text:s/></text:span><text:span text:style-name="T290"><text:tab/>(Expresion0.tipo != &lt;t:natural&gt;<text:s/></text:span><text:span text:style-name="T291">˄</text:span><text:span text:style-name="T292"><text:s/>Expresion0.tipo != &lt;t:integer&gt;)<text:s/></text:span><text:span text:style-name="T293">v</text:span></text:p>
      <text:p text:style-name="P294"><text:tab/><text:tab/><text:tab/>(Expresion1.tipo != &lt;t:natural&gt; ˄ Expresion1.tipo != &lt;t:integer&gt;) v</text:p>
      <text:p text:style-name="Standard"><text:span text:style-name="T295"><text:tab/></text:span><text:span text:style-name="T296"><text:tab/></text:span><text:span text:style-name="T297"><text:tab/>(id.tipo != &lt;t:natural&gt; ˄ id.tipo !=<text:s/></text:span><text:span text:style-name="T298">&lt;t:integer&gt;)</text:span></text:p>
      <text:p text:style-name="Standard"><text:span text:style-name="T299"><text:tab/>Instrucción.tsh = Expresion1.tsh = Expresion0.tsh = InsFor.tsh</text:span></text:p>
      <text:p text:style-name="P300"/>
      <text:p text:style-name="P301"/>
      <text:p text:style-name="P302">InsNew → new Mem</text:p>
      <text:p text:style-name="Standard"><text:span text:style-name="T303"><text:tab/></text:span><text:span text:style-name="T304">InsNew.error = Mem.tipo.t != puntero</text:span></text:p>
      <text:p text:style-name="P305"/>
      <text:p text:style-name="P306">InsDis → dispose Mem</text:p>
      <text:p text:style-name="Standard"><text:span text:style-name="T307"><text:tab/></text:span><text:span text:style-name="T308">InsDis.error = Mem.tipo.t != puntero</text:span></text:p>
      <text:p text:style-name="P309"/>
      <text:p text:style-name="P310">Mem → id</text:p>
      <text:p text:style-name="Standard"><text:span text:style-name="T311"><text:tab/></text:span><text:span text:style-name="T312">Mem.tipo =</text:span><text:span text:style-name="T313"><text:tab/>si existe(Tipo.tsh , id.lex)</text:span></text:p>
      <text:p text:style-name="P314"><text:tab/><text:tab/><text:tab/><text:tab/>si Mem.tsh[id.lex].clase = var</text:p>
      <text:p text:style-name="Standard"><text:span text:style-name="T315"><text:tab/></text:span><text:span text:style-name="T316"><text:tab/></text:span><text:span text:style-name="T317"><text:tab/></text:span><text:span text:style-name="T318"><text:tab/></text:span><text:span text:style-name="T319"><text:tab/></text:span><text:span text:style-name="T320">ref!(Mem.tsh[id.lex].tipo, Mem.tsh)</text:span></text:p>
      <text:p text:style-name="Standard"><text:span text:style-name="T321"><text:tab/></text:span><text:span text:style-name="T322"><text:tab/></text:span><text:span text:style-name="T323"><text:tab/></text:span><text:span text:style-name="T324"><text:tab/></text:span><text:span text:style-name="T325">sino &lt;t:error&gt;</text:span></text:p>
      <text:p text:style-name="P326"><text:tab/><text:tab/><text:s text:c="6"/><text:tab/>sino &lt;t:error&gt;<text:tab/></text:p>
      <text:p text:style-name="P327">Mem → Mem-&gt;<text:s/></text:p>
      <text:p text:style-name="Standard"><text:span text:style-name="T328"><text:tab/></text:span><text:span text:style-name="T329">Mem0.tipo =<text:s/></text:span><text:span text:style-name="T330"><text:tab/>si<text:s/></text:span><text:span text:style-name="T331">Mem1.tipo.t = puntero</text:span></text:p>
      <text:p text:style-name="Standard"><text:span text:style-name="T332"><text:tab/></text:span><text:span text:style-name="T333"><text:tab/></text:span><text:span text:style-name="T334"><text:tab/></text:span><text:span text:style-name="T335"><text:tab/></text:span><text:span text:style-name="T336">ref!(Mem1.tipo.tbase , Mem0.tsh)</text:span></text:p>
      <text:p text:style-name="Standard"><text:span text:style-name="T337"><text:tab/></text:span><text:span text:style-name="T338"><text:tab/><text:s text:c="7"/></text:span><text:span text:style-name="T339"><text:tab/></text:span><text:span text:style-name="T340">sino &lt;t:error&gt;+</text:span></text:p>
      <text:p text:style-name="P341"><text:tab/>Mem1.tsh=Mem0.tsh</text:p>
      <text:p text:style-name="P342">Mem → Mem[Expresion]</text:p>
      <text:p text:style-name="Standard"><text:span text:style-name="T343"><text:tab/></text:span><text:span text:style-name="T344">Mem0.tipo =</text:span><text:span text:style-name="T345"><text:tab/>si Mem1.tipo.t =array<text:s/></text:span><text:span text:style-name="T346">∧</text:span><text:span text:style-name="T347"><text:s/>Expresion.tipo.t = natural</text:span></text:p>
      <text:p text:style-name="Standard"><text:span text:style-name="T348"><text:tab/></text:span><text:span text:style-name="T349"><text:tab/></text:span><text:span text:style-name="T350"><text:tab/></text:span><text:span text:style-name="T351"><text:tab/></text:span><text:span text:style-name="T352">ref!(Mem1.tipo.tbase, Mem0.tsh)</text:span></text:p>
      <text:p text:style-name="Standard"><text:span text:style-name="T353"><text:tab/></text:span><text:span text:style-name="T354"><text:tab/><text:s text:c="8"/></text:span><text:span text:style-name="T355"><text:tab/></text:span><text:span text:style-name="T356">sino &lt;t:error&gt;</text:span></text:p>
      <text:p text:style-name="P357"><text:tab/>Expresion.tsh = Mem.tsh</text:p>
      <text:p text:style-name="P358">Mem → Mem.id</text:p>
      <text:p text:style-name="Standard"><text:span text:style-name="T359"><text:tab/></text:span><text:span text:style-name="T360">Mem0.tipo =<text:s/></text:span><text:span text:style-name="T361"><text:tab/>si Mem1.tipo.t = rec</text:span></text:p>
      <text:p text:style-name="P362"><text:tab/><text:tab/><text:tab/><text:tab/>si campo?(Mem1.tipo.campos, id.lex)</text:p>
      <text:p text:style-name="P363"><text:tab/><text:tab/><text:tab/><text:tab/><text:tab/>ref!(Mem1.tipo.campos[id.lex].tipo, Mem0.tsh)</text:p>
      <text:p text:style-name="P364"><text:tab/><text:tab/><text:tab/><text:tab/>sino &lt;t:error&gt;</text:p>
      <text:p text:style-name="P365"><text:tab/><text:tab/><text:tab/>sino &lt;t:error&gt;</text:p>
      <text:p text:style-name="P366"/>
      <text:p text:style-name="P367">Expresión → ExpresiónNiv1 OpNiv0 ExpresiónNiv1</text:p>
      <text:p text:style-name="P368"><text:tab/>Expresion.tipo =</text:p>
      <text:p text:style-name="Standard"><text:span text:style-name="T369"><text:tab/></text:span><text:span text:style-name="T370"><text:tab/>si<text:s/></text:span><text:span text:style-name="T371"><text:tab/>(ExpresionNiv1</text:span><text:span text:style-name="T372">o</text:span><text:span text:style-name="T373">.tipo =<text:s/></text:span><text:span text:style-name="T374">&lt;t:error&gt;</text:span><text:span text:style-name="T375"><text:s/>v ExpresionNiv1</text:span><text:span text:style-name="T376">1</text:span><text:span text:style-name="T377">.tipo =</text:span><text:span text:style-name="T378"><text:s/>&lt;t:error&gt;</text:span><text:span text:style-name="T379">) v<text:s/></text:span><text:span text:style-name="T380"><text:tab/></text:span><text:span text:style-name="T381"><text:tab/></text:span><text:span text:style-name="T382"><text:tab/></text:span><text:span text:style-name="T383"><text:tab/></text:span><text:span text:style-name="T384"><text:tab/>(ExpresionNiv1</text:span><text:span text:style-name="T385">o</text:span><text:span text:style-name="T386">.tipo =<text:s/></text:span><text:span text:style-name="T387">&lt;t:character&gt;</text:span><text:span text:style-name="T388"><text:s/></text:span><text:span text:style-name="T389">٨</text:span><text:span text:style-name="T390"><text:s/></text:span><text:span text:style-name="T391">ExpresionNiv1</text:span><text:span text:style-name="T392">1</text:span><text:span text:style-name="T393">.tipo =/=<text:s/></text:span><text:span text:style-name="T394">&lt;t:character&gt;</text:span><text:span text:style-name="T395">) v</text:span></text:p>
      <text:p text:style-name="Standard"><text:span text:style-name="T396"><text:tab/></text:span><text:span text:style-name="T397"><text:tab/></text:span><text:span text:style-name="T398"><text:tab/>(ExpresionNiv1</text:span><text:span text:style-name="T399">o</text:span><text:span text:style-name="T400">.tipo =/=<text:s/></text:span><text:span text:style-name="T401">&lt;t:character&gt;</text:span><text:span text:style-name="T402"><text:s/></text:span><text:span text:style-name="T403">٨</text:span><text:span text:style-name="T404"><text:s/></text:span><text:span text:style-name="T405">ExpresionNiv1</text:span><text:span text:style-name="T406">1</text:span><text:span text:style-name="T407">.tipo =<text:s/></text:span><text:span text:style-name="T408">&lt;t:character</text:span><text:span text:style-name="T409">&gt;</text:span><text:span text:style-name="T410">) v</text:span></text:p>
      <text:p text:style-name="Standard"><text:span text:style-name="T411"><text:tab/><text:s/></text:span><text:span text:style-name="T412"><text:tab/></text:span><text:span text:style-name="T413"><text:tab/>(ExpresionNiv1</text:span><text:span text:style-name="T414">o</text:span><text:span text:style-name="T415">.tipo =<text:s/></text:span><text:span text:style-name="T416">&lt;t:boolean&gt;</text:span><text:span text:style-name="T417"><text:s/></text:span><text:span text:style-name="T418">٨</text:span><text:span text:style-name="T419"><text:s/></text:span><text:span text:style-name="T420">ExpresionNiv1</text:span><text:span text:style-name="T421">1</text:span><text:span text:style-name="T422">.tipo =/=<text:s/></text:span><text:span text:style-name="T423">&lt;t:boolean&gt;</text:span><text:span text:style-name="T424">) v</text:span></text:p>
      <text:p text:style-name="Standard"><text:span text:style-name="T425"><text:tab/></text:span><text:span text:style-name="T426"><text:tab/></text:span><text:span text:style-name="T427"><text:tab/>(ExpresionNiv1</text:span><text:span text:style-name="T428">o</text:span><text:span text:style-name="T429">.tipo =/=<text:s/></text:span><text:span text:style-name="T430">&lt;t:boolean&gt;</text:span><text:span text:style-name="T431"><text:s/></text:span><text:span text:style-name="T432">٨</text:span><text:span text:style-name="T433"><text:s/></text:span><text:span text:style-name="T434">ExpresionNiv1</text:span><text:span text:style-name="T435">1</text:span><text:span text:style-name="T436">.tipo =<text:s/></text:span><text:span text:style-name="T437">&lt;t:boolean&gt;</text:span><text:span text:style-name="T438">))</text:span></text:p>
      <text:p text:style-name="Standard"><text:span text:style-name="T439"><text:tab/></text:span><text:span text:style-name="T440"><text:tab/></text:span><text:span text:style-name="T441"><text:tab/></text:span><text:span text:style-name="T442"><text:tab/></text:span><text:span text:style-name="T443">&lt;t:error&gt;</text:span></text:p>
      <text:p text:style-name="P444"><text:tab/><text:tab/>sino <text:s text:c="3"/><text:tab/><text:tab/></text:p>
      <text:p text:style-name="Standard"><text:span text:style-name="T445"><text:tab/></text:span><text:span text:style-name="T446"><text:tab/></text:span><text:span text:style-name="T447"><text:tab/></text:span><text:span text:style-name="T448">&lt;t:boolean&gt;</text:span></text:p>
      <text:p text:style-name="Standard"><text:span text:style-name="T449"><text:tab/>ExpresionNiv1</text:span><text:span text:style-name="T450">1</text:span><text:span text:style-name="T451">.tsh = ExpresionNiv1</text:span><text:span text:style-name="T452">o</text:span><text:span text:style-name="T453">.tsh <text:s/>=<text:s/></text:span><text:span text:style-name="T454">Expresion.tsh</text:span></text:p>
      <text:p text:style-name="P455">Expresión → ExpresiónNiv1</text:p>
      <text:p text:style-name="Standard"><text:span text:style-name="T456"><text:tab/></text:span><text:span text:style-name="T457">Expresion.tipo = ExpresionNiv1.tipo</text:span></text:p>
      <text:p text:style-name="P458"><text:tab/>ExpresionNiv1.tsh = Expresion.tsh</text:p>
      <text:p text:style-name="P459">ExpresiónNiv1 → ExpresiónNiv1 OpNiv1 ExpresiónNiv2</text:p>
      <text:p text:style-name="Standard"><text:span text:style-name="T460"><text:tab/></text:span><text:span text:style-name="T461">ExpresionNiv1</text:span><text:span text:style-name="T462">o</text:span><text:span text:style-name="T463">.tipo =</text:span></text:p>
      <text:p text:style-name="Standard"><text:span text:style-name="T464"><text:tab/></text:span><text:span text:style-name="T465"><text:tab/>si<text:s/></text:span><text:span text:style-name="T466"><text:tab/>(ExpresionNiv1</text:span><text:span text:style-name="T467">1</text:span><text:span text:style-name="T468">.tipo =<text:s/></text:span><text:span text:style-name="T469">&lt;t:error&gt;</text:span><text:span text:style-name="T470"><text:s/>v ExpresionNiv2.tipo =<text:s/></text:span><text:span text:style-name="T471">&lt;t:error</text:span><text:span text:style-name="T472">&gt;</text:span><text:span text:style-name="T473"><text:s/>v</text:span></text:p>
      <text:p text:style-name="Standard"><text:span text:style-name="T474"><text:tab/></text:span><text:span text:style-name="T475"><text:tab/><text:s text:c="4"/></text:span><text:span text:style-name="T476"><text:tab/>(ExpresionNiv1</text:span><text:span text:style-name="T477">1</text:span><text:span text:style-name="T478">.tipo =<text:s/></text:span><text:span text:style-name="T479">&lt;t:char&gt;</text:span><text:span text:style-name="T480"><text:s/>v ExpresionNiv2.tipo =/=<text:s/></text:span><text:span text:style-name="T481">&lt;t:char&gt;</text:span><text:span text:style-name="T482">) v</text:span></text:p>
      <text:p text:style-name="Standard"><text:span text:style-name="T483"><text:tab/></text:span><text:span text:style-name="T484"><text:tab/><text:s text:c="4"/></text:span><text:span text:style-name="T485"><text:tab/>(ExpresionNiv1</text:span><text:span text:style-name="T486">1</text:span><text:span text:style-name="T487">.tipo =<text:s/></text:span><text:span text:style-name="T488">&lt;t:boolean&gt;</text:span><text:span text:style-name="T489"><text:s/></text:span><text:span text:style-name="T490">٨</text:span><text:span text:style-name="T491"><text:s/></text:span><text:span text:style-name="T492">ExpresionNiv2.tipo =/=<text:s/></text:span><text:span text:style-name="T493">&lt;t:boolean&gt;</text:span><text:span text:style-name="T494">) v</text:span></text:p>
      <text:soft-page-break/>
      <text:p text:style-name="Standard"><text:span text:style-name="T495"><text:tab/><text:s text:c="13"/></text:span><text:span text:style-name="T496"><text:tab/></text:span><text:span text:style-name="T497"><text:tab/>(ExpresionNiv1</text:span><text:span text:style-name="T498">1</text:span><text:span text:style-name="T499">.tipo =/=<text:s/></text:span><text:span text:style-name="T500">&lt;t:boolean&gt;</text:span><text:span text:style-name="T501"><text:s/></text:span><text:span text:style-name="T502">٨</text:span><text:span text:style-name="T503"><text:s/></text:span><text:span text:style-name="T504">ExpresionNiv2.tipo =<text:s/></text:span><text:span text:style-name="T505">&lt;t:boolean&gt;</text:span><text:span text:style-name="T506">))</text:span></text:p>
      <text:p text:style-name="Standard"><text:span text:style-name="T507"><text:tab/></text:span><text:span text:style-name="T508"><text:tab/></text:span><text:span text:style-name="T509"><text:tab/></text:span><text:span text:style-name="T510"><text:tab/></text:span><text:span text:style-name="T511">&lt;t:error&gt;</text:span></text:p>
      <text:p text:style-name="P512"><text:tab/><text:tab/>sino case (OpNiv1.op)</text:p>
      <text:p text:style-name="P513"><text:tab/><text:tab/><text:tab/>suma,resta:</text:p>
      <text:p text:style-name="Standard"><text:span text:style-name="T514"><text:tab/></text:span><text:span text:style-name="T515"><text:tab/></text:span><text:span text:style-name="T516"><text:tab/><text:s text:c="9"/>si (ExpresionNiv1</text:span><text:span text:style-name="T517">1</text:span><text:span text:style-name="T518">.tipo=</text:span><text:span text:style-name="T519">&lt;t:float&gt;</text:span><text:span text:style-name="T520"><text:s/>v ExpresionNiv2.tipo =<text:s/></text:span><text:span text:style-name="T521">&lt;t:float&gt;)</text:span></text:p>
      <text:p text:style-name="Standard"><text:span text:style-name="T522"><text:tab/></text:span><text:span text:style-name="T523"><text:tab/></text:span><text:span text:style-name="T524"><text:tab/></text:span><text:span text:style-name="T525"><text:tab/></text:span><text:span text:style-name="T526"><text:tab/></text:span><text:span text:style-name="T527">&lt;t:float&gt;</text:span></text:p>
      <text:p text:style-name="Standard"><text:span text:style-name="T528"><text:tab/></text:span><text:span text:style-name="T529"><text:tab/></text:span><text:span text:style-name="T530"><text:tab/><text:s text:c="9"/>sino si (ExpresionNiv1</text:span><text:span text:style-name="T531">1</text:span><text:span text:style-name="T532">.tipo =<text:s/></text:span><text:span text:style-name="T533">&lt;t:integer&gt;</text:span><text:span text:style-name="T534"><text:s/>v ExpresionNiv2.tipo =<text:s/></text:span><text:span text:style-name="T535">&lt;t:integer&gt;)</text:span></text:p>
      <text:p text:style-name="Standard"><text:span text:style-name="T536"><text:tab/></text:span><text:span text:style-name="T537"><text:tab/></text:span><text:span text:style-name="T538"><text:tab/></text:span><text:span text:style-name="T539"><text:tab/><text:s/></text:span><text:span text:style-name="T540"><text:tab/></text:span><text:span text:style-name="T541">&lt;t:integer&gt;</text:span></text:p>
      <text:p text:style-name="Standard"><text:span text:style-name="T542"><text:tab/></text:span><text:span text:style-name="T543"><text:tab/></text:span><text:span text:style-name="T544"><text:tab/></text:span><text:span text:style-name="T545"><text:s text:c="9"/>sino si (ExpresionNiv1</text:span><text:span text:style-name="T546">1</text:span><text:span text:style-name="T547">.tipo =&lt;t:natural&gt;<text:s/></text:span><text:span text:style-name="T548">٨</text:span><text:span text:style-name="T549"><text:s/></text:span><text:span text:style-name="T550">ExpresionNiv2.tipo = &lt;t:natural&gt;)</text:span></text:p>
      <text:p text:style-name="Standard"><text:span text:style-name="T551"><text:tab/></text:span><text:span text:style-name="T552"><text:tab/></text:span><text:span text:style-name="T553"><text:tab/></text:span><text:span text:style-name="T554"><text:tab/></text:span><text:span text:style-name="T555"><text:tab/><text:s/></text:span><text:span text:style-name="T556">&lt;t:natural&gt;</text:span></text:p>
      <text:p text:style-name="Standard"><text:span text:style-name="T557"><text:tab/></text:span><text:span text:style-name="T558"><text:tab/></text:span><text:span text:style-name="T559"><text:tab/><text:s text:c="9"/>sino<text:s/></text:span><text:span text:style-name="T560">&lt;t:error&gt;</text:span></text:p>
      <text:p text:style-name="P561"><text:tab/><text:tab/><text:tab/>o: <text:s/></text:p>
      <text:p text:style-name="Standard"><text:span text:style-name="T562"><text:tab/></text:span><text:span text:style-name="T563"><text:tab/></text:span><text:span text:style-name="T564"><text:tab/><text:s text:c="9"/>si (ExpresionNiv1</text:span><text:span text:style-name="T565">1</text:span><text:span text:style-name="T566">.tipo =<text:s/></text:span><text:span text:style-name="T567">&lt;t:boolean&gt;</text:span><text:span text:style-name="T568"><text:s/></text:span><text:span text:style-name="T569">٨</text:span><text:span text:style-name="T570"><text:s/></text:span><text:span text:style-name="T571">ExpresionNiv2.tipo =<text:s/></text:span><text:span text:style-name="T572">&lt;t:boolean&gt;</text:span><text:span text:style-name="T573">)</text:span></text:p>
      <text:p text:style-name="Standard"><text:span text:style-name="T574"><text:tab/></text:span><text:span text:style-name="T575"><text:tab/></text:span><text:span text:style-name="T576"><text:tab/></text:span><text:span text:style-name="T577"><text:tab/><text:s text:c="4"/></text:span><text:span text:style-name="T578"><text:tab/></text:span><text:span text:style-name="T579">&lt;t:boolean&gt;</text:span></text:p>
      <text:p text:style-name="Standard"><text:span text:style-name="T580"><text:tab/></text:span><text:span text:style-name="T581"><text:tab/></text:span><text:span text:style-name="T582"><text:tab/><text:s text:c="6"/></text:span><text:span text:style-name="T583"><text:s text:c="3"/>sino<text:s/></text:span><text:span text:style-name="T584">&lt;t:error&gt;</text:span></text:p>
      <text:p text:style-name="Standard"><text:span text:style-name="T585"><text:tab/>ExpresionNiv2.tsh = ExpresionNiv1</text:span><text:span text:style-name="T586">1</text:span><text:span text:style-name="T587">.tsh = ExpresionNiv1</text:span><text:span text:style-name="T588">o</text:span><text:span text:style-name="T589">.tsh</text:span></text:p>
      <text:p text:style-name="P590">ExpresiónNiv1 → ExpresiónNiv1 or ExpresiónNiv2</text:p>
      <text:p text:style-name="Standard"><text:span text:style-name="T591"><text:tab/></text:span><text:span text:style-name="T592">ExpresionNiv1</text:span><text:span text:style-name="T593">o</text:span><text:span text:style-name="T594">.tipo =</text:span></text:p>
      <text:p text:style-name="Standard"><text:span text:style-name="T595"><text:tab/></text:span><text:span text:style-name="T596"><text:tab/>si<text:s/></text:span><text:span text:style-name="T597"><text:tab/>(ExpresionNiv1</text:span><text:span text:style-name="T598">1</text:span><text:span text:style-name="T599">.tipo = &lt;t:error&gt; v ExpresionNiv2.tipo = &lt;t:error&gt; v</text:span></text:p>
      <text:p text:style-name="Standard"><text:span text:style-name="T600"><text:tab/></text:span><text:span text:style-name="T601"><text:tab/><text:s text:c="4"/></text:span><text:span text:style-name="T602"><text:tab/>(ExpresionNiv1</text:span><text:span text:style-name="T603">1</text:span><text:span text:style-name="T604">.tipo = &lt;t:char&gt; v ExpresionNiv2.tipo =/= &lt;t:char&gt;) v</text:span></text:p>
      <text:p text:style-name="Standard"><text:span text:style-name="T605"><text:tab/></text:span><text:span text:style-name="T606"><text:tab/><text:s text:c="4"/></text:span><text:span text:style-name="T607"><text:tab/>(ExpresionNiv1</text:span><text:span text:style-name="T608">1</text:span><text:span text:style-name="T609">.tipo = &lt;t:boolean&gt;<text:s/></text:span><text:span text:style-name="T610">٨</text:span><text:span text:style-name="T611"><text:s/></text:span><text:span text:style-name="T612">ExpresionNiv2.tipo =/= &lt;t:boolean&gt;) v</text:span></text:p>
      <text:p text:style-name="Standard"><text:span text:style-name="T613"><text:tab/><text:s text:c="13"/></text:span><text:span text:style-name="T614"><text:tab/></text:span><text:span text:style-name="T615"><text:tab/>(ExpresionNiv1</text:span><text:span text:style-name="T616">1</text:span><text:span text:style-name="T617">.tipo =/= &lt;t:boolean&gt;<text:s/></text:span><text:span text:style-name="T618">٨</text:span><text:span text:style-name="T619"><text:s/></text:span><text:span text:style-name="T620">ExpresionNiv2.tipo = &lt;t:boolean&gt;))</text:span></text:p>
      <text:p text:style-name="Standard"><text:span text:style-name="T621"><text:tab/></text:span><text:span text:style-name="T622"><text:tab/></text:span><text:span text:style-name="T623"><text:tab/></text:span><text:span text:style-name="T624"><text:tab/>&lt;t:error&gt;</text:span></text:p>
      <text:p text:style-name="P625"><text:span text:style-name="T626">sino</text:span><text:span text:style-name="T627"><text:tab/>si (ExpresionNiv1</text:span><text:span text:style-name="T628">1</text:span><text:span text:style-name="T629">.tipo = &lt;t:boolean&gt;<text:s/></text:span><text:span text:style-name="T630">٨</text:span><text:span text:style-name="T631"><text:s/></text:span><text:span text:style-name="T632">ExpresionNiv2.tipo = &lt;t:boolean&gt;)</text:span></text:p>
      <text:p text:style-name="Standard"><text:span text:style-name="T633"><text:tab/></text:span><text:span text:style-name="T634"><text:tab/></text:span><text:span text:style-name="T635"><text:tab/></text:span><text:span text:style-name="T636"><text:tab/>&lt;t:boolean&gt;</text:span></text:p>
      <text:p text:style-name="Standard"><text:span text:style-name="T637"><text:tab/></text:span><text:span text:style-name="T638"><text:tab/></text:span><text:span text:style-name="T639"><text:tab/>sino &lt;t:error&gt;</text:span></text:p>
      <text:p text:style-name="Standard"><text:span text:style-name="T640"><text:tab/>ExpresionNiv2.tsh = ExpresionNiv1</text:span><text:span text:style-name="T641">1</text:span><text:span text:style-name="T642">.tsh = ExpresionNiv1</text:span><text:span text:style-name="T643">o</text:span><text:span text:style-name="T644">.tsh</text:span></text:p>
      <text:p text:style-name="P645">ExpresiónNiv1 → ExpresiónNiv2</text:p>
      <text:p text:style-name="Standard"><text:span text:style-name="T646"><text:tab/></text:span><text:span text:style-name="T647">ExpresionNiv1.tipo = ExpresionNiv2.tipo</text:span></text:p>
      <text:p text:style-name="P648"><text:tab/>ExpresionNiv2.tsh = ExpresionNiv1.tsh</text:p>
      <text:p text:style-name="P649"/>
      <text:p text:style-name="P650">ExpresiónNiv2 → ExpresiónNiv2 OpNiv2 ExpresiónNiv3</text:p>
      <text:p text:style-name="Standard"><text:span text:style-name="T651"><text:tab/></text:span><text:span text:style-name="T652">ExpresionNiv2</text:span><text:span text:style-name="T653">o</text:span><text:span text:style-name="T654">.</text:span><text:span text:style-name="T655">tipo =</text:span></text:p>
      <text:p text:style-name="Standard"><text:span text:style-name="T656"><text:tab/></text:span><text:span text:style-name="T657"><text:tab/>si<text:s/></text:span><text:span text:style-name="T658"><text:tab/>(ExpresionNiv2</text:span><text:span text:style-name="T659">1</text:span><text:span text:style-name="T660">.tipo =<text:s/></text:span><text:span text:style-name="T661">&lt;t:error&gt;</text:span><text:span text:style-name="T662"><text:s/>v ExpresionNiv3.tipo =<text:s/></text:span><text:span text:style-name="T663">&lt;t:error&gt;</text:span><text:span text:style-name="T664"><text:s/>v</text:span></text:p>
      <text:p text:style-name="Standard"><text:span text:style-name="T665"><text:s text:c="20"/></text:span><text:span text:style-name="T666"><text:tab/></text:span><text:span text:style-name="T667"><text:tab/>ExpresionNiv2</text:span><text:span text:style-name="T668">1</text:span><text:span text:style-name="T669">.tipo =<text:s/></text:span><text:span text:style-name="T670">&lt;t:character</text:span><text:span text:style-name="T671">&gt; v ExpresionNiv3.tipo =<text:s/></text:span><text:span text:style-name="T672">&lt;t:character&gt;</text:span><text:span text:style-name="T673"><text:s/>v</text:span></text:p>
      <text:p text:style-name="Standard"><text:span text:style-name="T674"><text:tab/></text:span><text:span text:style-name="T675"><text:tab/><text:s text:c="3"/></text:span><text:span text:style-name="T676"><text:tab/>(ExpresionNiv2</text:span><text:span text:style-name="T677">1</text:span><text:span text:style-name="T678">.tipo =<text:s/></text:span><text:span text:style-name="T679">&lt;t:boolean&gt;</text:span><text:span text:style-name="T680"><text:s/></text:span><text:span text:style-name="T681">٨</text:span><text:span text:style-name="T682"><text:s/></text:span><text:span text:style-name="T683">ExpresionNiv3.tipo =/=<text:s/></text:span><text:span text:style-name="T684">&lt;t:boolean&gt;</text:span><text:span text:style-name="T685"><text:s/>v</text:span></text:p>
      <text:p text:style-name="Standard"><text:span text:style-name="T686"><text:tab/></text:span><text:span text:style-name="T687"><text:tab/><text:s text:c="4"/></text:span><text:span text:style-name="T688"><text:tab/>(ExpresionNiv2</text:span><text:span text:style-name="T689">1</text:span><text:span text:style-name="T690">.tipo =/=<text:s/></text:span><text:span text:style-name="T691">&lt;t:boolean&gt;</text:span><text:span text:style-name="T692"><text:s/></text:span><text:span text:style-name="T693">٨</text:span><text:span text:style-name="T694"><text:s/></text:span><text:span text:style-name="T695">ExpresionNiv3.tipo =<text:s/></text:span><text:span text:style-name="T696">&lt;</text:span><text:span text:style-name="T697">t:boolean&gt;</text:span><text:span text:style-name="T698">))</text:span></text:p>
      <text:p text:style-name="Standard"><text:span text:style-name="T699"><text:tab/></text:span><text:span text:style-name="T700"><text:tab/><text:s text:c="10"/></text:span><text:span text:style-name="T701"><text:tab/></text:span><text:span text:style-name="T702"><text:tab/></text:span><text:span text:style-name="T703">&lt;t:error&gt;</text:span></text:p>
      <text:p text:style-name="P704"><text:tab/><text:tab/>sino case (OpNiv2.op)</text:p>
      <text:p text:style-name="P705"><text:tab/><text:tab/><text:tab/>multiplica,divide:</text:p>
      <text:p text:style-name="Standard"><text:span text:style-name="T706"><text:tab/></text:span><text:span text:style-name="T707"><text:tab/></text:span><text:span text:style-name="T708"><text:tab/><text:s text:c="9"/></text:span><text:span text:style-name="T709"><text:tab/>si (ExpresionNiv2</text:span><text:span text:style-name="T710">1</text:span><text:span text:style-name="T711">.tipo=</text:span><text:span text:style-name="T712">&lt;t:float&gt;</text:span><text:span text:style-name="T713"><text:s/>v ExpresionNiv3.tipo =<text:s/></text:span><text:span text:style-name="T714">&lt;t:float&gt;</text:span><text:span text:style-name="T715">)</text:span></text:p>
      <text:p text:style-name="Standard"><text:span text:style-name="T716"><text:tab/></text:span><text:span text:style-name="T717"><text:tab/></text:span><text:span text:style-name="T718"><text:tab/></text:span><text:span text:style-name="T719"><text:tab/><text:s text:c="3"/></text:span><text:span text:style-name="T720"><text:tab/></text:span><text:span text:style-name="T721"><text:s/>&lt;t:float&gt;</text:span></text:p>
      <text:p text:style-name="Standard"><text:span text:style-name="T722"><text:tab/></text:span><text:span text:style-name="T723"><text:tab/></text:span><text:span text:style-name="T724"><text:tab/><text:s text:c="9"/></text:span><text:span text:style-name="T725"><text:tab/>sino si (ExpresionNiv2</text:span><text:span text:style-name="T726">1</text:span><text:span text:style-name="T727">.tipo =</text:span><text:span text:style-name="T728">&lt;t:integer&gt;</text:span><text:span text:style-name="T729"><text:s/>v ExpresionNiv3.ti</text:span><text:span text:style-name="T730">po =<text:s/></text:span><text:span text:style-name="T731">&lt;t:integer&gt;</text:span><text:span text:style-name="T732">)</text:span></text:p>
      <text:p text:style-name="Standard"><text:span text:style-name="T733"><text:tab/></text:span><text:span text:style-name="T734"><text:tab/></text:span><text:span text:style-name="T735"><text:tab/></text:span><text:span text:style-name="T736"><text:tab/></text:span><text:span text:style-name="T737"><text:tab/></text:span><text:span text:style-name="T738">&lt;t:integer&gt;</text:span></text:p>
      <text:p text:style-name="Standard"><text:span text:style-name="T739"><text:tab/></text:span><text:span text:style-name="T740"><text:tab/></text:span><text:span text:style-name="T741"><text:tab/><text:s text:c="8"/></text:span><text:span text:style-name="T742"><text:tab/>sino si (ExpresionNiv2</text:span><text:span text:style-name="T743">1</text:span><text:span text:style-name="T744">.tipo =</text:span><text:span text:style-name="T745">&lt;t:natural&gt;</text:span><text:span text:style-name="T746"><text:s/></text:span><text:span text:style-name="T747">٨</text:span><text:span text:style-name="T748"><text:s/></text:span><text:span text:style-name="T749">ExpresionNiv3.tipo=</text:span><text:span text:style-name="T750">&lt;t:natural&gt;</text:span><text:span text:style-name="T751">)</text:span></text:p>
      <text:p text:style-name="Standard"><text:span text:style-name="T752"><text:tab/></text:span><text:span text:style-name="T753"><text:tab/></text:span><text:span text:style-name="T754"><text:tab/></text:span><text:span text:style-name="T755"><text:tab/><text:s text:c="2"/></text:span><text:span text:style-name="T756"><text:tab/></text:span><text:span text:style-name="T757">&lt;t:natural&gt;</text:span></text:p>
      <text:p text:style-name="Standard"><text:span text:style-name="T758"><text:tab/></text:span><text:span text:style-name="T759"><text:tab/></text:span><text:span text:style-name="T760"><text:tab/><text:s text:c="9"/></text:span><text:span text:style-name="T761"><text:tab/>sino<text:s/></text:span><text:span text:style-name="T762">&lt;t:error&gt;</text:span></text:p>
      <text:p text:style-name="P763"><text:tab/><text:tab/><text:tab/>modulo:</text:p>
      <text:p text:style-name="Standard"><text:span text:style-name="T764"><text:tab/></text:span><text:span text:style-name="T765"><text:tab/></text:span><text:span text:style-name="T766"><text:tab/><text:s text:c="9"/></text:span><text:span text:style-name="T767"><text:tab/>si (ExpresionNiv3.tipo =<text:s/></text:span><text:span text:style-name="T768">&lt;t:natural&gt;</text:span><text:span text:style-name="T769"><text:s/></text:span><text:span text:style-name="T770">٨</text:span></text:p>
      <text:p text:style-name="Standard"><text:span text:style-name="T771"><text:tab/></text:span><text:span text:style-name="T772"><text:tab/></text:span><text:span text:style-name="T773"><text:tab/></text:span><text:span text:style-name="T774"><text:tab/></text:span><text:span text:style-name="T775"><text:tab/>(ExpresionNiv2</text:span><text:span text:style-name="T776">1</text:span><text:span text:style-name="T777">.tipo=&lt;</text:span><text:span text:style-name="T778">t:natural&gt;</text:span><text:span text:style-name="T779"><text:s/>v ExpresionNiv2</text:span><text:span text:style-name="T780">1</text:span><text:span text:style-name="T781">.tipo=</text:span><text:span text:style-name="T782">&lt;t:integer&gt;</text:span><text:span text:style-name="T783">))</text:span><text:span text:style-name="T784"><text:tab/></text:span></text:p>
      <text:p text:style-name="Standard"><text:span text:style-name="T785"><text:tab/></text:span><text:span text:style-name="T786"><text:tab/></text:span><text:span text:style-name="T787"><text:tab/></text:span><text:span text:style-name="T788"><text:tab/><text:s text:c="6"/></text:span><text:span text:style-name="T789"><text:tab/></text:span><text:span text:style-name="T790"><text:tab/>ExpresionNiv2</text:span><text:span text:style-name="T791">1</text:span><text:span text:style-name="T792">.tipo</text:span></text:p>
      <text:p text:style-name="Standard"><text:span text:style-name="T793"><text:tab/></text:span><text:span text:style-name="T794"><text:tab/></text:span><text:span text:style-name="T795"><text:tab/><text:s text:c="9"/></text:span><text:span text:style-name="T796"><text:tab/>sino <text:s text:c="4"/></text:span><text:span text:style-name="T797"><text:tab/>&lt;t:error&gt;</text:span></text:p>
      <text:soft-page-break/>
      <text:p text:style-name="P798"><text:tab/><text:tab/><text:tab/>y: <text:s/></text:p>
      <text:p text:style-name="Standard"><text:span text:style-name="T799"><text:tab/></text:span><text:span text:style-name="T800"><text:tab/></text:span><text:span text:style-name="T801"><text:tab/><text:s text:c="9"/></text:span><text:span text:style-name="T802"><text:tab/>si (ExpresionNiv2</text:span><text:span text:style-name="T803">1</text:span><text:span text:style-name="T804">.tipo =<text:s/></text:span><text:span text:style-name="T805">&lt;t:boolean&gt;</text:span><text:span text:style-name="T806"><text:s/></text:span><text:span text:style-name="T807">٨</text:span><text:span text:style-name="T808"><text:s/></text:span><text:span text:style-name="T809">ExpresionNiv3.tipo =<text:s/></text:span><text:span text:style-name="T810">&lt;t:boolean&gt;)</text:span></text:p>
      <text:p text:style-name="Standard"><text:span text:style-name="T811"><text:tab/></text:span><text:span text:style-name="T812"><text:tab/></text:span><text:span text:style-name="T813"><text:tab/></text:span><text:span text:style-name="T814"><text:tab/></text:span><text:span text:style-name="T815"><text:tab/></text:span><text:span text:style-name="T816">&lt;t:boolean&gt;</text:span></text:p>
      <text:p text:style-name="Standard"><text:span text:style-name="T817"><text:tab/></text:span><text:span text:style-name="T818"><text:tab/></text:span><text:span text:style-name="T819"><text:tab/><text:s text:c="9"/></text:span><text:span text:style-name="T820"><text:tab/>sino<text:s/></text:span><text:span text:style-name="T821"><text:tab/></text:span><text:span text:style-name="T822">&lt;t:er</text:span><text:span text:style-name="T823">ror&gt;</text:span></text:p>
      <text:p text:style-name="Standard"><text:span text:style-name="T824"><text:tab/>ExpresionNiv3.tsh = ExpresionNiv2</text:span><text:span text:style-name="T825">1</text:span><text:span text:style-name="T826">.tsh = ExpresionNiv2</text:span><text:span text:style-name="T827">o</text:span><text:span text:style-name="T828">.tsh</text:span></text:p>
      <text:p text:style-name="P829">ExpresiónNiv2 → ExpresiónNiv2 and ExpresiónNiv3</text:p>
      <text:p text:style-name="Standard"><text:span text:style-name="T830"><text:tab/></text:span><text:span text:style-name="T831">ExpresionNiv2</text:span><text:span text:style-name="T832">o</text:span><text:span text:style-name="T833">.tipo =</text:span></text:p>
      <text:p text:style-name="Standard"><text:span text:style-name="T834"><text:tab/></text:span><text:span text:style-name="T835"><text:tab/>si<text:s/></text:span><text:span text:style-name="T836"><text:tab/>(ExpresionNiv2</text:span><text:span text:style-name="T837">1</text:span><text:span text:style-name="T838">.tipo = &lt;t:error&gt; v ExpresionNiv3.tipo = &lt;t:error&gt; v</text:span></text:p>
      <text:p text:style-name="Standard"><text:span text:style-name="T839"><text:s text:c="20"/></text:span><text:span text:style-name="T840"><text:tab/></text:span><text:span text:style-name="T841"><text:tab/>ExpresionNiv2</text:span><text:span text:style-name="T842">1</text:span><text:span text:style-name="T843">.tipo = &lt;t:character&gt; v ExpresionNiv3.tipo = &lt;t:character&gt; v</text:span></text:p>
      <text:p text:style-name="Standard"><text:span text:style-name="T844"><text:tab/></text:span><text:span text:style-name="T845"><text:tab/><text:s text:c="3"/></text:span><text:span text:style-name="T846"><text:tab/>(ExpresionNiv2</text:span><text:span text:style-name="T847">1</text:span><text:span text:style-name="T848">.tipo = &lt;t:boolean&gt;<text:s/></text:span><text:span text:style-name="T849">٨</text:span><text:span text:style-name="T850"><text:s/></text:span><text:span text:style-name="T851">ExpresionNiv3.tipo =/= &lt;t:boolean&gt; v</text:span></text:p>
      <text:p text:style-name="Standard"><text:span text:style-name="T852"><text:tab/></text:span><text:span text:style-name="T853"><text:tab/><text:s text:c="4"/></text:span><text:span text:style-name="T854"><text:tab/>(ExpresionNiv2</text:span><text:span text:style-name="T855">1</text:span><text:span text:style-name="T856">.tipo =/= &lt;t:boolean&gt;<text:s/></text:span><text:span text:style-name="T857">٨</text:span><text:span text:style-name="T858"><text:s/></text:span><text:span text:style-name="T859">ExpresionNiv3.tipo = &lt;t:boolean&gt;))</text:span></text:p>
      <text:p text:style-name="Standard"><text:span text:style-name="T860"><text:tab/></text:span><text:span text:style-name="T861"><text:tab/><text:s text:c="10"/></text:span><text:span text:style-name="T862"><text:tab/></text:span><text:span text:style-name="T863"><text:tab/>&lt;t:error&gt;</text:span></text:p>
      <text:p text:style-name="Standard"><text:span text:style-name="T864"><text:tab/></text:span><text:span text:style-name="T865"><text:tab/>sino<text:s/></text:span><text:span text:style-name="T866"><text:tab/>si (ExpresionNiv2</text:span><text:span text:style-name="T867">1</text:span><text:span text:style-name="T868">.tipo = &lt;t:boolean&gt;<text:s/></text:span><text:span text:style-name="T869">٨</text:span><text:span text:style-name="T870"><text:s/></text:span><text:span text:style-name="T871">ExpresionNiv3.tipo = &lt;t:boolean&gt;)</text:span></text:p>
      <text:p text:style-name="Standard"><text:span text:style-name="T872"><text:tab/></text:span><text:span text:style-name="T873"><text:tab/></text:span><text:span text:style-name="T874"><text:tab/></text:span><text:span text:style-name="T875"><text:tab/>&lt;t:boolean&gt;</text:span></text:p>
      <text:p text:style-name="Standard"><text:span text:style-name="T876"><text:tab/></text:span><text:span text:style-name="T877"><text:tab/></text:span><text:span text:style-name="T878"><text:tab/>sino<text:s/></text:span><text:span text:style-name="T879"><text:tab/>&lt;t:error&gt;</text:span></text:p>
      <text:p text:style-name="Standard"><text:span text:style-name="T880"><text:tab/>ExpresionNiv3.tsh = ExpresionNiv2</text:span><text:span text:style-name="T881">1</text:span><text:span text:style-name="T882">.tsh = ExpresionNiv2</text:span><text:span text:style-name="T883">o</text:span><text:span text:style-name="T884">.tsh</text:span></text:p>
      <text:p text:style-name="Standard"/>
      <text:p text:style-name="P885">ExpresiónNiv2 → ExpresiónNiv3</text:p>
      <text:p text:style-name="Standard"><text:span text:style-name="T886"><text:tab/></text:span><text:span text:style-name="T887">ExpresionNiv2.tipo = ExpresionNiv3.tipo</text:span></text:p>
      <text:p text:style-name="P888"><text:tab/>ExpresionNiv3.tsh = ExpresionNiv2.tsh</text:p>
      <text:p text:style-name="P889">ExpresiónNiv3 → ExpresionNiv4 OpNiv3 ExpresiónNiv3</text:p>
      <text:p text:style-name="Standard"><text:span text:style-name="T890"><text:tab/></text:span><text:span text:style-name="T891">ExpresionNiv3</text:span><text:span text:style-name="T892">o</text:span><text:span text:style-name="T893">.tipo =</text:span></text:p>
      <text:p text:style-name="Standard"><text:span text:style-name="T894"><text:tab/></text:span><text:span text:style-name="T895"><text:tab/>si<text:s/></text:span><text:span text:style-name="T896"><text:tab/></text:span><text:span text:style-name="T897">(ExpresionNiv4.tipo =<text:s/></text:span><text:span text:style-name="T898">&lt;t:error&gt;</text:span><text:span text:style-name="T899"><text:s/>v ExpresionNiv3</text:span><text:span text:style-name="T900">1</text:span><text:span text:style-name="T901">.tipo =<text:s/></text:span><text:span text:style-name="T902">&lt;t:error&gt;</text:span><text:span text:style-name="T903"><text:s/>v</text:span></text:p>
      <text:p text:style-name="Standard"><text:span text:style-name="T904"><text:s text:c="20"/></text:span><text:span text:style-name="T905"><text:tab/></text:span><text:span text:style-name="T906"><text:tab/>ExpresionNiv4.tipo =/=</text:span><text:span text:style-name="T907"><text:s/>&lt;t:natural&gt;</text:span><text:span text:style-name="T908"><text:s/>v ExpresionNiv3</text:span><text:span text:style-name="T909">1</text:span><text:span text:style-name="T910">.tipo =/=<text:s/></text:span><text:span text:style-name="T911">&lt;t:natural&gt;</text:span><text:span text:style-name="T912">)</text:span></text:p>
      <text:p text:style-name="Standard"><text:span text:style-name="T913"><text:tab/></text:span><text:span text:style-name="T914"><text:tab/><text:s text:c="7"/></text:span><text:span text:style-name="T915"><text:tab/></text:span><text:span text:style-name="T916"><text:tab/></text:span><text:span text:style-name="T917">&lt;t:error&gt;</text:span></text:p>
      <text:p text:style-name="Standard"><text:span text:style-name="T918"><text:tab/></text:span><text:span text:style-name="T919"><text:tab/>sino<text:s/></text:span><text:span text:style-name="T920"><text:tab/></text:span><text:span text:style-name="T921">&lt;t:natural&gt;</text:span></text:p>
      <text:p text:style-name="Standard"><text:span text:style-name="T922"><text:tab/><text:s/>ExpresionNiv4.tsh = ExpresionNiv3</text:span><text:span text:style-name="T923">1</text:span><text:span text:style-name="T924">.tsh =<text:s/></text:span><text:span text:style-name="T925">ExpresionNiv3</text:span><text:span text:style-name="T926">o</text:span><text:span text:style-name="T927">.tsh</text:span></text:p>
      <text:p text:style-name="P928">ExpresiónNiv3 → ExpresiónNiv4</text:p>
      <text:p text:style-name="Standard"><text:span text:style-name="T929"><text:tab/></text:span><text:span text:style-name="T930">ExpresionNiv3.tipo =ExpresionNiv4.tipo</text:span></text:p>
      <text:p text:style-name="P931"><text:tab/>ExpresionNiv4.tsh = ExpresionNiv3.tsh</text:p>
      <text:p text:style-name="P932">ExpresiónNiv4 → OpNiv4 ExpresiónNiv4</text:p>
      <text:p text:style-name="Standard"><text:span text:style-name="T933"><text:tab/></text:span><text:span text:style-name="T934">ExpresionNiv4</text:span><text:span text:style-name="T935">o</text:span><text:span text:style-name="T936">.tipo =</text:span></text:p>
      <text:p text:style-name="Standard"><text:span text:style-name="T937"><text:tab/></text:span><text:span text:style-name="T938"><text:tab/>si (ExpresionNiv4</text:span><text:span text:style-name="T939">1</text:span><text:span text:style-name="T940">.tipo =<text:s/></text:span><text:span text:style-name="T941">&lt;t:error&gt;</text:span><text:span text:style-name="T942">)</text:span></text:p>
      <text:p text:style-name="Standard"><text:span text:style-name="T943"><text:tab/></text:span><text:span text:style-name="T944"><text:tab/><text:s text:c="10"/></text:span><text:span text:style-name="T945">&lt;t:error&gt;</text:span></text:p>
      <text:p text:style-name="P946"><text:tab/><text:tab/>sino<text:s/>case (OpNiv4.op)</text:p>
      <text:p text:style-name="P947"><text:tab/><text:tab/><text:tab/>no:</text:p>
      <text:p text:style-name="Standard"><text:span text:style-name="T948"><text:tab/></text:span><text:span text:style-name="T949"><text:tab/></text:span><text:span text:style-name="T950"><text:tab/><text:s text:c="9"/>si (ExpresionNiv4</text:span><text:span text:style-name="T951">1</text:span><text:span text:style-name="T952">.tipo=</text:span><text:span text:style-name="T953">&lt;t:boolean&gt;</text:span><text:span text:style-name="T954">)</text:span></text:p>
      <text:p text:style-name="Standard"><text:span text:style-name="T955"><text:tab/></text:span><text:span text:style-name="T956"><text:tab/></text:span><text:span text:style-name="T957"><text:tab/></text:span><text:span text:style-name="T958"><text:tab/><text:s/></text:span><text:span text:style-name="T959"><text:s text:c="3"/>&lt;t:boolean&gt;</text:span></text:p>
      <text:p text:style-name="Standard"><text:span text:style-name="T960"><text:tab/></text:span><text:span text:style-name="T961"><text:tab/></text:span><text:span text:style-name="T962"><text:tab/><text:s text:c="9"/>sino <text:s text:c="2"/></text:span><text:span text:style-name="T963">&lt;t:error&gt;</text:span></text:p>
      <text:p text:style-name="P964"><text:tab/><text:tab/><text:tab/>menos:</text:p>
      <text:p text:style-name="Standard"><text:span text:style-name="T965"><text:tab/></text:span><text:span text:style-name="T966"><text:tab/></text:span><text:span text:style-name="T967"><text:tab/><text:s text:c="9"/>si (ExpresionNiv4</text:span><text:span text:style-name="T968">1</text:span><text:span text:style-name="T969">.tipo=&lt;</text:span><text:span text:style-name="T970">t:float&gt;</text:span><text:span text:style-name="T971">)</text:span></text:p>
      <text:p text:style-name="Standard"><text:span text:style-name="T972"><text:tab/></text:span><text:span text:style-name="T973"><text:tab/></text:span><text:span text:style-name="T974"><text:tab/></text:span><text:span text:style-name="T975"><text:tab/><text:s text:c="4"/></text:span><text:span text:style-name="T976">&lt;t:float&gt;</text:span></text:p>
      <text:p text:style-name="Standard"><text:span text:style-name="T977"><text:tab/></text:span><text:span text:style-name="T978"><text:tab/></text:span><text:span text:style-name="T979"><text:tab/><text:s text:c="9"/>sino si (ExpresionNiv4</text:span><text:span text:style-name="T980">1</text:span><text:span text:style-name="T981">.tipo=</text:span><text:span text:style-name="T982">&lt;t:integer</text:span><text:span text:style-name="T983">&gt;</text:span><text:span text:style-name="T984"><text:s/>v ExpresionNiv4</text:span><text:span text:style-name="T985">1</text:span><text:span text:style-name="T986">.tipo =<text:s/></text:span><text:span text:style-name="T987">&lt;t:natural&gt;</text:span><text:span text:style-name="T988">)</text:span></text:p>
      <text:p text:style-name="Standard"><text:span text:style-name="T989"><text:tab/></text:span><text:span text:style-name="T990"><text:tab/></text:span><text:span text:style-name="T991"><text:tab/></text:span><text:span text:style-name="T992"><text:tab/></text:span><text:span text:style-name="T993"><text:tab/></text:span><text:span text:style-name="T994">&lt;t:integer&gt;</text:span></text:p>
      <text:p text:style-name="Standard"><text:span text:style-name="T995"><text:tab/></text:span><text:span text:style-name="T996"><text:tab/></text:span><text:span text:style-name="T997"><text:tab/><text:s text:c="9"/>sino<text:s/></text:span><text:span text:style-name="T998">&lt;t:error&gt;</text:span></text:p>
      <text:p text:style-name="Standard"><text:span text:style-name="T999"><text:tab/></text:span><text:span text:style-name="T1000"><text:tab/></text:span><text:span text:style-name="T1001"><text:tab/></text:span><text:span text:style-name="T1002">cast-float:</text:span></text:p>
      <text:p text:style-name="Standard"><text:span text:style-name="T1003"><text:tab/></text:span><text:span text:style-name="T1004"><text:tab/></text:span><text:span text:style-name="T1005"><text:tab/><text:s text:c="9"/>si (ExpresionNiv4</text:span><text:span text:style-name="T1006">1</text:span><text:span text:style-name="T1007">.tipo=/=<text:s/></text:span><text:span text:style-name="T1008">&lt;t:boolean&gt;</text:span><text:span text:style-name="T1009">)</text:span></text:p>
      <text:p text:style-name="Standard"><text:span text:style-name="T1010"><text:tab/></text:span><text:span text:style-name="T1011"><text:tab/></text:span><text:span text:style-name="T1012"><text:tab/></text:span><text:span text:style-name="T1013"><text:tab/><text:s text:c="2"/></text:span><text:span text:style-name="T1014"><text:s text:c="2"/>&lt;t:float&gt;</text:span></text:p>
      <text:p text:style-name="Standard"><text:span text:style-name="T1015"><text:tab/></text:span><text:span text:style-name="T1016"><text:tab/></text:span><text:span text:style-name="T1017"><text:tab/><text:s text:c="9"/></text:span><text:span text:style-name="T1018">sino<text:s/></text:span><text:span text:style-name="T1019">&lt;t:error&gt;</text:span></text:p>
      <text:p text:style-name="P1020"><text:tab/><text:tab/><text:tab/>cast-int:</text:p>
      <text:p text:style-name="Standard"><text:span text:style-name="T1021"><text:tab/></text:span><text:span text:style-name="T1022"><text:tab/></text:span><text:span text:style-name="T1023"><text:tab/><text:s text:c="9"/>si (ExpresionNiv4</text:span><text:span text:style-name="T1024">1</text:span><text:span text:style-name="T1025">.tipo=/=<text:s/></text:span><text:span text:style-name="T1026">&lt;t:boolean</text:span><text:span text:style-name="T1027">&gt;</text:span><text:span text:style-name="T1028">)</text:span></text:p>
      <text:p text:style-name="Standard"><text:span text:style-name="T1029"><text:tab/></text:span><text:span text:style-name="T1030"><text:tab/></text:span><text:span text:style-name="T1031"><text:tab/></text:span><text:span text:style-name="T1032"><text:tab/><text:s text:c="3"/></text:span><text:span text:style-name="T1033"><text:s/>&lt;t:integer&gt;</text:span></text:p>
      <text:p text:style-name="Standard"><text:span text:style-name="T1034"><text:tab/></text:span><text:span text:style-name="T1035"><text:tab/></text:span><text:span text:style-name="T1036"><text:tab/><text:s text:c="9"/>sino<text:s/></text:span><text:span text:style-name="T1037">&lt;t:error&gt;</text:span></text:p>
      <text:p text:style-name="P1038"><text:tab/><text:tab/><text:tab/>cast-nat:</text:p>
      <text:soft-page-break/>
      <text:p text:style-name="Standard"><text:span text:style-name="T1039"><text:tab/></text:span><text:span text:style-name="T1040"><text:tab/><text:s text:c="3"/></text:span><text:span text:style-name="T1041"><text:tab/><text:s text:c="9"/>si (ExpresionNiv4</text:span><text:span text:style-name="T1042">1</text:span><text:span text:style-name="T1043">.tipo=</text:span><text:span text:style-name="T1044">&lt;t:natural&gt;</text:span><text:span text:style-name="T1045"><text:s/>v ExpresionNiv4</text:span><text:span text:style-name="T1046">1</text:span><text:span text:style-name="T1047">.tipo=&lt;</text:span><text:span text:style-name="T1048">t:character&gt;</text:span><text:span text:style-name="T1049">)</text:span></text:p>
      <text:p text:style-name="Standard"><text:span text:style-name="T1050"><text:tab/></text:span><text:span text:style-name="T1051"><text:tab/></text:span><text:span text:style-name="T1052"><text:tab/></text:span><text:span text:style-name="T1053"><text:tab/></text:span><text:span text:style-name="T1054"><text:s text:c="3"/>&lt;t:natural&gt;</text:span></text:p>
      <text:p text:style-name="Standard"><text:span text:style-name="T1055"><text:tab/></text:span><text:span text:style-name="T1056"><text:tab/></text:span><text:span text:style-name="T1057"><text:tab/><text:s text:c="9"/>sino<text:s/></text:span><text:span text:style-name="T1058">&lt;t:error&gt;</text:span></text:p>
      <text:p text:style-name="P1059"><text:tab/><text:tab/><text:tab/>cast-char:</text:p>
      <text:p text:style-name="Standard"><text:span text:style-name="T1060"><text:tab/></text:span><text:span text:style-name="T1061"><text:tab/></text:span><text:span text:style-name="T1062"><text:tab/><text:s text:c="9"/>si (ExpresionNiv4</text:span><text:span text:style-name="T1063">1</text:span><text:span text:style-name="T1064">.tipo=</text:span><text:span text:style-name="T1065">&lt;</text:span><text:span text:style-name="T1066">t:natural&gt;</text:span><text:span text:style-name="T1067"><text:s/>v ExpresionNiv4</text:span><text:span text:style-name="T1068">1</text:span><text:span text:style-name="T1069">.tipo=</text:span><text:span text:style-name="T1070">&lt;t:character&gt;</text:span><text:span text:style-name="T1071">)</text:span></text:p>
      <text:p text:style-name="Standard"><text:span text:style-name="T1072"><text:tab/></text:span><text:span text:style-name="T1073"><text:tab/></text:span><text:span text:style-name="T1074"><text:tab/></text:span><text:span text:style-name="T1075"><text:tab/><text:s text:c="2"/></text:span><text:span text:style-name="T1076"><text:s/>&lt;t:character&gt;</text:span></text:p>
      <text:p text:style-name="Standard"><text:span text:style-name="T1077"><text:tab/></text:span><text:span text:style-name="T1078"><text:tab/></text:span><text:span text:style-name="T1079"><text:tab/><text:s text:c="9"/>sino<text:s/></text:span><text:span text:style-name="T1080">&lt;t:error&gt;</text:span></text:p>
      <text:p text:style-name="Standard"><text:span text:style-name="T1081"><text:tab/>ExpresionNiv4</text:span><text:span text:style-name="T1082">1</text:span><text:span text:style-name="T1083">.tsh = ExpresionNiv4</text:span><text:span text:style-name="T1084">o</text:span><text:span text:style-name="T1085">.tsh</text:span></text:p>
      <text:p text:style-name="P1086">ExpresiónNiv4 → | Expresión |</text:p>
      <text:p text:style-name="Standard"><text:span text:style-name="T1087"><text:tab/></text:span><text:span text:style-name="T1088">ExpresionNiv4.tipo =</text:span></text:p>
      <text:p text:style-name="Standard"><text:span text:style-name="T1089"><text:tab/></text:span><text:span text:style-name="T1090"><text:tab/>si (Expresion.tipo =</text:span><text:span text:style-name="T1091"><text:s/>&lt;t:error&gt;</text:span><text:span text:style-name="T1092"><text:s/>v Expresion.tipo=</text:span><text:span text:style-name="T1093">&lt;t:boolean&gt;</text:span><text:span text:style-name="T1094"><text:s/>v<text:s/></text:span><text:span text:style-name="T1095">Expresion.tipo=</text:span><text:span text:style-name="T1096">&lt;t:character&gt;</text:span><text:span text:style-name="T1097">)</text:span></text:p>
      <text:p text:style-name="Standard"><text:span text:style-name="T1098"><text:tab/></text:span><text:span text:style-name="T1099"><text:tab/><text:s text:c="10"/></text:span><text:span text:style-name="T1100"><text:tab/>&lt;t:error&gt;</text:span></text:p>
      <text:p text:style-name="Standard"><text:span text:style-name="T1101"><text:tab/></text:span><text:span text:style-name="T1102"><text:tab/>sino si (Expresion.tipo =<text:s/></text:span><text:span text:style-name="T1103">&lt;t:float&gt;</text:span><text:span text:style-name="T1104">)</text:span></text:p>
      <text:p text:style-name="Standard"><text:span text:style-name="T1105"><text:tab/></text:span><text:span text:style-name="T1106"><text:tab/></text:span><text:span text:style-name="T1107"><text:tab/></text:span><text:span text:style-name="T1108">&lt;t:float&gt;</text:span></text:p>
      <text:p text:style-name="Standard"><text:span text:style-name="T1109"><text:tab/></text:span><text:span text:style-name="T1110"><text:tab/>sino si (Expresion.tipo =<text:s/></text:span><text:span text:style-name="T1111">&lt;t:natural&gt;<text:s/></text:span><text:span text:style-name="T1112">v Expresion.tipo =<text:s/></text:span><text:span text:style-name="T1113">&lt;t:integer&gt;</text:span><text:span text:style-name="T1114">)</text:span></text:p>
      <text:p text:style-name="Standard"><text:span text:style-name="T1115"><text:tab/></text:span><text:span text:style-name="T1116"><text:tab/></text:span><text:span text:style-name="T1117"><text:tab/></text:span><text:span text:style-name="T1118">&lt;t:natural&gt;</text:span></text:p>
      <text:p text:style-name="Standard"><text:span text:style-name="T1119"><text:tab/></text:span><text:span text:style-name="T1120"><text:tab/>sino<text:s/></text:span><text:span text:style-name="T1121"><text:tab/></text:span><text:span text:style-name="T1122">&lt;t:error&gt;</text:span></text:p>
      <text:p text:style-name="P1123"><text:tab/>Expresion.tsh = ExpresionNiv4.tsh</text:p>
      <text:p text:style-name="P1124">ExpresiónNiv4 → ( Expresión )</text:p>
      <text:p text:style-name="Standard"><text:span text:style-name="T1125"><text:tab/></text:span><text:span text:style-name="T1126">ExpresionNiv4.tipo = Expresion.tipo</text:span></text:p>
      <text:p text:style-name="P1127"><text:tab/>Expresion.tsh = ExpresionNiv4.tsh</text:p>
      <text:p text:style-name="P1128">ExpresiónNiv4 → Literal</text:p>
      <text:p text:style-name="Standard"><text:span text:style-name="T1129"><text:tab/></text:span><text:span text:style-name="T1130">Expresion.tipo = Literal.tipo</text:span></text:p>
      <text:p text:style-name="Standard"><text:span text:style-name="T1131"><text:tab/></text:span><text:span text:style-name="T1132">Literal.tsh = ExpresiónNiv4.tsh</text:span></text:p>
      <text:p text:style-name="P1133">Literal → Mem</text:p>
      <text:p text:style-name="Standard"><text:span text:style-name="T1134"><text:tab/></text:span><text:span text:style-name="T1135">Literal.tipo = Mem.tipo</text:span></text:p>
      <text:p text:style-name="P1136"><text:tab/>Literal.tsh = Mem.tsh</text:p>
      <text:p text:style-name="P1137">Literal →<text:s/>litNat</text:p>
      <text:p text:style-name="Standard"><text:span text:style-name="T1138"><text:tab/></text:span><text:span text:style-name="T1139">Literal.tipo =<text:s/></text:span><text:span text:style-name="T1140">&lt;t:natural&gt;</text:span></text:p>
      <text:p text:style-name="P1141">Literal → litFlo</text:p>
      <text:p text:style-name="Standard"><text:span text:style-name="T1142"><text:tab/></text:span><text:span text:style-name="T1143">Literal.tipo =<text:s/></text:span><text:span text:style-name="T1144">&lt;t:float&gt;</text:span></text:p>
      <text:p text:style-name="P1145">Literal → litTrue</text:p>
      <text:p text:style-name="Standard"><text:span text:style-name="T1146"><text:tab/></text:span><text:span text:style-name="T1147">Literal.tipo =<text:s/></text:span><text:span text:style-name="T1148">&lt;t:boolean&gt;</text:span><text:span text:style-name="T1149"><text:tab/></text:span></text:p>
      <text:p text:style-name="P1150">Literal → litFalse</text:p>
      <text:p text:style-name="Standard"><text:span text:style-name="T1151"><text:tab/>Literal.tipo =<text:s/></text:span><text:span text:style-name="T1152">&lt;t:boolean&gt;</text:span></text:p>
      <text:p text:style-name="P1153">Literal → litCha</text:p>
      <text:p text:style-name="Standard"><text:span text:style-name="T1154"><text:tab/></text:span><text:span text:style-name="T1155">Literal.tipo =<text:s/></text:span><text:span text:style-name="T1156">&lt;t:character&gt;</text:span></text:p>
      <text:p text:style-name="P1157">OpNiv0 → &lt;</text:p>
      <text:p text:style-name="Standard"><text:span text:style-name="T1158"><text:tab/></text:span><text:span text:style-name="T1159">OpNiv0.op = menor</text:span></text:p>
      <text:p text:style-name="P1160">OpNiv0<text:s/>→ &gt;<text:tab/></text:p>
      <text:p text:style-name="Standard"><text:span text:style-name="T1161"><text:tab/></text:span><text:span text:style-name="T1162">OpNiv0.op = mayor</text:span></text:p>
      <text:p text:style-name="P1163">OpNiv0 → &lt;=</text:p>
      <text:p text:style-name="Standard"><text:span text:style-name="T1164"><text:tab/></text:span><text:span text:style-name="T1165">OpNiv0.op = menor-ig</text:span><text:span text:style-name="T1166"><text:tab/></text:span></text:p>
      <text:p text:style-name="P1167">OpNiv0 → &gt;=</text:p>
      <text:p text:style-name="Standard"><text:span text:style-name="T1168"><text:tab/></text:span><text:span text:style-name="T1169">OpNiv0.op = mayor-ig</text:span></text:p>
      <text:p text:style-name="P1170">OpNiv0 → =</text:p>
      <text:p text:style-name="Standard"><text:span text:style-name="T1171"><text:tab/></text:span><text:span text:style-name="T1172">OpNiv0.op = igual</text:span></text:p>
      <text:p text:style-name="P1173">OpNiv0 → =/=</text:p>
      <text:p text:style-name="Standard"><text:span text:style-name="T1174"><text:tab/></text:span><text:span text:style-name="T1175">OpNiv0.op = no-igual</text:span></text:p>
      <text:p text:style-name="P1176">OpNiv1 → +</text:p>
      <text:p text:style-name="Standard"><text:span text:style-name="T1177"><text:tab/></text:span><text:span text:style-name="T1178">OpNiv1.op = suma</text:span></text:p>
      <text:p text:style-name="P1179">OpNiv1 → -</text:p>
      <text:p text:style-name="Standard"><text:span text:style-name="T1180"><text:tab/></text:span><text:span text:style-name="T1181">OpNiv1.op = resta</text:span></text:p>
      <text:p text:style-name="P1182">OpNiv1 → or</text:p>
      <text:p text:style-name="Standard"><text:span text:style-name="T1183"><text:tab/></text:span><text:span text:style-name="T1184">OpNiv1.op = o</text:span></text:p>
      <text:p text:style-name="P1185">OpNiv2 → *</text:p>
      <text:p text:style-name="Standard"><text:span text:style-name="T1186"><text:tab/></text:span><text:span text:style-name="T1187">OpNiv2.op = multiplica</text:span></text:p>
      <text:p text:style-name="P1188">OpNiv2 → /</text:p>
      <text:p text:style-name="Standard"><text:span text:style-name="T1189"><text:tab/></text:span><text:span text:style-name="T1190">OpNiv2.op = divide</text:span></text:p>
      <text:soft-page-break/>
      <text:p text:style-name="P1191">OpNiv2 → %</text:p>
      <text:p text:style-name="Standard"><text:span text:style-name="T1192"><text:tab/></text:span><text:span text:style-name="T1193">OpNiv2.op = modulo</text:span></text:p>
      <text:p text:style-name="P1194">OpNiv2 → and</text:p>
      <text:p text:style-name="Standard"><text:span text:style-name="T1195"><text:tab/></text:span><text:span text:style-name="T1196">OpNiv2.op = y</text:span></text:p>
      <text:p text:style-name="P1197">OpNiv3 → &gt;&gt;</text:p>
      <text:p text:style-name="Standard"><text:span text:style-name="T1198"><text:tab/></text:span><text:span text:style-name="T1199">OpNiv3.op = shl</text:span></text:p>
      <text:p text:style-name="P1200">OpNiv3 → &lt;&lt;</text:p>
      <text:p text:style-name="Standard"><text:span text:style-name="T1201"><text:tab/></text:span><text:span text:style-name="T1202">OpNiv3.op = shr</text:span></text:p>
      <text:p text:style-name="P1203">OpNiv4 → not</text:p>
      <text:p text:style-name="Standard"><text:span text:style-name="T1204"><text:tab/></text:span><text:span text:style-name="T1205">OpNiv4.op = no</text:span></text:p>
      <text:p text:style-name="P1206">OpNiv4 → -</text:p>
      <text:p text:style-name="Standard"><text:span text:style-name="T1207"><text:tab/></text:span><text:span text:style-name="T1208">OpNiv4.op = menos</text:span></text:p>
      <text:p text:style-name="P1209">OpNiv4 → (float)</text:p>
      <text:p text:style-name="Standard"><text:span text:style-name="T1210"><text:tab/></text:span><text:span text:style-name="T1211">OpNiv4.op = cast-float</text:span></text:p>
      <text:p text:style-name="P1212">OpNiv4 → (int)</text:p>
      <text:p text:style-name="Standard"><text:span text:style-name="T1213"><text:tab/></text:span><text:span text:style-name="T1214">OpNiv4.op = cast-int</text:span></text:p>
      <text:p text:style-name="P1215">OpNiv4 → (nat)</text:p>
      <text:p text:style-name="Standard"><text:span text:style-name="T1216"><text:tab/></text:span><text:span text:style-name="T1217">OpNiv4.op = cast-nat</text:span></text:p>
      <text:p text:style-name="P1218">OpNiv4 → (char)</text:p>
      <text:p text:style-name="Standard"><text:span text:style-name="T1219"><text:tab/></text:span><text:span text:style-name="T1220">OpNiv4.op = cast-cha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horndale AMT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ector</meta:initial-creator>
    <dc:creator>Paula</dc:creator>
    <meta:creation-date>2010-01-25T12:25:00Z</meta:creation-date>
    <dc:date>2010-04-18T18:01:00Z</dc:date>
    <meta:template xlink:href="Normal" xlink:type="simple"/>
    <meta:editing-cycles>42</meta:editing-cycles>
    <meta:editing-duration>PT18780S</meta:editing-duration>
    <meta:document-statistic meta:page-count="9" meta:paragraph-count="35" meta:word-count="2758" meta:character-count="17897" meta:row-count="126" meta:non-whitespace-character-count="15174"/>
  </office:meta>
</office:document-meta>
</file>